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rridors-rrt-st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5225.33" calcext:value-type="float">
            <text:p>5225.33</text:p>
          </table:table-cell>
          <table:table-cell office:value-type="float" office:value="284.066" calcext:value-type="float">
            <text:p>284.0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771.35" calcext:value-type="float">
            <text:p>3771.35</text:p>
          </table:table-cell>
          <table:table-cell office:value-type="float" office:value="311.221" calcext:value-type="float">
            <text:p>311.2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896.82" calcext:value-type="float">
            <text:p>3896.82</text:p>
          </table:table-cell>
          <table:table-cell office:value-type="float" office:value="293.458" calcext:value-type="float">
            <text:p>293.4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274.82" calcext:value-type="float">
            <text:p>2274.82</text:p>
          </table:table-cell>
          <table:table-cell office:value-type="float" office:value="308.173" calcext:value-type="float">
            <text:p>308.1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86.69" calcext:value-type="float">
            <text:p>3186.69</text:p>
          </table:table-cell>
          <table:table-cell office:value-type="float" office:value="297.361" calcext:value-type="float">
            <text:p>297.3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92.51" calcext:value-type="float">
            <text:p>2492.51</text:p>
          </table:table-cell>
          <table:table-cell office:value-type="float" office:value="301.665" calcext:value-type="float">
            <text:p>301.6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91.9" calcext:value-type="float">
            <text:p>2991.9</text:p>
          </table:table-cell>
          <table:table-cell office:value-type="float" office:value="337.322" calcext:value-type="float">
            <text:p>337.3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95.33" calcext:value-type="float">
            <text:p>2995.33</text:p>
          </table:table-cell>
          <table:table-cell office:value-type="float" office:value="345.842" calcext:value-type="float">
            <text:p>345.8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67.4" calcext:value-type="float">
            <text:p>2467.4</text:p>
          </table:table-cell>
          <table:table-cell office:value-type="float" office:value="274.653" calcext:value-type="float">
            <text:p>274.6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46.51" calcext:value-type="float">
            <text:p>2846.51</text:p>
          </table:table-cell>
          <table:table-cell office:value-type="float" office:value="326.31" calcext:value-type="float">
            <text:p>326.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31.88" calcext:value-type="float">
            <text:p>2531.88</text:p>
          </table:table-cell>
          <table:table-cell office:value-type="float" office:value="297.544" calcext:value-type="float">
            <text:p>297.5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04.19" calcext:value-type="float">
            <text:p>3204.19</text:p>
          </table:table-cell>
          <table:table-cell office:value-type="float" office:value="275.887" calcext:value-type="float">
            <text:p>275.8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79.57" calcext:value-type="float">
            <text:p>2479.57</text:p>
          </table:table-cell>
          <table:table-cell office:value-type="float" office:value="303.039" calcext:value-type="float">
            <text:p>303.0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84.34" calcext:value-type="float">
            <text:p>3184.34</text:p>
          </table:table-cell>
          <table:table-cell office:value-type="float" office:value="335.114" calcext:value-type="float">
            <text:p>335.1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07.81" calcext:value-type="float">
            <text:p>3007.81</text:p>
          </table:table-cell>
          <table:table-cell office:value-type="float" office:value="316.352" calcext:value-type="float">
            <text:p>316.3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55.79" calcext:value-type="float">
            <text:p>3155.79</text:p>
          </table:table-cell>
          <table:table-cell office:value-type="float" office:value="327.349" calcext:value-type="float">
            <text:p>327.3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68.17" calcext:value-type="float">
            <text:p>3168.17</text:p>
          </table:table-cell>
          <table:table-cell office:value-type="float" office:value="267.8" calcext:value-type="float">
            <text:p>267.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4518.48" calcext:value-type="float">
            <text:p>4518.48</text:p>
          </table:table-cell>
          <table:table-cell office:value-type="float" office:value="256.88" calcext:value-type="float">
            <text:p>256.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589.99" calcext:value-type="float">
            <text:p>3589.99</text:p>
          </table:table-cell>
          <table:table-cell office:value-type="float" office:value="294.068" calcext:value-type="float">
            <text:p>294.0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31.56" calcext:value-type="float">
            <text:p>2431.56</text:p>
          </table:table-cell>
          <table:table-cell office:value-type="float" office:value="351.097" calcext:value-type="float">
            <text:p>351.0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06.46" calcext:value-type="float">
            <text:p>2506.46</text:p>
          </table:table-cell>
          <table:table-cell office:value-type="float" office:value="304.467" calcext:value-type="float">
            <text:p>304.4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33.34" calcext:value-type="float">
            <text:p>2933.34</text:p>
          </table:table-cell>
          <table:table-cell office:value-type="float" office:value="286.928" calcext:value-type="float">
            <text:p>286.9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95.81" calcext:value-type="float">
            <text:p>2695.81</text:p>
          </table:table-cell>
          <table:table-cell office:value-type="float" office:value="295.87" calcext:value-type="float">
            <text:p>295.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96.01" calcext:value-type="float">
            <text:p>2896.01</text:p>
          </table:table-cell>
          <table:table-cell office:value-type="float" office:value="281.358" calcext:value-type="float">
            <text:p>281.3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07.63" calcext:value-type="float">
            <text:p>2407.63</text:p>
          </table:table-cell>
          <table:table-cell office:value-type="float" office:value="279.825" calcext:value-type="float">
            <text:p>279.8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42.1" calcext:value-type="float">
            <text:p>2542.1</text:p>
          </table:table-cell>
          <table:table-cell office:value-type="float" office:value="277.886" calcext:value-type="float">
            <text:p>277.8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24.87" calcext:value-type="float">
            <text:p>2424.87</text:p>
          </table:table-cell>
          <table:table-cell office:value-type="float" office:value="316.327" calcext:value-type="float">
            <text:p>316.32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07.88" calcext:value-type="float">
            <text:p>2907.88</text:p>
          </table:table-cell>
          <table:table-cell office:value-type="float" office:value="288.085" calcext:value-type="float">
            <text:p>288.0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447.09" calcext:value-type="float">
            <text:p>2447.09</text:p>
          </table:table-cell>
          <table:table-cell office:value-type="float" office:value="299.138" calcext:value-type="float">
            <text:p>299.1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30.36" calcext:value-type="float">
            <text:p>2730.36</text:p>
          </table:table-cell>
          <table:table-cell office:value-type="float" office:value="295.239" calcext:value-type="float">
            <text:p>295.2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71.57" calcext:value-type="float">
            <text:p>2771.57</text:p>
          </table:table-cell>
          <table:table-cell office:value-type="float" office:value="272.095" calcext:value-type="float">
            <text:p>272.0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59" calcext:value-type="float">
            <text:p>2659</text:p>
          </table:table-cell>
          <table:table-cell office:value-type="float" office:value="243.587" calcext:value-type="float">
            <text:p>243.5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47.33" calcext:value-type="float">
            <text:p>2947.33</text:p>
          </table:table-cell>
          <table:table-cell office:value-type="float" office:value="257.409" calcext:value-type="float">
            <text:p>257.4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82.92" calcext:value-type="float">
            <text:p>2982.92</text:p>
          </table:table-cell>
          <table:table-cell office:value-type="float" office:value="303.081" calcext:value-type="float">
            <text:p>303.0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01.73" calcext:value-type="float">
            <text:p>2601.73</text:p>
          </table:table-cell>
          <table:table-cell office:value-type="float" office:value="324.876" calcext:value-type="float">
            <text:p>324.8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27.22" calcext:value-type="float">
            <text:p>2827.22</text:p>
          </table:table-cell>
          <table:table-cell office:value-type="float" office:value="280.555" calcext:value-type="float">
            <text:p>280.5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08.14" calcext:value-type="float">
            <text:p>2808.14</text:p>
          </table:table-cell>
          <table:table-cell office:value-type="float" office:value="233.503" calcext:value-type="float">
            <text:p>233.5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57.3" calcext:value-type="float">
            <text:p>2857.3</text:p>
          </table:table-cell>
          <table:table-cell office:value-type="float" office:value="298.059" calcext:value-type="float">
            <text:p>298.0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87.1" calcext:value-type="float">
            <text:p>2687.1</text:p>
          </table:table-cell>
          <table:table-cell office:value-type="float" office:value="302.085" calcext:value-type="float">
            <text:p>302.0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56.64" calcext:value-type="float">
            <text:p>2756.64</text:p>
          </table:table-cell>
          <table:table-cell office:value-type="float" office:value="274.499" calcext:value-type="float">
            <text:p>274.4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80.47" calcext:value-type="float">
            <text:p>2780.47</text:p>
          </table:table-cell>
          <table:table-cell office:value-type="float" office:value="323.853" calcext:value-type="float">
            <text:p>323.8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14.85" calcext:value-type="float">
            <text:p>2814.85</text:p>
          </table:table-cell>
          <table:table-cell office:value-type="float" office:value="285.103" calcext:value-type="float">
            <text:p>285.1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33.99" calcext:value-type="float">
            <text:p>2833.99</text:p>
          </table:table-cell>
          <table:table-cell office:value-type="float" office:value="283.434" calcext:value-type="float">
            <text:p>283.4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22.57" calcext:value-type="float">
            <text:p>2922.57</text:p>
          </table:table-cell>
          <table:table-cell office:value-type="float" office:value="275.033" calcext:value-type="float">
            <text:p>275.0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41.77" calcext:value-type="float">
            <text:p>2841.77</text:p>
          </table:table-cell>
          <table:table-cell office:value-type="float" office:value="296.854" calcext:value-type="float">
            <text:p>296.8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66.76" calcext:value-type="float">
            <text:p>2866.76</text:p>
          </table:table-cell>
          <table:table-cell office:value-type="float" office:value="242.672" calcext:value-type="float">
            <text:p>242.6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19.26" calcext:value-type="float">
            <text:p>2619.26</text:p>
          </table:table-cell>
          <table:table-cell office:value-type="float" office:value="302.607" calcext:value-type="float">
            <text:p>302.6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40.68" calcext:value-type="float">
            <text:p>3040.68</text:p>
          </table:table-cell>
          <table:table-cell office:value-type="float" office:value="312.189" calcext:value-type="float">
            <text:p>312.1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28.2" calcext:value-type="float">
            <text:p>2628.2</text:p>
          </table:table-cell>
          <table:table-cell office:value-type="float" office:value="306.318" calcext:value-type="float">
            <text:p>306.3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11.96" calcext:value-type="float">
            <text:p>2811.96</text:p>
          </table:table-cell>
          <table:table-cell office:value-type="float" office:value="279.661" calcext:value-type="float">
            <text:p>279.6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54.36" calcext:value-type="float">
            <text:p>2854.36</text:p>
          </table:table-cell>
          <table:table-cell office:value-type="float" office:value="317.172" calcext:value-type="float">
            <text:p>317.1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373.83" calcext:value-type="float">
            <text:p>2373.83</text:p>
          </table:table-cell>
          <table:table-cell office:value-type="float" office:value="297.938" calcext:value-type="float">
            <text:p>297.9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12.18" calcext:value-type="float">
            <text:p>2812.18</text:p>
          </table:table-cell>
          <table:table-cell office:value-type="float" office:value="291.526" calcext:value-type="float">
            <text:p>291.5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49.75" calcext:value-type="float">
            <text:p>2649.75</text:p>
          </table:table-cell>
          <table:table-cell office:value-type="float" office:value="280.62" calcext:value-type="float">
            <text:p>280.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34.66" calcext:value-type="float">
            <text:p>2734.66</text:p>
          </table:table-cell>
          <table:table-cell office:value-type="float" office:value="275.914" calcext:value-type="float">
            <text:p>275.9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94.16" calcext:value-type="float">
            <text:p>2694.16</text:p>
          </table:table-cell>
          <table:table-cell office:value-type="float" office:value="287.223" calcext:value-type="float">
            <text:p>287.2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18.54" calcext:value-type="float">
            <text:p>2518.54</text:p>
          </table:table-cell>
          <table:table-cell office:value-type="float" office:value="250.034" calcext:value-type="float">
            <text:p>250.0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90.57" calcext:value-type="float">
            <text:p>2590.57</text:p>
          </table:table-cell>
          <table:table-cell office:value-type="float" office:value="252.732" calcext:value-type="float">
            <text:p>252.7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07.26" calcext:value-type="float">
            <text:p>2807.26</text:p>
          </table:table-cell>
          <table:table-cell office:value-type="float" office:value="302.283" calcext:value-type="float">
            <text:p>302.2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38.49" calcext:value-type="float">
            <text:p>2938.49</text:p>
          </table:table-cell>
          <table:table-cell office:value-type="float" office:value="332.201" calcext:value-type="float">
            <text:p>332.2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178.85" calcext:value-type="float">
            <text:p>3178.85</text:p>
          </table:table-cell>
          <table:table-cell office:value-type="float" office:value="277.311" calcext:value-type="float">
            <text:p>277.3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80.08" calcext:value-type="float">
            <text:p>3080.08</text:p>
          </table:table-cell>
          <table:table-cell office:value-type="float" office:value="292.005" calcext:value-type="float">
            <text:p>292.0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60.08" calcext:value-type="float">
            <text:p>3060.08</text:p>
          </table:table-cell>
          <table:table-cell office:value-type="float" office:value="270.787" calcext:value-type="float">
            <text:p>270.7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298.12" calcext:value-type="float">
            <text:p>2298.12</text:p>
          </table:table-cell>
          <table:table-cell office:value-type="float" office:value="273.356" calcext:value-type="float">
            <text:p>273.3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25.65" calcext:value-type="float">
            <text:p>2825.65</text:p>
          </table:table-cell>
          <table:table-cell office:value-type="float" office:value="289.298" calcext:value-type="float">
            <text:p>289.2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14.46" calcext:value-type="float">
            <text:p>2614.46</text:p>
          </table:table-cell>
          <table:table-cell office:value-type="float" office:value="347.347" calcext:value-type="float">
            <text:p>347.3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54.83" calcext:value-type="float">
            <text:p>2654.83</text:p>
          </table:table-cell>
          <table:table-cell office:value-type="float" office:value="293.89" calcext:value-type="float">
            <text:p>293.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83.39" calcext:value-type="float">
            <text:p>2883.39</text:p>
          </table:table-cell>
          <table:table-cell office:value-type="float" office:value="253.311" calcext:value-type="float">
            <text:p>253.3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18.45" calcext:value-type="float">
            <text:p>2818.45</text:p>
          </table:table-cell>
          <table:table-cell office:value-type="float" office:value="275.449" calcext:value-type="float">
            <text:p>275.4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44.47" calcext:value-type="float">
            <text:p>2844.47</text:p>
          </table:table-cell>
          <table:table-cell office:value-type="float" office:value="289.172" calcext:value-type="float">
            <text:p>289.1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43.98" calcext:value-type="float">
            <text:p>2543.98</text:p>
          </table:table-cell>
          <table:table-cell office:value-type="float" office:value="291.06" calcext:value-type="float">
            <text:p>291.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64.69" calcext:value-type="float">
            <text:p>2564.69</text:p>
          </table:table-cell>
          <table:table-cell office:value-type="float" office:value="287.017" calcext:value-type="float">
            <text:p>287.0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39.09" calcext:value-type="float">
            <text:p>2839.09</text:p>
          </table:table-cell>
          <table:table-cell office:value-type="float" office:value="325.731" calcext:value-type="float">
            <text:p>325.7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34.32" calcext:value-type="float">
            <text:p>2934.32</text:p>
          </table:table-cell>
          <table:table-cell office:value-type="float" office:value="266.522" calcext:value-type="float">
            <text:p>266.5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82.74" calcext:value-type="float">
            <text:p>2882.74</text:p>
          </table:table-cell>
          <table:table-cell office:value-type="float" office:value="248.568" calcext:value-type="float">
            <text:p>248.5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04.84" calcext:value-type="float">
            <text:p>2804.84</text:p>
          </table:table-cell>
          <table:table-cell office:value-type="float" office:value="275.639" calcext:value-type="float">
            <text:p>275.6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09.31" calcext:value-type="float">
            <text:p>2809.31</text:p>
          </table:table-cell>
          <table:table-cell office:value-type="float" office:value="335.819" calcext:value-type="float">
            <text:p>335.8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76.68" calcext:value-type="float">
            <text:p>2776.68</text:p>
          </table:table-cell>
          <table:table-cell office:value-type="float" office:value="287.552" calcext:value-type="float">
            <text:p>287.5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551.95" calcext:value-type="float">
            <text:p>2551.95</text:p>
          </table:table-cell>
          <table:table-cell office:value-type="float" office:value="287.672" calcext:value-type="float">
            <text:p>287.6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98.97" calcext:value-type="float">
            <text:p>2698.97</text:p>
          </table:table-cell>
          <table:table-cell office:value-type="float" office:value="299.432" calcext:value-type="float">
            <text:p>299.4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22.21" calcext:value-type="float">
            <text:p>2822.21</text:p>
          </table:table-cell>
          <table:table-cell office:value-type="float" office:value="323.392" calcext:value-type="float">
            <text:p>323.3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62.43" calcext:value-type="float">
            <text:p>2662.43</text:p>
          </table:table-cell>
          <table:table-cell office:value-type="float" office:value="298.117" calcext:value-type="float">
            <text:p>298.1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27.68" calcext:value-type="float">
            <text:p>2727.68</text:p>
          </table:table-cell>
          <table:table-cell office:value-type="float" office:value="309.754" calcext:value-type="float">
            <text:p>309.7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70.1" calcext:value-type="float">
            <text:p>2970.1</text:p>
          </table:table-cell>
          <table:table-cell office:value-type="float" office:value="291.008" calcext:value-type="float">
            <text:p>291.0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30.04" calcext:value-type="float">
            <text:p>2830.04</text:p>
          </table:table-cell>
          <table:table-cell office:value-type="float" office:value="328.555" calcext:value-type="float">
            <text:p>328.5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13.49" calcext:value-type="float">
            <text:p>2913.49</text:p>
          </table:table-cell>
          <table:table-cell office:value-type="float" office:value="310.052" calcext:value-type="float">
            <text:p>310.0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16.35" calcext:value-type="float">
            <text:p>2716.35</text:p>
          </table:table-cell>
          <table:table-cell office:value-type="float" office:value="330.374" calcext:value-type="float">
            <text:p>330.3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90.11" calcext:value-type="float">
            <text:p>2890.11</text:p>
          </table:table-cell>
          <table:table-cell office:value-type="float" office:value="314.3" calcext:value-type="float">
            <text:p>314.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06.28" calcext:value-type="float">
            <text:p>2706.28</text:p>
          </table:table-cell>
          <table:table-cell office:value-type="float" office:value="344.287" calcext:value-type="float">
            <text:p>344.2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92.27" calcext:value-type="float">
            <text:p>2692.27</text:p>
          </table:table-cell>
          <table:table-cell office:value-type="float" office:value="276.66" calcext:value-type="float">
            <text:p>276.6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618.41" calcext:value-type="float">
            <text:p>2618.41</text:p>
          </table:table-cell>
          <table:table-cell office:value-type="float" office:value="277.352" calcext:value-type="float">
            <text:p>277.3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92.37" calcext:value-type="float">
            <text:p>2892.37</text:p>
          </table:table-cell>
          <table:table-cell office:value-type="float" office:value="279.78" calcext:value-type="float">
            <text:p>279.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46.45" calcext:value-type="float">
            <text:p>3346.45</text:p>
          </table:table-cell>
          <table:table-cell office:value-type="float" office:value="295.063" calcext:value-type="float">
            <text:p>295.0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248.31" calcext:value-type="float">
            <text:p>3248.31</text:p>
          </table:table-cell>
          <table:table-cell office:value-type="float" office:value="285.269" calcext:value-type="float">
            <text:p>285.2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05.7" calcext:value-type="float">
            <text:p>2705.7</text:p>
          </table:table-cell>
          <table:table-cell office:value-type="float" office:value="268.493" calcext:value-type="float">
            <text:p>268.4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792.2" calcext:value-type="float">
            <text:p>2792.2</text:p>
          </table:table-cell>
          <table:table-cell office:value-type="float" office:value="326.636" calcext:value-type="float">
            <text:p>326.6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363.26" calcext:value-type="float">
            <text:p>3363.26</text:p>
          </table:table-cell>
          <table:table-cell office:value-type="float" office:value="278.138" calcext:value-type="float">
            <text:p>278.1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3042.13" calcext:value-type="float">
            <text:p>3042.13</text:p>
          </table:table-cell>
          <table:table-cell office:value-type="float" office:value="273.036" calcext:value-type="float">
            <text:p>273.0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983.45" calcext:value-type="float">
            <text:p>2983.45</text:p>
          </table:table-cell>
          <table:table-cell office:value-type="float" office:value="294.313" calcext:value-type="float">
            <text:p>294.3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89.882" calcext:value-type="float">
            <text:p>289.882</text:p>
          </table:table-cell>
          <table:table-cell office:value-type="float" office:value="315.164" calcext:value-type="float">
            <text:p>315.164</text:p>
          </table:table-cell>
          <table:table-cell office:value-type="float" office:value="428.619" calcext:value-type="float">
            <text:p>428.619</text:p>
          </table:table-cell>
          <table:table-cell office:value-type="float" office:value="2878.18" calcext:value-type="float">
            <text:p>2878.18</text:p>
          </table:table-cell>
          <table:table-cell office:value-type="float" office:value="270.217" calcext:value-type="float">
            <text:p>270.21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80.02" calcext:value-type="float">
            <text:p>1980.02</text:p>
          </table:table-cell>
          <table:table-cell office:value-type="float" office:value="447.349" calcext:value-type="float">
            <text:p>447.3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67.48" calcext:value-type="float">
            <text:p>2067.48</text:p>
          </table:table-cell>
          <table:table-cell office:value-type="float" office:value="407.239" calcext:value-type="float">
            <text:p>407.2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10.32" calcext:value-type="float">
            <text:p>2310.32</text:p>
          </table:table-cell>
          <table:table-cell office:value-type="float" office:value="394.747" calcext:value-type="float">
            <text:p>394.7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60.62" calcext:value-type="float">
            <text:p>2060.62</text:p>
          </table:table-cell>
          <table:table-cell office:value-type="float" office:value="403.033" calcext:value-type="float">
            <text:p>403.0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30.01" calcext:value-type="float">
            <text:p>2230.01</text:p>
          </table:table-cell>
          <table:table-cell office:value-type="float" office:value="403.867" calcext:value-type="float">
            <text:p>403.8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84.06" calcext:value-type="float">
            <text:p>2484.06</text:p>
          </table:table-cell>
          <table:table-cell office:value-type="float" office:value="411.326" calcext:value-type="float">
            <text:p>411.3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83.96" calcext:value-type="float">
            <text:p>2283.96</text:p>
          </table:table-cell>
          <table:table-cell office:value-type="float" office:value="433.039" calcext:value-type="float">
            <text:p>433.0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44.44" calcext:value-type="float">
            <text:p>2244.44</text:p>
          </table:table-cell>
          <table:table-cell office:value-type="float" office:value="403.076" calcext:value-type="float">
            <text:p>403.0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87.76" calcext:value-type="float">
            <text:p>2487.76</text:p>
          </table:table-cell>
          <table:table-cell office:value-type="float" office:value="431.677" calcext:value-type="float">
            <text:p>431.6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17.74" calcext:value-type="float">
            <text:p>2217.74</text:p>
          </table:table-cell>
          <table:table-cell office:value-type="float" office:value="424.707" calcext:value-type="float">
            <text:p>424.7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04.45" calcext:value-type="float">
            <text:p>2004.45</text:p>
          </table:table-cell>
          <table:table-cell office:value-type="float" office:value="415.302" calcext:value-type="float">
            <text:p>415.3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87.95" calcext:value-type="float">
            <text:p>2687.95</text:p>
          </table:table-cell>
          <table:table-cell office:value-type="float" office:value="395.681" calcext:value-type="float">
            <text:p>395.68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90.74" calcext:value-type="float">
            <text:p>1990.74</text:p>
          </table:table-cell>
          <table:table-cell office:value-type="float" office:value="414.88" calcext:value-type="float">
            <text:p>414.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53.76" calcext:value-type="float">
            <text:p>2353.76</text:p>
          </table:table-cell>
          <table:table-cell office:value-type="float" office:value="392.739" calcext:value-type="float">
            <text:p>392.7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40.59" calcext:value-type="float">
            <text:p>2440.59</text:p>
          </table:table-cell>
          <table:table-cell office:value-type="float" office:value="431.593" calcext:value-type="float">
            <text:p>431.5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37.23" calcext:value-type="float">
            <text:p>2237.23</text:p>
          </table:table-cell>
          <table:table-cell office:value-type="float" office:value="417.329" calcext:value-type="float">
            <text:p>417.32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28.86" calcext:value-type="float">
            <text:p>2328.86</text:p>
          </table:table-cell>
          <table:table-cell office:value-type="float" office:value="408.262" calcext:value-type="float">
            <text:p>408.2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39.07" calcext:value-type="float">
            <text:p>2239.07</text:p>
          </table:table-cell>
          <table:table-cell office:value-type="float" office:value="388.821" calcext:value-type="float">
            <text:p>388.8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80.44" calcext:value-type="float">
            <text:p>2680.44</text:p>
          </table:table-cell>
          <table:table-cell office:value-type="float" office:value="376.917" calcext:value-type="float">
            <text:p>376.9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31.8" calcext:value-type="float">
            <text:p>2231.8</text:p>
          </table:table-cell>
          <table:table-cell office:value-type="float" office:value="417.158" calcext:value-type="float">
            <text:p>417.1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52.47" calcext:value-type="float">
            <text:p>2352.47</text:p>
          </table:table-cell>
          <table:table-cell office:value-type="float" office:value="416.217" calcext:value-type="float">
            <text:p>416.2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88.22" calcext:value-type="float">
            <text:p>1988.22</text:p>
          </table:table-cell>
          <table:table-cell office:value-type="float" office:value="402.138" calcext:value-type="float">
            <text:p>402.1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81.82" calcext:value-type="float">
            <text:p>1981.82</text:p>
          </table:table-cell>
          <table:table-cell office:value-type="float" office:value="442.52" calcext:value-type="float">
            <text:p>442.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41.47" calcext:value-type="float">
            <text:p>2041.47</text:p>
          </table:table-cell>
          <table:table-cell office:value-type="float" office:value="460.989" calcext:value-type="float">
            <text:p>460.9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095.75" calcext:value-type="float">
            <text:p>3095.75</text:p>
          </table:table-cell>
          <table:table-cell office:value-type="float" office:value="405.432" calcext:value-type="float">
            <text:p>405.4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96.07" calcext:value-type="float">
            <text:p>2296.07</text:p>
          </table:table-cell>
          <table:table-cell office:value-type="float" office:value="399.003" calcext:value-type="float">
            <text:p>399.0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58.84" calcext:value-type="float">
            <text:p>2858.84</text:p>
          </table:table-cell>
          <table:table-cell office:value-type="float" office:value="398.538" calcext:value-type="float">
            <text:p>398.5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30.8" calcext:value-type="float">
            <text:p>2530.8</text:p>
          </table:table-cell>
          <table:table-cell office:value-type="float" office:value="412.706" calcext:value-type="float">
            <text:p>412.70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57.09" calcext:value-type="float">
            <text:p>2557.09</text:p>
          </table:table-cell>
          <table:table-cell office:value-type="float" office:value="434.203" calcext:value-type="float">
            <text:p>434.2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91.6" calcext:value-type="float">
            <text:p>2291.6</text:p>
          </table:table-cell>
          <table:table-cell office:value-type="float" office:value="399.892" calcext:value-type="float">
            <text:p>399.8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383.12" calcext:value-type="float">
            <text:p>3383.12</text:p>
          </table:table-cell>
          <table:table-cell office:value-type="float" office:value="404.096" calcext:value-type="float">
            <text:p>404.0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39.23" calcext:value-type="float">
            <text:p>2739.23</text:p>
          </table:table-cell>
          <table:table-cell office:value-type="float" office:value="432.222" calcext:value-type="float">
            <text:p>432.2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42.3" calcext:value-type="float">
            <text:p>2442.3</text:p>
          </table:table-cell>
          <table:table-cell office:value-type="float" office:value="378.719" calcext:value-type="float">
            <text:p>378.7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36.78" calcext:value-type="float">
            <text:p>2636.78</text:p>
          </table:table-cell>
          <table:table-cell office:value-type="float" office:value="430.764" calcext:value-type="float">
            <text:p>430.76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77.86" calcext:value-type="float">
            <text:p>2677.86</text:p>
          </table:table-cell>
          <table:table-cell office:value-type="float" office:value="393.849" calcext:value-type="float">
            <text:p>393.8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178.7" calcext:value-type="float">
            <text:p>3178.7</text:p>
          </table:table-cell>
          <table:table-cell office:value-type="float" office:value="384.141" calcext:value-type="float">
            <text:p>384.1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67.45" calcext:value-type="float">
            <text:p>2867.45</text:p>
          </table:table-cell>
          <table:table-cell office:value-type="float" office:value="396.663" calcext:value-type="float">
            <text:p>396.6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16.81" calcext:value-type="float">
            <text:p>2816.81</text:p>
          </table:table-cell>
          <table:table-cell office:value-type="float" office:value="391.402" calcext:value-type="float">
            <text:p>391.4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82.87" calcext:value-type="float">
            <text:p>2282.87</text:p>
          </table:table-cell>
          <table:table-cell office:value-type="float" office:value="398.545" calcext:value-type="float">
            <text:p>398.5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91.36" calcext:value-type="float">
            <text:p>2191.36</text:p>
          </table:table-cell>
          <table:table-cell office:value-type="float" office:value="413.102" calcext:value-type="float">
            <text:p>413.1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62.2" calcext:value-type="float">
            <text:p>2462.2</text:p>
          </table:table-cell>
          <table:table-cell office:value-type="float" office:value="413.734" calcext:value-type="float">
            <text:p>413.7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16.61" calcext:value-type="float">
            <text:p>2316.61</text:p>
          </table:table-cell>
          <table:table-cell office:value-type="float" office:value="406.549" calcext:value-type="float">
            <text:p>406.5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24.34" calcext:value-type="float">
            <text:p>2524.34</text:p>
          </table:table-cell>
          <table:table-cell office:value-type="float" office:value="398.425" calcext:value-type="float">
            <text:p>398.4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70.62" calcext:value-type="float">
            <text:p>2270.62</text:p>
          </table:table-cell>
          <table:table-cell office:value-type="float" office:value="385.767" calcext:value-type="float">
            <text:p>385.7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76" calcext:value-type="float">
            <text:p>2576</text:p>
          </table:table-cell>
          <table:table-cell office:value-type="float" office:value="409.072" calcext:value-type="float">
            <text:p>409.0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83.04" calcext:value-type="float">
            <text:p>2483.04</text:p>
          </table:table-cell>
          <table:table-cell office:value-type="float" office:value="383.35" calcext:value-type="float">
            <text:p>383.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09.45" calcext:value-type="float">
            <text:p>2409.45</text:p>
          </table:table-cell>
          <table:table-cell office:value-type="float" office:value="419.512" calcext:value-type="float">
            <text:p>419.5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39.01" calcext:value-type="float">
            <text:p>2539.01</text:p>
          </table:table-cell>
          <table:table-cell office:value-type="float" office:value="391.242" calcext:value-type="float">
            <text:p>391.2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79.75" calcext:value-type="float">
            <text:p>2379.75</text:p>
          </table:table-cell>
          <table:table-cell office:value-type="float" office:value="392.885" calcext:value-type="float">
            <text:p>392.8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59.55" calcext:value-type="float">
            <text:p>2059.55</text:p>
          </table:table-cell>
          <table:table-cell office:value-type="float" office:value="430.969" calcext:value-type="float">
            <text:p>430.9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29.61" calcext:value-type="float">
            <text:p>2929.61</text:p>
          </table:table-cell>
          <table:table-cell office:value-type="float" office:value="377.898" calcext:value-type="float">
            <text:p>377.8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28.91" calcext:value-type="float">
            <text:p>2628.91</text:p>
          </table:table-cell>
          <table:table-cell office:value-type="float" office:value="399.263" calcext:value-type="float">
            <text:p>399.2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98" calcext:value-type="float">
            <text:p>2598</text:p>
          </table:table-cell>
          <table:table-cell office:value-type="float" office:value="394.595" calcext:value-type="float">
            <text:p>394.5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717.64" calcext:value-type="float">
            <text:p>2717.64</text:p>
          </table:table-cell>
          <table:table-cell office:value-type="float" office:value="410.019" calcext:value-type="float">
            <text:p>410.0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30.6" calcext:value-type="float">
            <text:p>2530.6</text:p>
          </table:table-cell>
          <table:table-cell office:value-type="float" office:value="384.358" calcext:value-type="float">
            <text:p>384.3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34.54" calcext:value-type="float">
            <text:p>2234.54</text:p>
          </table:table-cell>
          <table:table-cell office:value-type="float" office:value="428.09" calcext:value-type="float">
            <text:p>428.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73.48" calcext:value-type="float">
            <text:p>2173.48</text:p>
          </table:table-cell>
          <table:table-cell office:value-type="float" office:value="420.952" calcext:value-type="float">
            <text:p>420.9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76.8" calcext:value-type="float">
            <text:p>2076.8</text:p>
          </table:table-cell>
          <table:table-cell office:value-type="float" office:value="426.008" calcext:value-type="float">
            <text:p>426.0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13.58" calcext:value-type="float">
            <text:p>2413.58</text:p>
          </table:table-cell>
          <table:table-cell office:value-type="float" office:value="382.654" calcext:value-type="float">
            <text:p>382.6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50.95" calcext:value-type="float">
            <text:p>2050.95</text:p>
          </table:table-cell>
          <table:table-cell office:value-type="float" office:value="418.419" calcext:value-type="float">
            <text:p>418.4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72.01" calcext:value-type="float">
            <text:p>2472.01</text:p>
          </table:table-cell>
          <table:table-cell office:value-type="float" office:value="406.953" calcext:value-type="float">
            <text:p>406.9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928.16" calcext:value-type="float">
            <text:p>2928.16</text:p>
          </table:table-cell>
          <table:table-cell office:value-type="float" office:value="404.214" calcext:value-type="float">
            <text:p>404.2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205.21" calcext:value-type="float">
            <text:p>3205.21</text:p>
          </table:table-cell>
          <table:table-cell office:value-type="float" office:value="377.133" calcext:value-type="float">
            <text:p>377.1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85.33" calcext:value-type="float">
            <text:p>2185.33</text:p>
          </table:table-cell>
          <table:table-cell office:value-type="float" office:value="412.198" calcext:value-type="float">
            <text:p>412.1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63.52" calcext:value-type="float">
            <text:p>2563.52</text:p>
          </table:table-cell>
          <table:table-cell office:value-type="float" office:value="394.503" calcext:value-type="float">
            <text:p>394.5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975.47" calcext:value-type="float">
            <text:p>3975.47</text:p>
          </table:table-cell>
          <table:table-cell office:value-type="float" office:value="360.98" calcext:value-type="float">
            <text:p>360.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02.91" calcext:value-type="float">
            <text:p>2602.91</text:p>
          </table:table-cell>
          <table:table-cell office:value-type="float" office:value="394.395" calcext:value-type="float">
            <text:p>394.3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19.06" calcext:value-type="float">
            <text:p>2519.06</text:p>
          </table:table-cell>
          <table:table-cell office:value-type="float" office:value="401.399" calcext:value-type="float">
            <text:p>401.3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55.25" calcext:value-type="float">
            <text:p>2155.25</text:p>
          </table:table-cell>
          <table:table-cell office:value-type="float" office:value="450.282" calcext:value-type="float">
            <text:p>450.2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97.05" calcext:value-type="float">
            <text:p>2397.05</text:p>
          </table:table-cell>
          <table:table-cell office:value-type="float" office:value="386.805" calcext:value-type="float">
            <text:p>386.8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22.95" calcext:value-type="float">
            <text:p>2022.95</text:p>
          </table:table-cell>
          <table:table-cell office:value-type="float" office:value="399.452" calcext:value-type="float">
            <text:p>399.4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98.21" calcext:value-type="float">
            <text:p>2198.21</text:p>
          </table:table-cell>
          <table:table-cell office:value-type="float" office:value="427.863" calcext:value-type="float">
            <text:p>427.8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59.11" calcext:value-type="float">
            <text:p>2559.11</text:p>
          </table:table-cell>
          <table:table-cell office:value-type="float" office:value="412.801" calcext:value-type="float">
            <text:p>412.8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87.03" calcext:value-type="float">
            <text:p>2287.03</text:p>
          </table:table-cell>
          <table:table-cell office:value-type="float" office:value="402.063" calcext:value-type="float">
            <text:p>402.0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77.34" calcext:value-type="float">
            <text:p>2177.34</text:p>
          </table:table-cell>
          <table:table-cell office:value-type="float" office:value="389.836" calcext:value-type="float">
            <text:p>389.8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54.29" calcext:value-type="float">
            <text:p>2354.29</text:p>
          </table:table-cell>
          <table:table-cell office:value-type="float" office:value="396.941" calcext:value-type="float">
            <text:p>396.9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615.57" calcext:value-type="float">
            <text:p>2615.57</text:p>
          </table:table-cell>
          <table:table-cell office:value-type="float" office:value="380.634" calcext:value-type="float">
            <text:p>380.6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185.61" calcext:value-type="float">
            <text:p>3185.61</text:p>
          </table:table-cell>
          <table:table-cell office:value-type="float" office:value="423.269" calcext:value-type="float">
            <text:p>423.2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77.57" calcext:value-type="float">
            <text:p>2577.57</text:p>
          </table:table-cell>
          <table:table-cell office:value-type="float" office:value="422.418" calcext:value-type="float">
            <text:p>422.4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10.4" calcext:value-type="float">
            <text:p>2410.4</text:p>
          </table:table-cell>
          <table:table-cell office:value-type="float" office:value="398.177" calcext:value-type="float">
            <text:p>398.1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155.46" calcext:value-type="float">
            <text:p>2155.46</text:p>
          </table:table-cell>
          <table:table-cell office:value-type="float" office:value="405.236" calcext:value-type="float">
            <text:p>405.2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90.32" calcext:value-type="float">
            <text:p>2490.32</text:p>
          </table:table-cell>
          <table:table-cell office:value-type="float" office:value="439.091" calcext:value-type="float">
            <text:p>439.0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79.11" calcext:value-type="float">
            <text:p>2479.11</text:p>
          </table:table-cell>
          <table:table-cell office:value-type="float" office:value="383.17" calcext:value-type="float">
            <text:p>383.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72.73" calcext:value-type="float">
            <text:p>2872.73</text:p>
          </table:table-cell>
          <table:table-cell office:value-type="float" office:value="422.683" calcext:value-type="float">
            <text:p>422.6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590" calcext:value-type="float">
            <text:p>2590</text:p>
          </table:table-cell>
          <table:table-cell office:value-type="float" office:value="417.63" calcext:value-type="float">
            <text:p>417.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846.14" calcext:value-type="float">
            <text:p>2846.14</text:p>
          </table:table-cell>
          <table:table-cell office:value-type="float" office:value="401.592" calcext:value-type="float">
            <text:p>401.5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73.26" calcext:value-type="float">
            <text:p>1973.26</text:p>
          </table:table-cell>
          <table:table-cell office:value-type="float" office:value="454.948" calcext:value-type="float">
            <text:p>454.9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361.86" calcext:value-type="float">
            <text:p>2361.86</text:p>
          </table:table-cell>
          <table:table-cell office:value-type="float" office:value="387.457" calcext:value-type="float">
            <text:p>387.4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3338.27" calcext:value-type="float">
            <text:p>3338.27</text:p>
          </table:table-cell>
          <table:table-cell office:value-type="float" office:value="386.644" calcext:value-type="float">
            <text:p>386.6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54.74" calcext:value-type="float">
            <text:p>2054.74</text:p>
          </table:table-cell>
          <table:table-cell office:value-type="float" office:value="433.551" calcext:value-type="float">
            <text:p>433.5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14.28" calcext:value-type="float">
            <text:p>2214.28</text:p>
          </table:table-cell>
          <table:table-cell office:value-type="float" office:value="428.651" calcext:value-type="float">
            <text:p>428.6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415.538" calcext:value-type="float">
            <text:p>415.5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33" calcext:value-type="float">
            <text:p>2233</text:p>
          </table:table-cell>
          <table:table-cell office:value-type="float" office:value="396.288" calcext:value-type="float">
            <text:p>396.2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49.68" calcext:value-type="float">
            <text:p>2449.68</text:p>
          </table:table-cell>
          <table:table-cell office:value-type="float" office:value="397.215" calcext:value-type="float">
            <text:p>397.2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1997.52" calcext:value-type="float">
            <text:p>1997.52</text:p>
          </table:table-cell>
          <table:table-cell office:value-type="float" office:value="400.46" calcext:value-type="float">
            <text:p>400.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48.55" calcext:value-type="float">
            <text:p>2448.55</text:p>
          </table:table-cell>
          <table:table-cell office:value-type="float" office:value="397.43" calcext:value-type="float">
            <text:p>397.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078.27" calcext:value-type="float">
            <text:p>2078.27</text:p>
          </table:table-cell>
          <table:table-cell office:value-type="float" office:value="405.345" calcext:value-type="float">
            <text:p>405.3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481.65" calcext:value-type="float">
            <text:p>2481.65</text:p>
          </table:table-cell>
          <table:table-cell office:value-type="float" office:value="399.274" calcext:value-type="float">
            <text:p>399.2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78.35" calcext:value-type="float">
            <text:p>2278.35</text:p>
          </table:table-cell>
          <table:table-cell office:value-type="float" office:value="416.652" calcext:value-type="float">
            <text:p>416.6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331.552" calcext:value-type="float">
            <text:p>331.552</text:p>
          </table:table-cell>
          <table:table-cell office:value-type="float" office:value="506.227" calcext:value-type="float">
            <text:p>506.227</text:p>
          </table:table-cell>
          <table:table-cell office:value-type="float" office:value="157.698" calcext:value-type="float">
            <text:p>157.698</text:p>
          </table:table-cell>
          <table:table-cell office:value-type="float" office:value="2201.49" calcext:value-type="float">
            <text:p>2201.49</text:p>
          </table:table-cell>
          <table:table-cell office:value-type="float" office:value="407.781" calcext:value-type="float">
            <text:p>407.78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281.25" calcext:value-type="float">
            <text:p>2281.25</text:p>
          </table:table-cell>
          <table:table-cell office:value-type="float" office:value="176.887" calcext:value-type="float">
            <text:p>176.8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372.06" calcext:value-type="float">
            <text:p>2372.06</text:p>
          </table:table-cell>
          <table:table-cell office:value-type="float" office:value="176.852" calcext:value-type="float">
            <text:p>176.8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79.45" calcext:value-type="float">
            <text:p>3179.45</text:p>
          </table:table-cell>
          <table:table-cell office:value-type="float" office:value="148.011" calcext:value-type="float">
            <text:p>148.0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50.39" calcext:value-type="float">
            <text:p>2850.39</text:p>
          </table:table-cell>
          <table:table-cell office:value-type="float" office:value="150.059" calcext:value-type="float">
            <text:p>150.0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93.22" calcext:value-type="float">
            <text:p>3093.22</text:p>
          </table:table-cell>
          <table:table-cell office:value-type="float" office:value="157.192" calcext:value-type="float">
            <text:p>157.1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38.84" calcext:value-type="float">
            <text:p>2738.84</text:p>
          </table:table-cell>
          <table:table-cell office:value-type="float" office:value="152.803" calcext:value-type="float">
            <text:p>152.8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22.33" calcext:value-type="float">
            <text:p>3022.33</text:p>
          </table:table-cell>
          <table:table-cell office:value-type="float" office:value="150.243" calcext:value-type="float">
            <text:p>150.2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00.1" calcext:value-type="float">
            <text:p>3000.1</text:p>
          </table:table-cell>
          <table:table-cell office:value-type="float" office:value="167.214" calcext:value-type="float">
            <text:p>167.2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10.09" calcext:value-type="float">
            <text:p>2810.09</text:p>
          </table:table-cell>
          <table:table-cell office:value-type="float" office:value="143.092" calcext:value-type="float">
            <text:p>143.0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55.47" calcext:value-type="float">
            <text:p>3355.47</text:p>
          </table:table-cell>
          <table:table-cell office:value-type="float" office:value="161.287" calcext:value-type="float">
            <text:p>161.2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507.17" calcext:value-type="float">
            <text:p>3507.17</text:p>
          </table:table-cell>
          <table:table-cell office:value-type="float" office:value="166.818" calcext:value-type="float">
            <text:p>166.8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610.75" calcext:value-type="float">
            <text:p>3610.75</text:p>
          </table:table-cell>
          <table:table-cell office:value-type="float" office:value="175.292" calcext:value-type="float">
            <text:p>175.2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66.14" calcext:value-type="float">
            <text:p>2666.14</text:p>
          </table:table-cell>
          <table:table-cell office:value-type="float" office:value="167.629" calcext:value-type="float">
            <text:p>167.62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29.5" calcext:value-type="float">
            <text:p>3129.5</text:p>
          </table:table-cell>
          <table:table-cell office:value-type="float" office:value="154.699" calcext:value-type="float">
            <text:p>154.6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34.32" calcext:value-type="float">
            <text:p>2834.32</text:p>
          </table:table-cell>
          <table:table-cell office:value-type="float" office:value="144.83" calcext:value-type="float">
            <text:p>144.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470.5" calcext:value-type="float">
            <text:p>3470.5</text:p>
          </table:table-cell>
          <table:table-cell office:value-type="float" office:value="159.337" calcext:value-type="float">
            <text:p>159.33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4156.24" calcext:value-type="float">
            <text:p>4156.24</text:p>
          </table:table-cell>
          <table:table-cell office:value-type="float" office:value="176.26" calcext:value-type="float">
            <text:p>176.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813.39" calcext:value-type="float">
            <text:p>3813.39</text:p>
          </table:table-cell>
          <table:table-cell office:value-type="float" office:value="171.255" calcext:value-type="float">
            <text:p>171.2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24.77" calcext:value-type="float">
            <text:p>2924.77</text:p>
          </table:table-cell>
          <table:table-cell office:value-type="float" office:value="166.611" calcext:value-type="float">
            <text:p>166.6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97.06" calcext:value-type="float">
            <text:p>3197.06</text:p>
          </table:table-cell>
          <table:table-cell office:value-type="float" office:value="160.831" calcext:value-type="float">
            <text:p>160.8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597.74" calcext:value-type="float">
            <text:p>3597.74</text:p>
          </table:table-cell>
          <table:table-cell office:value-type="float" office:value="160.271" calcext:value-type="float">
            <text:p>160.2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63" calcext:value-type="float">
            <text:p>3363</text:p>
          </table:table-cell>
          <table:table-cell office:value-type="float" office:value="142.472" calcext:value-type="float">
            <text:p>142.4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01.37" calcext:value-type="float">
            <text:p>3101.37</text:p>
          </table:table-cell>
          <table:table-cell office:value-type="float" office:value="158.522" calcext:value-type="float">
            <text:p>158.5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34.36" calcext:value-type="float">
            <text:p>3334.36</text:p>
          </table:table-cell>
          <table:table-cell office:value-type="float" office:value="148.609" calcext:value-type="float">
            <text:p>148.6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23.51" calcext:value-type="float">
            <text:p>3223.51</text:p>
          </table:table-cell>
          <table:table-cell office:value-type="float" office:value="176.029" calcext:value-type="float">
            <text:p>176.02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95.39" calcext:value-type="float">
            <text:p>3195.39</text:p>
          </table:table-cell>
          <table:table-cell office:value-type="float" office:value="176.437" calcext:value-type="float">
            <text:p>176.43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65.53" calcext:value-type="float">
            <text:p>2665.53</text:p>
          </table:table-cell>
          <table:table-cell office:value-type="float" office:value="143.229" calcext:value-type="float">
            <text:p>143.22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73.69" calcext:value-type="float">
            <text:p>3073.69</text:p>
          </table:table-cell>
          <table:table-cell office:value-type="float" office:value="149.659" calcext:value-type="float">
            <text:p>149.6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429.85" calcext:value-type="float">
            <text:p>2429.85</text:p>
          </table:table-cell>
          <table:table-cell office:value-type="float" office:value="168.693" calcext:value-type="float">
            <text:p>168.6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41.99" calcext:value-type="float">
            <text:p>3241.99</text:p>
          </table:table-cell>
          <table:table-cell office:value-type="float" office:value="152.009" calcext:value-type="float">
            <text:p>152.0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51.36" calcext:value-type="float">
            <text:p>3151.36</text:p>
          </table:table-cell>
          <table:table-cell office:value-type="float" office:value="156.05" calcext:value-type="float">
            <text:p>156.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23.2" calcext:value-type="float">
            <text:p>2723.2</text:p>
          </table:table-cell>
          <table:table-cell office:value-type="float" office:value="158.848" calcext:value-type="float">
            <text:p>158.8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05.55" calcext:value-type="float">
            <text:p>2605.55</text:p>
          </table:table-cell>
          <table:table-cell office:value-type="float" office:value="172.144" calcext:value-type="float">
            <text:p>172.1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27.07" calcext:value-type="float">
            <text:p>3327.07</text:p>
          </table:table-cell>
          <table:table-cell office:value-type="float" office:value="166.497" calcext:value-type="float">
            <text:p>166.4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88.8" calcext:value-type="float">
            <text:p>3088.8</text:p>
          </table:table-cell>
          <table:table-cell office:value-type="float" office:value="162.712" calcext:value-type="float">
            <text:p>162.7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12.07" calcext:value-type="float">
            <text:p>3212.07</text:p>
          </table:table-cell>
          <table:table-cell office:value-type="float" office:value="158.064" calcext:value-type="float">
            <text:p>158.06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404.38" calcext:value-type="float">
            <text:p>3404.38</text:p>
          </table:table-cell>
          <table:table-cell office:value-type="float" office:value="141.797" calcext:value-type="float">
            <text:p>141.7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55.21" calcext:value-type="float">
            <text:p>3055.21</text:p>
          </table:table-cell>
          <table:table-cell office:value-type="float" office:value="174.184" calcext:value-type="float">
            <text:p>174.18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60.45" calcext:value-type="float">
            <text:p>3160.45</text:p>
          </table:table-cell>
          <table:table-cell office:value-type="float" office:value="156.084" calcext:value-type="float">
            <text:p>156.08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26.73" calcext:value-type="float">
            <text:p>3226.73</text:p>
          </table:table-cell>
          <table:table-cell office:value-type="float" office:value="147.911" calcext:value-type="float">
            <text:p>147.9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669.92" calcext:value-type="float">
            <text:p>3669.92</text:p>
          </table:table-cell>
          <table:table-cell office:value-type="float" office:value="175.555" calcext:value-type="float">
            <text:p>175.5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06.04" calcext:value-type="float">
            <text:p>3106.04</text:p>
          </table:table-cell>
          <table:table-cell office:value-type="float" office:value="168.094" calcext:value-type="float">
            <text:p>168.0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50.29" calcext:value-type="float">
            <text:p>2950.29</text:p>
          </table:table-cell>
          <table:table-cell office:value-type="float" office:value="181.312" calcext:value-type="float">
            <text:p>181.3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13.28" calcext:value-type="float">
            <text:p>3213.28</text:p>
          </table:table-cell>
          <table:table-cell office:value-type="float" office:value="164.462" calcext:value-type="float">
            <text:p>164.4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15.59" calcext:value-type="float">
            <text:p>3215.59</text:p>
          </table:table-cell>
          <table:table-cell office:value-type="float" office:value="150.052" calcext:value-type="float">
            <text:p>150.0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06.24" calcext:value-type="float">
            <text:p>3006.24</text:p>
          </table:table-cell>
          <table:table-cell office:value-type="float" office:value="172.579" calcext:value-type="float">
            <text:p>172.5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43.63" calcext:value-type="float">
            <text:p>3343.63</text:p>
          </table:table-cell>
          <table:table-cell office:value-type="float" office:value="163.963" calcext:value-type="float">
            <text:p>163.96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25.23" calcext:value-type="float">
            <text:p>2925.23</text:p>
          </table:table-cell>
          <table:table-cell office:value-type="float" office:value="161.118" calcext:value-type="float">
            <text:p>161.1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85.27" calcext:value-type="float">
            <text:p>2885.27</text:p>
          </table:table-cell>
          <table:table-cell office:value-type="float" office:value="168.235" calcext:value-type="float">
            <text:p>168.2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474.83" calcext:value-type="float">
            <text:p>2474.83</text:p>
          </table:table-cell>
          <table:table-cell office:value-type="float" office:value="147.535" calcext:value-type="float">
            <text:p>147.5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66.53" calcext:value-type="float">
            <text:p>3366.53</text:p>
          </table:table-cell>
          <table:table-cell office:value-type="float" office:value="166.979" calcext:value-type="float">
            <text:p>166.9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00.66" calcext:value-type="float">
            <text:p>2800.66</text:p>
          </table:table-cell>
          <table:table-cell office:value-type="float" office:value="155.685" calcext:value-type="float">
            <text:p>155.6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537.57" calcext:value-type="float">
            <text:p>3537.57</text:p>
          </table:table-cell>
          <table:table-cell office:value-type="float" office:value="160.727" calcext:value-type="float">
            <text:p>160.72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43.52" calcext:value-type="float">
            <text:p>2943.52</text:p>
          </table:table-cell>
          <table:table-cell office:value-type="float" office:value="168.147" calcext:value-type="float">
            <text:p>168.1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15.64" calcext:value-type="float">
            <text:p>3015.64</text:p>
          </table:table-cell>
          <table:table-cell office:value-type="float" office:value="156.611" calcext:value-type="float">
            <text:p>156.6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69.28" calcext:value-type="float">
            <text:p>3369.28</text:p>
          </table:table-cell>
          <table:table-cell office:value-type="float" office:value="179.012" calcext:value-type="float">
            <text:p>179.0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64.65" calcext:value-type="float">
            <text:p>3364.65</text:p>
          </table:table-cell>
          <table:table-cell office:value-type="float" office:value="152.257" calcext:value-type="float">
            <text:p>152.2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35.09" calcext:value-type="float">
            <text:p>3335.09</text:p>
          </table:table-cell>
          <table:table-cell office:value-type="float" office:value="161.492" calcext:value-type="float">
            <text:p>161.4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52.49" calcext:value-type="float">
            <text:p>2952.49</text:p>
          </table:table-cell>
          <table:table-cell office:value-type="float" office:value="178.254" calcext:value-type="float">
            <text:p>178.2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68.99" calcext:value-type="float">
            <text:p>2668.99</text:p>
          </table:table-cell>
          <table:table-cell office:value-type="float" office:value="182.502" calcext:value-type="float">
            <text:p>182.5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17.46" calcext:value-type="float">
            <text:p>3117.46</text:p>
          </table:table-cell>
          <table:table-cell office:value-type="float" office:value="148.624" calcext:value-type="float">
            <text:p>148.6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71.09" calcext:value-type="float">
            <text:p>2771.09</text:p>
          </table:table-cell>
          <table:table-cell office:value-type="float" office:value="165.833" calcext:value-type="float">
            <text:p>165.8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60.2" calcext:value-type="float">
            <text:p>3060.2</text:p>
          </table:table-cell>
          <table:table-cell office:value-type="float" office:value="178.439" calcext:value-type="float">
            <text:p>178.4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17.85" calcext:value-type="float">
            <text:p>3017.85</text:p>
          </table:table-cell>
          <table:table-cell office:value-type="float" office:value="154.316" calcext:value-type="float">
            <text:p>154.3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07.65" calcext:value-type="float">
            <text:p>3107.65</text:p>
          </table:table-cell>
          <table:table-cell office:value-type="float" office:value="165.075" calcext:value-type="float">
            <text:p>165.0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37.21" calcext:value-type="float">
            <text:p>2937.21</text:p>
          </table:table-cell>
          <table:table-cell office:value-type="float" office:value="154.751" calcext:value-type="float">
            <text:p>154.7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01.99" calcext:value-type="float">
            <text:p>3001.99</text:p>
          </table:table-cell>
          <table:table-cell office:value-type="float" office:value="168.241" calcext:value-type="float">
            <text:p>168.2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92.05" calcext:value-type="float">
            <text:p>3092.05</text:p>
          </table:table-cell>
          <table:table-cell office:value-type="float" office:value="157.308" calcext:value-type="float">
            <text:p>157.3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16.65" calcext:value-type="float">
            <text:p>2716.65</text:p>
          </table:table-cell>
          <table:table-cell office:value-type="float" office:value="163.634" calcext:value-type="float">
            <text:p>163.6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74.09" calcext:value-type="float">
            <text:p>3074.09</text:p>
          </table:table-cell>
          <table:table-cell office:value-type="float" office:value="170.536" calcext:value-type="float">
            <text:p>170.5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37.2" calcext:value-type="float">
            <text:p>3037.2</text:p>
          </table:table-cell>
          <table:table-cell office:value-type="float" office:value="160.878" calcext:value-type="float">
            <text:p>160.8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51.55" calcext:value-type="float">
            <text:p>2651.55</text:p>
          </table:table-cell>
          <table:table-cell office:value-type="float" office:value="170.855" calcext:value-type="float">
            <text:p>170.8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00.91" calcext:value-type="float">
            <text:p>2500.91</text:p>
          </table:table-cell>
          <table:table-cell office:value-type="float" office:value="157.505" calcext:value-type="float">
            <text:p>157.5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76.9" calcext:value-type="float">
            <text:p>2776.9</text:p>
          </table:table-cell>
          <table:table-cell office:value-type="float" office:value="162.371" calcext:value-type="float">
            <text:p>162.3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86.65" calcext:value-type="float">
            <text:p>2786.65</text:p>
          </table:table-cell>
          <table:table-cell office:value-type="float" office:value="163.205" calcext:value-type="float">
            <text:p>163.2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59.09" calcext:value-type="float">
            <text:p>2859.09</text:p>
          </table:table-cell>
          <table:table-cell office:value-type="float" office:value="172.034" calcext:value-type="float">
            <text:p>172.0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06.69" calcext:value-type="float">
            <text:p>2906.69</text:p>
          </table:table-cell>
          <table:table-cell office:value-type="float" office:value="181.07" calcext:value-type="float">
            <text:p>181.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30.21" calcext:value-type="float">
            <text:p>3130.21</text:p>
          </table:table-cell>
          <table:table-cell office:value-type="float" office:value="160.889" calcext:value-type="float">
            <text:p>160.8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82.14" calcext:value-type="float">
            <text:p>3182.14</text:p>
          </table:table-cell>
          <table:table-cell office:value-type="float" office:value="144.487" calcext:value-type="float">
            <text:p>144.4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74" calcext:value-type="float">
            <text:p>2974</text:p>
          </table:table-cell>
          <table:table-cell office:value-type="float" office:value="163.524" calcext:value-type="float">
            <text:p>163.5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70.08" calcext:value-type="float">
            <text:p>2570.08</text:p>
          </table:table-cell>
          <table:table-cell office:value-type="float" office:value="153.403" calcext:value-type="float">
            <text:p>153.4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52.03" calcext:value-type="float">
            <text:p>3052.03</text:p>
          </table:table-cell>
          <table:table-cell office:value-type="float" office:value="164.267" calcext:value-type="float">
            <text:p>164.2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537.09" calcext:value-type="float">
            <text:p>2537.09</text:p>
          </table:table-cell>
          <table:table-cell office:value-type="float" office:value="148.733" calcext:value-type="float">
            <text:p>148.73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74.67" calcext:value-type="float">
            <text:p>2774.67</text:p>
          </table:table-cell>
          <table:table-cell office:value-type="float" office:value="169.308" calcext:value-type="float">
            <text:p>169.3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66.24" calcext:value-type="float">
            <text:p>2866.24</text:p>
          </table:table-cell>
          <table:table-cell office:value-type="float" office:value="153.139" calcext:value-type="float">
            <text:p>153.1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24.95" calcext:value-type="float">
            <text:p>3224.95</text:p>
          </table:table-cell>
          <table:table-cell office:value-type="float" office:value="176.193" calcext:value-type="float">
            <text:p>176.1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802.72" calcext:value-type="float">
            <text:p>3802.72</text:p>
          </table:table-cell>
          <table:table-cell office:value-type="float" office:value="148.542" calcext:value-type="float">
            <text:p>148.5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140.66" calcext:value-type="float">
            <text:p>3140.66</text:p>
          </table:table-cell>
          <table:table-cell office:value-type="float" office:value="174.445" calcext:value-type="float">
            <text:p>174.4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97.93" calcext:value-type="float">
            <text:p>3097.93</text:p>
          </table:table-cell>
          <table:table-cell office:value-type="float" office:value="160.077" calcext:value-type="float">
            <text:p>160.0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386.35" calcext:value-type="float">
            <text:p>3386.35</text:p>
          </table:table-cell>
          <table:table-cell office:value-type="float" office:value="164.771" calcext:value-type="float">
            <text:p>164.7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91.28" calcext:value-type="float">
            <text:p>3091.28</text:p>
          </table:table-cell>
          <table:table-cell office:value-type="float" office:value="158.076" calcext:value-type="float">
            <text:p>158.0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94.89" calcext:value-type="float">
            <text:p>2994.89</text:p>
          </table:table-cell>
          <table:table-cell office:value-type="float" office:value="144.256" calcext:value-type="float">
            <text:p>144.2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689.57" calcext:value-type="float">
            <text:p>2689.57</text:p>
          </table:table-cell>
          <table:table-cell office:value-type="float" office:value="161.851" calcext:value-type="float">
            <text:p>161.8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74.13" calcext:value-type="float">
            <text:p>2774.13</text:p>
          </table:table-cell>
          <table:table-cell office:value-type="float" office:value="166.176" calcext:value-type="float">
            <text:p>166.1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803.13" calcext:value-type="float">
            <text:p>2803.13</text:p>
          </table:table-cell>
          <table:table-cell office:value-type="float" office:value="149.22" calcext:value-type="float">
            <text:p>149.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005.29" calcext:value-type="float">
            <text:p>3005.29</text:p>
          </table:table-cell>
          <table:table-cell office:value-type="float" office:value="188.773" calcext:value-type="float">
            <text:p>188.7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513.75" calcext:value-type="float">
            <text:p>3513.75</text:p>
          </table:table-cell>
          <table:table-cell office:value-type="float" office:value="161.289" calcext:value-type="float">
            <text:p>161.2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727.11" calcext:value-type="float">
            <text:p>2727.11</text:p>
          </table:table-cell>
          <table:table-cell office:value-type="float" office:value="201.09" calcext:value-type="float">
            <text:p>201.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3292.68" calcext:value-type="float">
            <text:p>3292.68</text:p>
          </table:table-cell>
          <table:table-cell office:value-type="float" office:value="164.673" calcext:value-type="float">
            <text:p>164.6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81.095" calcext:value-type="float">
            <text:p>281.095</text:p>
          </table:table-cell>
          <table:table-cell office:value-type="float" office:value="269.638" calcext:value-type="float">
            <text:p>269.638</text:p>
          </table:table-cell>
          <table:table-cell office:value-type="float" office:value="393.121" calcext:value-type="float">
            <text:p>393.121</text:p>
          </table:table-cell>
          <table:table-cell office:value-type="float" office:value="220.771" calcext:value-type="float">
            <text:p>220.771</text:p>
          </table:table-cell>
          <table:table-cell office:value-type="float" office:value="2939.72" calcext:value-type="float">
            <text:p>2939.72</text:p>
          </table:table-cell>
          <table:table-cell office:value-type="float" office:value="176.434" calcext:value-type="float">
            <text:p>176.43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11.53" calcext:value-type="float">
            <text:p>3411.53</text:p>
          </table:table-cell>
          <table:table-cell office:value-type="float" office:value="438.486" calcext:value-type="float">
            <text:p>438.48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50.21" calcext:value-type="float">
            <text:p>2650.21</text:p>
          </table:table-cell>
          <table:table-cell office:value-type="float" office:value="400.14" calcext:value-type="float">
            <text:p>400.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66.03" calcext:value-type="float">
            <text:p>2766.03</text:p>
          </table:table-cell>
          <table:table-cell office:value-type="float" office:value="420.694" calcext:value-type="float">
            <text:p>420.6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35.99" calcext:value-type="float">
            <text:p>3035.99</text:p>
          </table:table-cell>
          <table:table-cell office:value-type="float" office:value="420.785" calcext:value-type="float">
            <text:p>420.7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64.64" calcext:value-type="float">
            <text:p>2664.64</text:p>
          </table:table-cell>
          <table:table-cell office:value-type="float" office:value="367.603" calcext:value-type="float">
            <text:p>367.6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77.14" calcext:value-type="float">
            <text:p>3077.14</text:p>
          </table:table-cell>
          <table:table-cell office:value-type="float" office:value="419.747" calcext:value-type="float">
            <text:p>419.7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17.28" calcext:value-type="float">
            <text:p>3017.28</text:p>
          </table:table-cell>
          <table:table-cell office:value-type="float" office:value="453.752" calcext:value-type="float">
            <text:p>453.7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10.67" calcext:value-type="float">
            <text:p>2610.67</text:p>
          </table:table-cell>
          <table:table-cell office:value-type="float" office:value="380.393" calcext:value-type="float">
            <text:p>380.3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190.74" calcext:value-type="float">
            <text:p>3190.74</text:p>
          </table:table-cell>
          <table:table-cell office:value-type="float" office:value="393.24" calcext:value-type="float">
            <text:p>393.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77.27" calcext:value-type="float">
            <text:p>2577.27</text:p>
          </table:table-cell>
          <table:table-cell office:value-type="float" office:value="386.115" calcext:value-type="float">
            <text:p>386.1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71.78" calcext:value-type="float">
            <text:p>2971.78</text:p>
          </table:table-cell>
          <table:table-cell office:value-type="float" office:value="488.296" calcext:value-type="float">
            <text:p>488.2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38.66" calcext:value-type="float">
            <text:p>2538.66</text:p>
          </table:table-cell>
          <table:table-cell office:value-type="float" office:value="523.273" calcext:value-type="float">
            <text:p>523.2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90.72" calcext:value-type="float">
            <text:p>2790.72</text:p>
          </table:table-cell>
          <table:table-cell office:value-type="float" office:value="412.115" calcext:value-type="float">
            <text:p>412.1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47.58" calcext:value-type="float">
            <text:p>3047.58</text:p>
          </table:table-cell>
          <table:table-cell office:value-type="float" office:value="382.515" calcext:value-type="float">
            <text:p>382.51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20.32" calcext:value-type="float">
            <text:p>2620.32</text:p>
          </table:table-cell>
          <table:table-cell office:value-type="float" office:value="394.336" calcext:value-type="float">
            <text:p>394.3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36.36" calcext:value-type="float">
            <text:p>2336.36</text:p>
          </table:table-cell>
          <table:table-cell office:value-type="float" office:value="464.124" calcext:value-type="float">
            <text:p>464.1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474.33" calcext:value-type="float">
            <text:p>3474.33</text:p>
          </table:table-cell>
          <table:table-cell office:value-type="float" office:value="423.634" calcext:value-type="float">
            <text:p>423.6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46.18" calcext:value-type="float">
            <text:p>2546.18</text:p>
          </table:table-cell>
          <table:table-cell office:value-type="float" office:value="448.656" calcext:value-type="float">
            <text:p>448.6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18.2" calcext:value-type="float">
            <text:p>2918.2</text:p>
          </table:table-cell>
          <table:table-cell office:value-type="float" office:value="414.226" calcext:value-type="float">
            <text:p>414.2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76.33" calcext:value-type="float">
            <text:p>2676.33</text:p>
          </table:table-cell>
          <table:table-cell office:value-type="float" office:value="393.758" calcext:value-type="float">
            <text:p>393.7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64.04" calcext:value-type="float">
            <text:p>3064.04</text:p>
          </table:table-cell>
          <table:table-cell office:value-type="float" office:value="442.156" calcext:value-type="float">
            <text:p>442.15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29.9" calcext:value-type="float">
            <text:p>2929.9</text:p>
          </table:table-cell>
          <table:table-cell office:value-type="float" office:value="393.803" calcext:value-type="float">
            <text:p>393.8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35.21" calcext:value-type="float">
            <text:p>2535.21</text:p>
          </table:table-cell>
          <table:table-cell office:value-type="float" office:value="462.693" calcext:value-type="float">
            <text:p>462.6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93.74" calcext:value-type="float">
            <text:p>2893.74</text:p>
          </table:table-cell>
          <table:table-cell office:value-type="float" office:value="420.538" calcext:value-type="float">
            <text:p>420.5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85.74" calcext:value-type="float">
            <text:p>2785.74</text:p>
          </table:table-cell>
          <table:table-cell office:value-type="float" office:value="413.376" calcext:value-type="float">
            <text:p>413.3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28.29" calcext:value-type="float">
            <text:p>2828.29</text:p>
          </table:table-cell>
          <table:table-cell office:value-type="float" office:value="398.557" calcext:value-type="float">
            <text:p>398.55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40.06" calcext:value-type="float">
            <text:p>2640.06</text:p>
          </table:table-cell>
          <table:table-cell office:value-type="float" office:value="432.601" calcext:value-type="float">
            <text:p>432.6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335.14" calcext:value-type="float">
            <text:p>3335.14</text:p>
          </table:table-cell>
          <table:table-cell office:value-type="float" office:value="387.004" calcext:value-type="float">
            <text:p>387.0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74.39" calcext:value-type="float">
            <text:p>2674.39</text:p>
          </table:table-cell>
          <table:table-cell office:value-type="float" office:value="417.738" calcext:value-type="float">
            <text:p>417.7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374.61" calcext:value-type="float">
            <text:p>3374.61</text:p>
          </table:table-cell>
          <table:table-cell office:value-type="float" office:value="405.796" calcext:value-type="float">
            <text:p>405.7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525.87" calcext:value-type="float">
            <text:p>3525.87</text:p>
          </table:table-cell>
          <table:table-cell office:value-type="float" office:value="377.265" calcext:value-type="float">
            <text:p>377.2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73.4" calcext:value-type="float">
            <text:p>2673.4</text:p>
          </table:table-cell>
          <table:table-cell office:value-type="float" office:value="433.898" calcext:value-type="float">
            <text:p>433.8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38.67" calcext:value-type="float">
            <text:p>2938.67</text:p>
          </table:table-cell>
          <table:table-cell office:value-type="float" office:value="439.776" calcext:value-type="float">
            <text:p>439.7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42.06" calcext:value-type="float">
            <text:p>2342.06</text:p>
          </table:table-cell>
          <table:table-cell office:value-type="float" office:value="462.76" calcext:value-type="float">
            <text:p>462.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79.51" calcext:value-type="float">
            <text:p>2679.51</text:p>
          </table:table-cell>
          <table:table-cell office:value-type="float" office:value="413.072" calcext:value-type="float">
            <text:p>413.0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67.05" calcext:value-type="float">
            <text:p>2267.05</text:p>
          </table:table-cell>
          <table:table-cell office:value-type="float" office:value="395.855" calcext:value-type="float">
            <text:p>395.8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20.08" calcext:value-type="float">
            <text:p>2420.08</text:p>
          </table:table-cell>
          <table:table-cell office:value-type="float" office:value="456.841" calcext:value-type="float">
            <text:p>456.84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70.7" calcext:value-type="float">
            <text:p>2970.7</text:p>
          </table:table-cell>
          <table:table-cell office:value-type="float" office:value="369.968" calcext:value-type="float">
            <text:p>369.9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99.91" calcext:value-type="float">
            <text:p>2699.91</text:p>
          </table:table-cell>
          <table:table-cell office:value-type="float" office:value="374.114" calcext:value-type="float">
            <text:p>374.1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84.54" calcext:value-type="float">
            <text:p>2584.54</text:p>
          </table:table-cell>
          <table:table-cell office:value-type="float" office:value="422.314" calcext:value-type="float">
            <text:p>422.3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09.13" calcext:value-type="float">
            <text:p>2909.13</text:p>
          </table:table-cell>
          <table:table-cell office:value-type="float" office:value="368.342" calcext:value-type="float">
            <text:p>368.3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622.51" calcext:value-type="float">
            <text:p>3622.51</text:p>
          </table:table-cell>
          <table:table-cell office:value-type="float" office:value="291.176" calcext:value-type="float">
            <text:p>291.1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64.32" calcext:value-type="float">
            <text:p>3064.32</text:p>
          </table:table-cell>
          <table:table-cell office:value-type="float" office:value="454.334" calcext:value-type="float">
            <text:p>454.33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21.8" calcext:value-type="float">
            <text:p>2621.8</text:p>
          </table:table-cell>
          <table:table-cell office:value-type="float" office:value="438.97" calcext:value-type="float">
            <text:p>438.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69.55" calcext:value-type="float">
            <text:p>2969.55</text:p>
          </table:table-cell>
          <table:table-cell office:value-type="float" office:value="441.016" calcext:value-type="float">
            <text:p>441.0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69.47" calcext:value-type="float">
            <text:p>2669.47</text:p>
          </table:table-cell>
          <table:table-cell office:value-type="float" office:value="456.938" calcext:value-type="float">
            <text:p>456.9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47.27" calcext:value-type="float">
            <text:p>2847.27</text:p>
          </table:table-cell>
          <table:table-cell office:value-type="float" office:value="402.224" calcext:value-type="float">
            <text:p>402.2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69.21" calcext:value-type="float">
            <text:p>2969.21</text:p>
          </table:table-cell>
          <table:table-cell office:value-type="float" office:value="371.783" calcext:value-type="float">
            <text:p>371.78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50.2" calcext:value-type="float">
            <text:p>2750.2</text:p>
          </table:table-cell>
          <table:table-cell office:value-type="float" office:value="466.844" calcext:value-type="float">
            <text:p>466.8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42.04" calcext:value-type="float">
            <text:p>2642.04</text:p>
          </table:table-cell>
          <table:table-cell office:value-type="float" office:value="363.289" calcext:value-type="float">
            <text:p>363.2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25.83" calcext:value-type="float">
            <text:p>2625.83</text:p>
          </table:table-cell>
          <table:table-cell office:value-type="float" office:value="295.218" calcext:value-type="float">
            <text:p>295.2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70.75" calcext:value-type="float">
            <text:p>2870.75</text:p>
          </table:table-cell>
          <table:table-cell office:value-type="float" office:value="379.368" calcext:value-type="float">
            <text:p>379.3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31.6" calcext:value-type="float">
            <text:p>2631.6</text:p>
          </table:table-cell>
          <table:table-cell office:value-type="float" office:value="387.176" calcext:value-type="float">
            <text:p>387.17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28.72" calcext:value-type="float">
            <text:p>2628.72</text:p>
          </table:table-cell>
          <table:table-cell office:value-type="float" office:value="378.026" calcext:value-type="float">
            <text:p>378.0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57.35" calcext:value-type="float">
            <text:p>3057.35</text:p>
          </table:table-cell>
          <table:table-cell office:value-type="float" office:value="391.394" calcext:value-type="float">
            <text:p>391.3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54.54" calcext:value-type="float">
            <text:p>2654.54</text:p>
          </table:table-cell>
          <table:table-cell office:value-type="float" office:value="404.69" calcext:value-type="float">
            <text:p>404.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54.37" calcext:value-type="float">
            <text:p>2854.37</text:p>
          </table:table-cell>
          <table:table-cell office:value-type="float" office:value="411.139" calcext:value-type="float">
            <text:p>411.1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34.38" calcext:value-type="float">
            <text:p>2234.38</text:p>
          </table:table-cell>
          <table:table-cell office:value-type="float" office:value="457.874" calcext:value-type="float">
            <text:p>457.87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30.76" calcext:value-type="float">
            <text:p>2930.76</text:p>
          </table:table-cell>
          <table:table-cell office:value-type="float" office:value="526.625" calcext:value-type="float">
            <text:p>526.6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61.98" calcext:value-type="float">
            <text:p>2761.98</text:p>
          </table:table-cell>
          <table:table-cell office:value-type="float" office:value="449.688" calcext:value-type="float">
            <text:p>449.6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56.92" calcext:value-type="float">
            <text:p>2656.92</text:p>
          </table:table-cell>
          <table:table-cell office:value-type="float" office:value="390.493" calcext:value-type="float">
            <text:p>390.4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97.89" calcext:value-type="float">
            <text:p>3097.89</text:p>
          </table:table-cell>
          <table:table-cell office:value-type="float" office:value="488.244" calcext:value-type="float">
            <text:p>488.2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16.22" calcext:value-type="float">
            <text:p>2916.22</text:p>
          </table:table-cell>
          <table:table-cell office:value-type="float" office:value="375.903" calcext:value-type="float">
            <text:p>375.90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19.15" calcext:value-type="float">
            <text:p>2519.15</text:p>
          </table:table-cell>
          <table:table-cell office:value-type="float" office:value="412.492" calcext:value-type="float">
            <text:p>412.4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84.28" calcext:value-type="float">
            <text:p>2984.28</text:p>
          </table:table-cell>
          <table:table-cell office:value-type="float" office:value="480.367" calcext:value-type="float">
            <text:p>480.3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59.97" calcext:value-type="float">
            <text:p>2859.97</text:p>
          </table:table-cell>
          <table:table-cell office:value-type="float" office:value="425.547" calcext:value-type="float">
            <text:p>425.5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00.82" calcext:value-type="float">
            <text:p>2700.82</text:p>
          </table:table-cell>
          <table:table-cell office:value-type="float" office:value="450.835" calcext:value-type="float">
            <text:p>450.8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88.39" calcext:value-type="float">
            <text:p>2988.39</text:p>
          </table:table-cell>
          <table:table-cell office:value-type="float" office:value="369.638" calcext:value-type="float">
            <text:p>369.6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00.8" calcext:value-type="float">
            <text:p>2900.8</text:p>
          </table:table-cell>
          <table:table-cell office:value-type="float" office:value="450.831" calcext:value-type="float">
            <text:p>450.8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80.49" calcext:value-type="float">
            <text:p>2780.49</text:p>
          </table:table-cell>
          <table:table-cell office:value-type="float" office:value="450.354" calcext:value-type="float">
            <text:p>450.3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75.57" calcext:value-type="float">
            <text:p>2675.57</text:p>
          </table:table-cell>
          <table:table-cell office:value-type="float" office:value="464.808" calcext:value-type="float">
            <text:p>464.8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758.25" calcext:value-type="float">
            <text:p>2758.25</text:p>
          </table:table-cell>
          <table:table-cell office:value-type="float" office:value="417.392" calcext:value-type="float">
            <text:p>417.39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83.93" calcext:value-type="float">
            <text:p>2383.93</text:p>
          </table:table-cell>
          <table:table-cell office:value-type="float" office:value="415.196" calcext:value-type="float">
            <text:p>415.19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3030.74" calcext:value-type="float">
            <text:p>3030.74</text:p>
          </table:table-cell>
          <table:table-cell office:value-type="float" office:value="520.049" calcext:value-type="float">
            <text:p>520.0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50.24" calcext:value-type="float">
            <text:p>2950.24</text:p>
          </table:table-cell>
          <table:table-cell office:value-type="float" office:value="412.877" calcext:value-type="float">
            <text:p>412.8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14.76" calcext:value-type="float">
            <text:p>2614.76</text:p>
          </table:table-cell>
          <table:table-cell office:value-type="float" office:value="420.845" calcext:value-type="float">
            <text:p>420.8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41.73" calcext:value-type="float">
            <text:p>2141.73</text:p>
          </table:table-cell>
          <table:table-cell office:value-type="float" office:value="408.51" calcext:value-type="float">
            <text:p>408.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61.03" calcext:value-type="float">
            <text:p>2861.03</text:p>
          </table:table-cell>
          <table:table-cell office:value-type="float" office:value="419.298" calcext:value-type="float">
            <text:p>419.2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77.56" calcext:value-type="float">
            <text:p>2577.56</text:p>
          </table:table-cell>
          <table:table-cell office:value-type="float" office:value="392.395" calcext:value-type="float">
            <text:p>392.3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92.99" calcext:value-type="float">
            <text:p>2392.99</text:p>
          </table:table-cell>
          <table:table-cell office:value-type="float" office:value="467.467" calcext:value-type="float">
            <text:p>467.4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44.47" calcext:value-type="float">
            <text:p>2344.47</text:p>
          </table:table-cell>
          <table:table-cell office:value-type="float" office:value="399.732" calcext:value-type="float">
            <text:p>399.7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97.89" calcext:value-type="float">
            <text:p>2997.89</text:p>
          </table:table-cell>
          <table:table-cell office:value-type="float" office:value="411.853" calcext:value-type="float">
            <text:p>411.8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13.19" calcext:value-type="float">
            <text:p>2413.19</text:p>
          </table:table-cell>
          <table:table-cell office:value-type="float" office:value="510.767" calcext:value-type="float">
            <text:p>510.76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99.27" calcext:value-type="float">
            <text:p>2699.27</text:p>
          </table:table-cell>
          <table:table-cell office:value-type="float" office:value="378.121" calcext:value-type="float">
            <text:p>378.1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28.92" calcext:value-type="float">
            <text:p>2528.92</text:p>
          </table:table-cell>
          <table:table-cell office:value-type="float" office:value="453.323" calcext:value-type="float">
            <text:p>453.3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61.543" calcext:value-type="float">
            <text:p>361.5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27.36" calcext:value-type="float">
            <text:p>2227.36</text:p>
          </table:table-cell>
          <table:table-cell office:value-type="float" office:value="388.904" calcext:value-type="float">
            <text:p>388.90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00.72" calcext:value-type="float">
            <text:p>2400.72</text:p>
          </table:table-cell>
          <table:table-cell office:value-type="float" office:value="413.501" calcext:value-type="float">
            <text:p>413.5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40.95" calcext:value-type="float">
            <text:p>2240.95</text:p>
          </table:table-cell>
          <table:table-cell office:value-type="float" office:value="401.908" calcext:value-type="float">
            <text:p>401.9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360.05" calcext:value-type="float">
            <text:p>2360.05</text:p>
          </table:table-cell>
          <table:table-cell office:value-type="float" office:value="439.535" calcext:value-type="float">
            <text:p>439.53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045.49" calcext:value-type="float">
            <text:p>2045.49</text:p>
          </table:table-cell>
          <table:table-cell office:value-type="float" office:value="429.001" calcext:value-type="float">
            <text:p>429.00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41.69" calcext:value-type="float">
            <text:p>2641.69</text:p>
          </table:table-cell>
          <table:table-cell office:value-type="float" office:value="416.844" calcext:value-type="float">
            <text:p>416.8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162.06" calcext:value-type="float">
            <text:p>2162.06</text:p>
          </table:table-cell>
          <table:table-cell office:value-type="float" office:value="423.073" calcext:value-type="float">
            <text:p>423.07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23.48" calcext:value-type="float">
            <text:p>2623.48</text:p>
          </table:table-cell>
          <table:table-cell office:value-type="float" office:value="395.593" calcext:value-type="float">
            <text:p>395.59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452.33" calcext:value-type="float">
            <text:p>2452.33</text:p>
          </table:table-cell>
          <table:table-cell office:value-type="float" office:value="399.598" calcext:value-type="float">
            <text:p>399.5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564.35" calcext:value-type="float">
            <text:p>2564.35</text:p>
          </table:table-cell>
          <table:table-cell office:value-type="float" office:value="435.343" calcext:value-type="float">
            <text:p>435.3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31.56" calcext:value-type="float">
            <text:p>2231.56</text:p>
          </table:table-cell>
          <table:table-cell office:value-type="float" office:value="473.97" calcext:value-type="float">
            <text:p>473.9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631.59" calcext:value-type="float">
            <text:p>2631.59</text:p>
          </table:table-cell>
          <table:table-cell office:value-type="float" office:value="404.062" calcext:value-type="float">
            <text:p>404.0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206.65" calcext:value-type="float">
            <text:p>2206.65</text:p>
          </table:table-cell>
          <table:table-cell office:value-type="float" office:value="448.195" calcext:value-type="float">
            <text:p>448.1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277.793" calcext:value-type="float">
            <text:p>277.793</text:p>
          </table:table-cell>
          <table:table-cell office:value-type="float" office:value="254.32" calcext:value-type="float">
            <text:p>254.32</text:p>
          </table:table-cell>
          <table:table-cell office:value-type="float" office:value="320.145" calcext:value-type="float">
            <text:p>320.145</text:p>
          </table:table-cell>
          <table:table-cell office:value-type="float" office:value="492.106" calcext:value-type="float">
            <text:p>492.106</text:p>
          </table:table-cell>
          <table:table-cell office:value-type="float" office:value="2941.7" calcext:value-type="float">
            <text:p>2941.7</text:p>
          </table:table-cell>
          <table:table-cell office:value-type="float" office:value="451.894" calcext:value-type="float">
            <text:p>451.89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03.94" calcext:value-type="float">
            <text:p>3103.94</text:p>
          </table:table-cell>
          <table:table-cell office:value-type="float" office:value="179.02" calcext:value-type="float">
            <text:p>179.0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27.89" calcext:value-type="float">
            <text:p>3427.89</text:p>
          </table:table-cell>
          <table:table-cell office:value-type="float" office:value="171.944" calcext:value-type="float">
            <text:p>171.9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79.13" calcext:value-type="float">
            <text:p>2879.13</text:p>
          </table:table-cell>
          <table:table-cell office:value-type="float" office:value="185.239" calcext:value-type="float">
            <text:p>185.2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39.61" calcext:value-type="float">
            <text:p>3839.61</text:p>
          </table:table-cell>
          <table:table-cell office:value-type="float" office:value="178.079" calcext:value-type="float">
            <text:p>178.0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28.21" calcext:value-type="float">
            <text:p>3828.21</text:p>
          </table:table-cell>
          <table:table-cell office:value-type="float" office:value="307.732" calcext:value-type="float">
            <text:p>307.73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98.45" calcext:value-type="float">
            <text:p>3398.45</text:p>
          </table:table-cell>
          <table:table-cell office:value-type="float" office:value="219.965" calcext:value-type="float">
            <text:p>219.9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53.14" calcext:value-type="float">
            <text:p>2553.14</text:p>
          </table:table-cell>
          <table:table-cell office:value-type="float" office:value="224.849" calcext:value-type="float">
            <text:p>224.8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32.28" calcext:value-type="float">
            <text:p>2532.28</text:p>
          </table:table-cell>
          <table:table-cell office:value-type="float" office:value="202.355" calcext:value-type="float">
            <text:p>202.35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265.99" calcext:value-type="float">
            <text:p>2265.99</text:p>
          </table:table-cell>
          <table:table-cell office:value-type="float" office:value="223.854" calcext:value-type="float">
            <text:p>223.8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50.81" calcext:value-type="float">
            <text:p>2450.81</text:p>
          </table:table-cell>
          <table:table-cell office:value-type="float" office:value="196.199" calcext:value-type="float">
            <text:p>196.1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25.13" calcext:value-type="float">
            <text:p>2925.13</text:p>
          </table:table-cell>
          <table:table-cell office:value-type="float" office:value="174.409" calcext:value-type="float">
            <text:p>174.40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78.55" calcext:value-type="float">
            <text:p>2978.55</text:p>
          </table:table-cell>
          <table:table-cell office:value-type="float" office:value="172.07" calcext:value-type="float">
            <text:p>172.0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215.89" calcext:value-type="float">
            <text:p>2215.89</text:p>
          </table:table-cell>
          <table:table-cell office:value-type="float" office:value="253.269" calcext:value-type="float">
            <text:p>253.26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63.45" calcext:value-type="float">
            <text:p>2963.45</text:p>
          </table:table-cell>
          <table:table-cell office:value-type="float" office:value="169.658" calcext:value-type="float">
            <text:p>169.6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68.06" calcext:value-type="float">
            <text:p>2868.06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14.64" calcext:value-type="float">
            <text:p>3014.64</text:p>
          </table:table-cell>
          <table:table-cell office:value-type="float" office:value="187.121" calcext:value-type="float">
            <text:p>187.12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17.5" calcext:value-type="float">
            <text:p>2817.5</text:p>
          </table:table-cell>
          <table:table-cell office:value-type="float" office:value="178.317" calcext:value-type="float">
            <text:p>178.31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59.38" calcext:value-type="float">
            <text:p>2359.38</text:p>
          </table:table-cell>
          <table:table-cell office:value-type="float" office:value="231.053" calcext:value-type="float">
            <text:p>231.0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41.2" calcext:value-type="float">
            <text:p>3041.2</text:p>
          </table:table-cell>
          <table:table-cell office:value-type="float" office:value="168.522" calcext:value-type="float">
            <text:p>168.52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44.34" calcext:value-type="float">
            <text:p>2344.34</text:p>
          </table:table-cell>
          <table:table-cell office:value-type="float" office:value="223.223" calcext:value-type="float">
            <text:p>223.2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774.48" calcext:value-type="float">
            <text:p>3774.48</text:p>
          </table:table-cell>
          <table:table-cell office:value-type="float" office:value="214.254" calcext:value-type="float">
            <text:p>214.2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92.45" calcext:value-type="float">
            <text:p>3092.45</text:p>
          </table:table-cell>
          <table:table-cell office:value-type="float" office:value="167.643" calcext:value-type="float">
            <text:p>167.64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41.05" calcext:value-type="float">
            <text:p>2641.05</text:p>
          </table:table-cell>
          <table:table-cell office:value-type="float" office:value="181.559" calcext:value-type="float">
            <text:p>181.5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265.19" calcext:value-type="float">
            <text:p>3265.19</text:p>
          </table:table-cell>
          <table:table-cell office:value-type="float" office:value="235.513" calcext:value-type="float">
            <text:p>235.5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697.01" calcext:value-type="float">
            <text:p>4697.01</text:p>
          </table:table-cell>
          <table:table-cell office:value-type="float" office:value="161.516" calcext:value-type="float">
            <text:p>161.5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97.57" calcext:value-type="float">
            <text:p>2997.57</text:p>
          </table:table-cell>
          <table:table-cell office:value-type="float" office:value="171.484" calcext:value-type="float">
            <text:p>171.48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04.06" calcext:value-type="float">
            <text:p>2804.06</text:p>
          </table:table-cell>
          <table:table-cell office:value-type="float" office:value="170.559" calcext:value-type="float">
            <text:p>170.5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47.3" calcext:value-type="float">
            <text:p>3047.3</text:p>
          </table:table-cell>
          <table:table-cell office:value-type="float" office:value="165.361" calcext:value-type="float">
            <text:p>165.36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85.35" calcext:value-type="float">
            <text:p>2585.35</text:p>
          </table:table-cell>
          <table:table-cell office:value-type="float" office:value="263.554" calcext:value-type="float">
            <text:p>263.5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67.99" calcext:value-type="float">
            <text:p>2667.99</text:p>
          </table:table-cell>
          <table:table-cell office:value-type="float" office:value="186.944" calcext:value-type="float">
            <text:p>186.9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72.9" calcext:value-type="float">
            <text:p>2472.9</text:p>
          </table:table-cell>
          <table:table-cell office:value-type="float" office:value="179.653" calcext:value-type="float">
            <text:p>179.65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40.43" calcext:value-type="float">
            <text:p>2740.43</text:p>
          </table:table-cell>
          <table:table-cell office:value-type="float" office:value="198.728" calcext:value-type="float">
            <text:p>198.72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32.49" calcext:value-type="float">
            <text:p>2632.49</text:p>
          </table:table-cell>
          <table:table-cell office:value-type="float" office:value="224.952" calcext:value-type="float">
            <text:p>224.9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97.29" calcext:value-type="float">
            <text:p>2597.29</text:p>
          </table:table-cell>
          <table:table-cell office:value-type="float" office:value="205.738" calcext:value-type="float">
            <text:p>205.7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92.99" calcext:value-type="float">
            <text:p>2792.99</text:p>
          </table:table-cell>
          <table:table-cell office:value-type="float" office:value="216.446" calcext:value-type="float">
            <text:p>216.4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92.04" calcext:value-type="float">
            <text:p>3092.04</text:p>
          </table:table-cell>
          <table:table-cell office:value-type="float" office:value="199.008" calcext:value-type="float">
            <text:p>199.0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18.56" calcext:value-type="float">
            <text:p>2718.56</text:p>
          </table:table-cell>
          <table:table-cell office:value-type="float" office:value="202.82" calcext:value-type="float">
            <text:p>202.8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43.52" calcext:value-type="float">
            <text:p>3443.52</text:p>
          </table:table-cell>
          <table:table-cell office:value-type="float" office:value="225.948" calcext:value-type="float">
            <text:p>225.9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369.11" calcext:value-type="float">
            <text:p>3369.11</text:p>
          </table:table-cell>
          <table:table-cell office:value-type="float" office:value="187.508" calcext:value-type="float">
            <text:p>187.50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99.71" calcext:value-type="float">
            <text:p>2799.71</text:p>
          </table:table-cell>
          <table:table-cell office:value-type="float" office:value="180.014" calcext:value-type="float">
            <text:p>180.01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05.61" calcext:value-type="float">
            <text:p>2805.61</text:p>
          </table:table-cell>
          <table:table-cell office:value-type="float" office:value="182.698" calcext:value-type="float">
            <text:p>182.6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58.1" calcext:value-type="float">
            <text:p>3058.1</text:p>
          </table:table-cell>
          <table:table-cell office:value-type="float" office:value="177.748" calcext:value-type="float">
            <text:p>177.74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70.35" calcext:value-type="float">
            <text:p>2670.35</text:p>
          </table:table-cell>
          <table:table-cell office:value-type="float" office:value="175.845" calcext:value-type="float">
            <text:p>175.8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70.21" calcext:value-type="float">
            <text:p>2870.21</text:p>
          </table:table-cell>
          <table:table-cell office:value-type="float" office:value="181.378" calcext:value-type="float">
            <text:p>181.37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63.55" calcext:value-type="float">
            <text:p>2463.55</text:p>
          </table:table-cell>
          <table:table-cell office:value-type="float" office:value="196.124" calcext:value-type="float">
            <text:p>196.12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36.4" calcext:value-type="float">
            <text:p>2736.4</text:p>
          </table:table-cell>
          <table:table-cell office:value-type="float" office:value="182.094" calcext:value-type="float">
            <text:p>182.09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99.48" calcext:value-type="float">
            <text:p>2599.48</text:p>
          </table:table-cell>
          <table:table-cell office:value-type="float" office:value="197.739" calcext:value-type="float">
            <text:p>197.73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376.73" calcext:value-type="float">
            <text:p>2376.73</text:p>
          </table:table-cell>
          <table:table-cell office:value-type="float" office:value="196.205" calcext:value-type="float">
            <text:p>196.2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33.16" calcext:value-type="float">
            <text:p>2533.16</text:p>
          </table:table-cell>
          <table:table-cell office:value-type="float" office:value="189.659" calcext:value-type="float">
            <text:p>189.65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29.94" calcext:value-type="float">
            <text:p>2529.94</text:p>
          </table:table-cell>
          <table:table-cell office:value-type="float" office:value="182.036" calcext:value-type="float">
            <text:p>182.03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61.54" calcext:value-type="float">
            <text:p>2661.54</text:p>
          </table:table-cell>
          <table:table-cell office:value-type="float" office:value="193.671" calcext:value-type="float">
            <text:p>193.6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29.81" calcext:value-type="float">
            <text:p>2829.81</text:p>
          </table:table-cell>
          <table:table-cell office:value-type="float" office:value="203.018" calcext:value-type="float">
            <text:p>203.0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11.13" calcext:value-type="float">
            <text:p>2711.13</text:p>
          </table:table-cell>
          <table:table-cell office:value-type="float" office:value="177.458" calcext:value-type="float">
            <text:p>177.45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67.2" calcext:value-type="float">
            <text:p>2467.2</text:p>
          </table:table-cell>
          <table:table-cell office:value-type="float" office:value="188.387" calcext:value-type="float">
            <text:p>188.38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75.09" calcext:value-type="float">
            <text:p>2475.09</text:p>
          </table:table-cell>
          <table:table-cell office:value-type="float" office:value="204.46" calcext:value-type="float">
            <text:p>204.4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48.98" calcext:value-type="float">
            <text:p>2648.98</text:p>
          </table:table-cell>
          <table:table-cell office:value-type="float" office:value="193.642" calcext:value-type="float">
            <text:p>193.64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34.37" calcext:value-type="float">
            <text:p>3034.37</text:p>
          </table:table-cell>
          <table:table-cell office:value-type="float" office:value="187.038" calcext:value-type="float">
            <text:p>187.03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86.53" calcext:value-type="float">
            <text:p>2686.53</text:p>
          </table:table-cell>
          <table:table-cell office:value-type="float" office:value="185.079" calcext:value-type="float">
            <text:p>185.07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27.63" calcext:value-type="float">
            <text:p>2827.63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279.99" calcext:value-type="float">
            <text:p>3279.99</text:p>
          </table:table-cell>
          <table:table-cell office:value-type="float" office:value="171.449" calcext:value-type="float">
            <text:p>171.4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78.37" calcext:value-type="float">
            <text:p>2578.37</text:p>
          </table:table-cell>
          <table:table-cell office:value-type="float" office:value="217.572" calcext:value-type="float">
            <text:p>217.5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34.72" calcext:value-type="float">
            <text:p>2434.72</text:p>
          </table:table-cell>
          <table:table-cell office:value-type="float" office:value="188.188" calcext:value-type="float">
            <text:p>188.18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09.15" calcext:value-type="float">
            <text:p>2609.15</text:p>
          </table:table-cell>
          <table:table-cell office:value-type="float" office:value="210.305" calcext:value-type="float">
            <text:p>210.30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05.91" calcext:value-type="float">
            <text:p>2705.91</text:p>
          </table:table-cell>
          <table:table-cell office:value-type="float" office:value="192.147" calcext:value-type="float">
            <text:p>192.14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28.71" calcext:value-type="float">
            <text:p>2828.71</text:p>
          </table:table-cell>
          <table:table-cell office:value-type="float" office:value="179.562" calcext:value-type="float">
            <text:p>179.5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93.49" calcext:value-type="float">
            <text:p>2493.49</text:p>
          </table:table-cell>
          <table:table-cell office:value-type="float" office:value="171.16" calcext:value-type="float">
            <text:p>171.1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23.34" calcext:value-type="float">
            <text:p>2623.34</text:p>
          </table:table-cell>
          <table:table-cell office:value-type="float" office:value="179.44" calcext:value-type="float">
            <text:p>179.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74.59" calcext:value-type="float">
            <text:p>2674.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42.32" calcext:value-type="float">
            <text:p>2642.32</text:p>
          </table:table-cell>
          <table:table-cell office:value-type="float" office:value="181.72" calcext:value-type="float">
            <text:p>181.7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61.48" calcext:value-type="float">
            <text:p>2661.48</text:p>
          </table:table-cell>
          <table:table-cell office:value-type="float" office:value="204.045" calcext:value-type="float">
            <text:p>204.04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52.29" calcext:value-type="float">
            <text:p>2652.29</text:p>
          </table:table-cell>
          <table:table-cell office:value-type="float" office:value="185.511" calcext:value-type="float">
            <text:p>185.51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56.1" calcext:value-type="float">
            <text:p>2456.1</text:p>
          </table:table-cell>
          <table:table-cell office:value-type="float" office:value="179.51" calcext:value-type="float">
            <text:p>179.5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463.55" calcext:value-type="float">
            <text:p>2463.55</text:p>
          </table:table-cell>
          <table:table-cell office:value-type="float" office:value="189.162" calcext:value-type="float">
            <text:p>189.16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94.15" calcext:value-type="float">
            <text:p>2794.15</text:p>
          </table:table-cell>
          <table:table-cell office:value-type="float" office:value="180.895" calcext:value-type="float">
            <text:p>180.89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20.03" calcext:value-type="float">
            <text:p>3020.03</text:p>
          </table:table-cell>
          <table:table-cell office:value-type="float" office:value="228.212" calcext:value-type="float">
            <text:p>228.21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17.32" calcext:value-type="float">
            <text:p>2617.32</text:p>
          </table:table-cell>
          <table:table-cell office:value-type="float" office:value="181.13" calcext:value-type="float">
            <text:p>181.1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00.91" calcext:value-type="float">
            <text:p>3100.91</text:p>
          </table:table-cell>
          <table:table-cell office:value-type="float" office:value="186.026" calcext:value-type="float">
            <text:p>186.026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481.58" calcext:value-type="float">
            <text:p>3481.58</text:p>
          </table:table-cell>
          <table:table-cell office:value-type="float" office:value="176.285" calcext:value-type="float">
            <text:p>176.28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90.44" calcext:value-type="float">
            <text:p>3190.44</text:p>
          </table:table-cell>
          <table:table-cell office:value-type="float" office:value="195.465" calcext:value-type="float">
            <text:p>195.46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73.26" calcext:value-type="float">
            <text:p>2973.26</text:p>
          </table:table-cell>
          <table:table-cell office:value-type="float" office:value="178.731" calcext:value-type="float">
            <text:p>178.73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221.199" calcext:value-type="float">
            <text:p>221.19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72.1" calcext:value-type="float">
            <text:p>2872.1</text:p>
          </table:table-cell>
          <table:table-cell office:value-type="float" office:value="182.075" calcext:value-type="float">
            <text:p>182.07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00.38" calcext:value-type="float">
            <text:p>2700.38</text:p>
          </table:table-cell>
          <table:table-cell office:value-type="float" office:value="190.689" calcext:value-type="float">
            <text:p>190.68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41.38" calcext:value-type="float">
            <text:p>2641.38</text:p>
          </table:table-cell>
          <table:table-cell office:value-type="float" office:value="183.552" calcext:value-type="float">
            <text:p>183.552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83.76" calcext:value-type="float">
            <text:p>2683.76</text:p>
          </table:table-cell>
          <table:table-cell office:value-type="float" office:value="187.654" calcext:value-type="float">
            <text:p>187.65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845.23" calcext:value-type="float">
            <text:p>3845.23</text:p>
          </table:table-cell>
          <table:table-cell office:value-type="float" office:value="181.319" calcext:value-type="float">
            <text:p>181.31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76" calcext:value-type="float">
            <text:p>2676</text:p>
          </table:table-cell>
          <table:table-cell office:value-type="float" office:value="187.023" calcext:value-type="float">
            <text:p>187.023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20.78" calcext:value-type="float">
            <text:p>2620.78</text:p>
          </table:table-cell>
          <table:table-cell office:value-type="float" office:value="181.691" calcext:value-type="float">
            <text:p>181.69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54.85" calcext:value-type="float">
            <text:p>2954.85</text:p>
          </table:table-cell>
          <table:table-cell office:value-type="float" office:value="184.137" calcext:value-type="float">
            <text:p>184.13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93.99" calcext:value-type="float">
            <text:p>2993.99</text:p>
          </table:table-cell>
          <table:table-cell office:value-type="float" office:value="181.44" calcext:value-type="float">
            <text:p>181.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105.92" calcext:value-type="float">
            <text:p>3105.92</text:p>
          </table:table-cell>
          <table:table-cell office:value-type="float" office:value="179.825" calcext:value-type="float">
            <text:p>179.825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88.73" calcext:value-type="float">
            <text:p>3088.73</text:p>
          </table:table-cell>
          <table:table-cell office:value-type="float" office:value="176.977" calcext:value-type="float">
            <text:p>176.977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83.36" calcext:value-type="float">
            <text:p>2883.36</text:p>
          </table:table-cell>
          <table:table-cell office:value-type="float" office:value="198.371" calcext:value-type="float">
            <text:p>198.371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588.34" calcext:value-type="float">
            <text:p>2588.34</text:p>
          </table:table-cell>
          <table:table-cell office:value-type="float" office:value="196.249" calcext:value-type="float">
            <text:p>196.249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79.79" calcext:value-type="float">
            <text:p>2879.79</text:p>
          </table:table-cell>
          <table:table-cell office:value-type="float" office:value="174.444" calcext:value-type="float">
            <text:p>174.44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641.14" calcext:value-type="float">
            <text:p>2641.14</text:p>
          </table:table-cell>
          <table:table-cell office:value-type="float" office:value="183.718" calcext:value-type="float">
            <text:p>183.7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860.54" calcext:value-type="float">
            <text:p>2860.54</text:p>
          </table:table-cell>
          <table:table-cell office:value-type="float" office:value="173.764" calcext:value-type="float">
            <text:p>173.764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999.71" calcext:value-type="float">
            <text:p>2999.71</text:p>
          </table:table-cell>
          <table:table-cell office:value-type="float" office:value="175.298" calcext:value-type="float">
            <text:p>175.29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3063.46" calcext:value-type="float">
            <text:p>3063.46</text:p>
          </table:table-cell>
          <table:table-cell office:value-type="float" office:value="167.718" calcext:value-type="float">
            <text:p>167.718</text:p>
          </table:table-cell>
        </table:table-row>
        <table:table-row table:style-name="ro1">
          <table:table-cell office:value-type="string" calcext:value-type="string">
            <text:p>korytarz1.pgm</text:p>
          </table:table-cell>
          <table:table-cell office:value-type="string" calcext:value-type="string">
            <text:p>rrt-star</text:p>
          </table:table-cell>
          <table:table-cell office:value-type="float" office:value="477.427" calcext:value-type="float">
            <text:p>477.427</text:p>
          </table:table-cell>
          <table:table-cell office:value-type="float" office:value="201.88" calcext:value-type="float">
            <text:p>201.88</text:p>
          </table:table-cell>
          <table:table-cell office:value-type="float" office:value="340.739" calcext:value-type="float">
            <text:p>340.739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2738.67" calcext:value-type="float">
            <text:p>2738.67</text:p>
          </table:table-cell>
          <table:table-cell office:value-type="float" office:value="173.593" calcext:value-type="float">
            <text:p>173.59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3082.81" calcext:value-type="float">
            <text:p>3082.81</text:p>
          </table:table-cell>
          <table:table-cell office:value-type="float" office:value="567.876" calcext:value-type="float">
            <text:p>567.8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50.75" calcext:value-type="float">
            <text:p>2150.75</text:p>
          </table:table-cell>
          <table:table-cell office:value-type="float" office:value="542.799" calcext:value-type="float">
            <text:p>542.7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67.57" calcext:value-type="float">
            <text:p>2067.57</text:p>
          </table:table-cell>
          <table:table-cell office:value-type="float" office:value="519.082" calcext:value-type="float">
            <text:p>519.0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5.48" calcext:value-type="float">
            <text:p>2035.48</text:p>
          </table:table-cell>
          <table:table-cell office:value-type="float" office:value="600.857" calcext:value-type="float">
            <text:p>600.8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342.91" calcext:value-type="float">
            <text:p>2342.91</text:p>
          </table:table-cell>
          <table:table-cell office:value-type="float" office:value="646.202" calcext:value-type="float">
            <text:p>646.2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281.18" calcext:value-type="float">
            <text:p>2281.18</text:p>
          </table:table-cell>
          <table:table-cell office:value-type="float" office:value="472.056" calcext:value-type="float">
            <text:p>472.0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75.51" calcext:value-type="float">
            <text:p>2075.51</text:p>
          </table:table-cell>
          <table:table-cell office:value-type="float" office:value="646.322" calcext:value-type="float">
            <text:p>646.3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45.24" calcext:value-type="float">
            <text:p>2045.24</text:p>
          </table:table-cell>
          <table:table-cell office:value-type="float" office:value="621.718" calcext:value-type="float">
            <text:p>621.7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37.78" calcext:value-type="float">
            <text:p>2137.78</text:p>
          </table:table-cell>
          <table:table-cell office:value-type="float" office:value="523.307" calcext:value-type="float">
            <text:p>523.3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2.25" calcext:value-type="float">
            <text:p>2032.25</text:p>
          </table:table-cell>
          <table:table-cell office:value-type="float" office:value="587.704" calcext:value-type="float">
            <text:p>587.7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35.42" calcext:value-type="float">
            <text:p>1935.42</text:p>
          </table:table-cell>
          <table:table-cell office:value-type="float" office:value="549.598" calcext:value-type="float">
            <text:p>549.5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28.78" calcext:value-type="float">
            <text:p>2028.78</text:p>
          </table:table-cell>
          <table:table-cell office:value-type="float" office:value="651.127" calcext:value-type="float">
            <text:p>651.1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2.2" calcext:value-type="float">
            <text:p>1992.2</text:p>
          </table:table-cell>
          <table:table-cell office:value-type="float" office:value="603.215" calcext:value-type="float">
            <text:p>603.2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8.5" calcext:value-type="float">
            <text:p>1978.5</text:p>
          </table:table-cell>
          <table:table-cell office:value-type="float" office:value="688.074" calcext:value-type="float">
            <text:p>688.0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95.48" calcext:value-type="float">
            <text:p>1895.48</text:p>
          </table:table-cell>
          <table:table-cell office:value-type="float" office:value="715.531" calcext:value-type="float">
            <text:p>715.53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3.55" calcext:value-type="float">
            <text:p>1993.55</text:p>
          </table:table-cell>
          <table:table-cell office:value-type="float" office:value="586.854" calcext:value-type="float">
            <text:p>586.85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87.01" calcext:value-type="float">
            <text:p>2187.01</text:p>
          </table:table-cell>
          <table:table-cell office:value-type="float" office:value="503.902" calcext:value-type="float">
            <text:p>503.9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85.1" calcext:value-type="float">
            <text:p>1985.1</text:p>
          </table:table-cell>
          <table:table-cell office:value-type="float" office:value="568.005" calcext:value-type="float">
            <text:p>568.0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69.38" calcext:value-type="float">
            <text:p>1969.38</text:p>
          </table:table-cell>
          <table:table-cell office:value-type="float" office:value="586.196" calcext:value-type="float">
            <text:p>586.1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68.77" calcext:value-type="float">
            <text:p>1868.77</text:p>
          </table:table-cell>
          <table:table-cell office:value-type="float" office:value="622.799" calcext:value-type="float">
            <text:p>622.7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59" calcext:value-type="float">
            <text:p>2059</text:p>
          </table:table-cell>
          <table:table-cell office:value-type="float" office:value="579.737" calcext:value-type="float">
            <text:p>579.7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55.4" calcext:value-type="float">
            <text:p>2055.4</text:p>
          </table:table-cell>
          <table:table-cell office:value-type="float" office:value="456.57" calcext:value-type="float">
            <text:p>456.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2.14" calcext:value-type="float">
            <text:p>1952.14</text:p>
          </table:table-cell>
          <table:table-cell office:value-type="float" office:value="532.538" calcext:value-type="float">
            <text:p>532.5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5.52" calcext:value-type="float">
            <text:p>2035.52</text:p>
          </table:table-cell>
          <table:table-cell office:value-type="float" office:value="594.174" calcext:value-type="float">
            <text:p>594.1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43.59" calcext:value-type="float">
            <text:p>1943.59</text:p>
          </table:table-cell>
          <table:table-cell office:value-type="float" office:value="547.687" calcext:value-type="float">
            <text:p>547.6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75.34" calcext:value-type="float">
            <text:p>1875.34</text:p>
          </table:table-cell>
          <table:table-cell office:value-type="float" office:value="683.271" calcext:value-type="float">
            <text:p>683.27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44.44" calcext:value-type="float">
            <text:p>1944.44</text:p>
          </table:table-cell>
          <table:table-cell office:value-type="float" office:value="629.534" calcext:value-type="float">
            <text:p>629.5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3.22" calcext:value-type="float">
            <text:p>1953.22</text:p>
          </table:table-cell>
          <table:table-cell office:value-type="float" office:value="531.91" calcext:value-type="float">
            <text:p>531.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515.024" calcext:value-type="float">
            <text:p>515.0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14.05" calcext:value-type="float">
            <text:p>2014.05</text:p>
          </table:table-cell>
          <table:table-cell office:value-type="float" office:value="537.979" calcext:value-type="float">
            <text:p>537.9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18.53" calcext:value-type="float">
            <text:p>2018.53</text:p>
          </table:table-cell>
          <table:table-cell office:value-type="float" office:value="546.046" calcext:value-type="float">
            <text:p>546.0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80.36" calcext:value-type="float">
            <text:p>1980.36</text:p>
          </table:table-cell>
          <table:table-cell office:value-type="float" office:value="468.448" calcext:value-type="float">
            <text:p>468.4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25.9" calcext:value-type="float">
            <text:p>1925.9</text:p>
          </table:table-cell>
          <table:table-cell office:value-type="float" office:value="494.885" calcext:value-type="float">
            <text:p>494.8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1.33" calcext:value-type="float">
            <text:p>1951.33</text:p>
          </table:table-cell>
          <table:table-cell office:value-type="float" office:value="557.562" calcext:value-type="float">
            <text:p>557.5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08.02" calcext:value-type="float">
            <text:p>1908.02</text:p>
          </table:table-cell>
          <table:table-cell office:value-type="float" office:value="593.992" calcext:value-type="float">
            <text:p>593.9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95.5" calcext:value-type="float">
            <text:p>1895.5</text:p>
          </table:table-cell>
          <table:table-cell office:value-type="float" office:value="639.277" calcext:value-type="float">
            <text:p>639.2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88.44" calcext:value-type="float">
            <text:p>1988.44</text:p>
          </table:table-cell>
          <table:table-cell office:value-type="float" office:value="485.234" calcext:value-type="float">
            <text:p>485.2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59.91" calcext:value-type="float">
            <text:p>1859.91</text:p>
          </table:table-cell>
          <table:table-cell office:value-type="float" office:value="715.909" calcext:value-type="float">
            <text:p>715.9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03.2" calcext:value-type="float">
            <text:p>2003.2</text:p>
          </table:table-cell>
          <table:table-cell office:value-type="float" office:value="563.443" calcext:value-type="float">
            <text:p>563.4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23.26" calcext:value-type="float">
            <text:p>2123.26</text:p>
          </table:table-cell>
          <table:table-cell office:value-type="float" office:value="493.619" calcext:value-type="float">
            <text:p>493.6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80.38" calcext:value-type="float">
            <text:p>1880.38</text:p>
          </table:table-cell>
          <table:table-cell office:value-type="float" office:value="568.011" calcext:value-type="float">
            <text:p>568.0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67.8" calcext:value-type="float">
            <text:p>1967.8</text:p>
          </table:table-cell>
          <table:table-cell office:value-type="float" office:value="568.22" calcext:value-type="float">
            <text:p>568.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7.46" calcext:value-type="float">
            <text:p>2037.46</text:p>
          </table:table-cell>
          <table:table-cell office:value-type="float" office:value="453.924" calcext:value-type="float">
            <text:p>453.9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09.24" calcext:value-type="float">
            <text:p>2009.24</text:p>
          </table:table-cell>
          <table:table-cell office:value-type="float" office:value="619.635" calcext:value-type="float">
            <text:p>619.6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1.62" calcext:value-type="float">
            <text:p>1951.62</text:p>
          </table:table-cell>
          <table:table-cell office:value-type="float" office:value="573.757" calcext:value-type="float">
            <text:p>573.7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7.83" calcext:value-type="float">
            <text:p>2037.83</text:p>
          </table:table-cell>
          <table:table-cell office:value-type="float" office:value="652.937" calcext:value-type="float">
            <text:p>652.9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5.82" calcext:value-type="float">
            <text:p>1975.82</text:p>
          </table:table-cell>
          <table:table-cell office:value-type="float" office:value="668.578" calcext:value-type="float">
            <text:p>668.5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45.38" calcext:value-type="float">
            <text:p>1945.38</text:p>
          </table:table-cell>
          <table:table-cell office:value-type="float" office:value="597.411" calcext:value-type="float">
            <text:p>597.4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11.46" calcext:value-type="float">
            <text:p>1911.46</text:p>
          </table:table-cell>
          <table:table-cell office:value-type="float" office:value="637.656" calcext:value-type="float">
            <text:p>637.6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8.76" calcext:value-type="float">
            <text:p>1998.76</text:p>
          </table:table-cell>
          <table:table-cell office:value-type="float" office:value="526.896" calcext:value-type="float">
            <text:p>526.8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44.93" calcext:value-type="float">
            <text:p>1944.93</text:p>
          </table:table-cell>
          <table:table-cell office:value-type="float" office:value="652.906" calcext:value-type="float">
            <text:p>652.9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18.81" calcext:value-type="float">
            <text:p>1918.81</text:p>
          </table:table-cell>
          <table:table-cell office:value-type="float" office:value="641.604" calcext:value-type="float">
            <text:p>641.6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6.28" calcext:value-type="float">
            <text:p>1956.28</text:p>
          </table:table-cell>
          <table:table-cell office:value-type="float" office:value="604.89" calcext:value-type="float">
            <text:p>604.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39.04" calcext:value-type="float">
            <text:p>1939.04</text:p>
          </table:table-cell>
          <table:table-cell office:value-type="float" office:value="597.855" calcext:value-type="float">
            <text:p>597.8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6.6" calcext:value-type="float">
            <text:p>1996.6</text:p>
          </table:table-cell>
          <table:table-cell office:value-type="float" office:value="561.89" calcext:value-type="float">
            <text:p>561.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88.33" calcext:value-type="float">
            <text:p>1888.33</text:p>
          </table:table-cell>
          <table:table-cell office:value-type="float" office:value="653.102" calcext:value-type="float">
            <text:p>653.1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3.73" calcext:value-type="float">
            <text:p>1973.73</text:p>
          </table:table-cell>
          <table:table-cell office:value-type="float" office:value="586.291" calcext:value-type="float">
            <text:p>586.2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0.45" calcext:value-type="float">
            <text:p>1990.45</text:p>
          </table:table-cell>
          <table:table-cell office:value-type="float" office:value="571.846" calcext:value-type="float">
            <text:p>571.8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0.3" calcext:value-type="float">
            <text:p>2030.3</text:p>
          </table:table-cell>
          <table:table-cell office:value-type="float" office:value="549.818" calcext:value-type="float">
            <text:p>549.8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66.01" calcext:value-type="float">
            <text:p>1966.01</text:p>
          </table:table-cell>
          <table:table-cell office:value-type="float" office:value="625.154" calcext:value-type="float">
            <text:p>625.15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4.54" calcext:value-type="float">
            <text:p>2034.54</text:p>
          </table:table-cell>
          <table:table-cell office:value-type="float" office:value="610.104" calcext:value-type="float">
            <text:p>610.1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7.98" calcext:value-type="float">
            <text:p>1997.98</text:p>
          </table:table-cell>
          <table:table-cell office:value-type="float" office:value="521.247" calcext:value-type="float">
            <text:p>521.2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98.59" calcext:value-type="float">
            <text:p>2098.59</text:p>
          </table:table-cell>
          <table:table-cell office:value-type="float" office:value="604.144" calcext:value-type="float">
            <text:p>604.1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0.51" calcext:value-type="float">
            <text:p>1950.51</text:p>
          </table:table-cell>
          <table:table-cell office:value-type="float" office:value="642.178" calcext:value-type="float">
            <text:p>642.1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58.93" calcext:value-type="float">
            <text:p>2058.93</text:p>
          </table:table-cell>
          <table:table-cell office:value-type="float" office:value="605.397" calcext:value-type="float">
            <text:p>605.3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29.46" calcext:value-type="float">
            <text:p>2129.46</text:p>
          </table:table-cell>
          <table:table-cell office:value-type="float" office:value="616.726" calcext:value-type="float">
            <text:p>616.7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8.81" calcext:value-type="float">
            <text:p>1978.81</text:p>
          </table:table-cell>
          <table:table-cell office:value-type="float" office:value="576.732" calcext:value-type="float">
            <text:p>576.7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88.19" calcext:value-type="float">
            <text:p>1888.19</text:p>
          </table:table-cell>
          <table:table-cell office:value-type="float" office:value="614.263" calcext:value-type="float">
            <text:p>614.2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1.54" calcext:value-type="float">
            <text:p>1991.54</text:p>
          </table:table-cell>
          <table:table-cell office:value-type="float" office:value="520.019" calcext:value-type="float">
            <text:p>520.0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05.85" calcext:value-type="float">
            <text:p>2005.85</text:p>
          </table:table-cell>
          <table:table-cell office:value-type="float" office:value="657.679" calcext:value-type="float">
            <text:p>657.6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96.33" calcext:value-type="float">
            <text:p>1896.33</text:p>
          </table:table-cell>
          <table:table-cell office:value-type="float" office:value="611.372" calcext:value-type="float">
            <text:p>611.3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2.23" calcext:value-type="float">
            <text:p>2032.23</text:p>
          </table:table-cell>
          <table:table-cell office:value-type="float" office:value="441.948" calcext:value-type="float">
            <text:p>441.9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16.87" calcext:value-type="float">
            <text:p>1916.87</text:p>
          </table:table-cell>
          <table:table-cell office:value-type="float" office:value="663.715" calcext:value-type="float">
            <text:p>663.7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40.17" calcext:value-type="float">
            <text:p>1940.17</text:p>
          </table:table-cell>
          <table:table-cell office:value-type="float" office:value="589.188" calcext:value-type="float">
            <text:p>589.1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5.78" calcext:value-type="float">
            <text:p>1975.78</text:p>
          </table:table-cell>
          <table:table-cell office:value-type="float" office:value="679.446" calcext:value-type="float">
            <text:p>679.4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78.39" calcext:value-type="float">
            <text:p>2078.39</text:p>
          </table:table-cell>
          <table:table-cell office:value-type="float" office:value="535.145" calcext:value-type="float">
            <text:p>535.1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08.47" calcext:value-type="float">
            <text:p>1908.47</text:p>
          </table:table-cell>
          <table:table-cell office:value-type="float" office:value="492.599" calcext:value-type="float">
            <text:p>492.5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60.5" calcext:value-type="float">
            <text:p>1860.5</text:p>
          </table:table-cell>
          <table:table-cell office:value-type="float" office:value="537.38" calcext:value-type="float">
            <text:p>537.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60.85" calcext:value-type="float">
            <text:p>2060.85</text:p>
          </table:table-cell>
          <table:table-cell office:value-type="float" office:value="458.063" calcext:value-type="float">
            <text:p>458.0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7.93" calcext:value-type="float">
            <text:p>2037.93</text:p>
          </table:table-cell>
          <table:table-cell office:value-type="float" office:value="614.56" calcext:value-type="float">
            <text:p>614.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08.5" calcext:value-type="float">
            <text:p>2108.5</text:p>
          </table:table-cell>
          <table:table-cell office:value-type="float" office:value="607.477" calcext:value-type="float">
            <text:p>607.4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29.34" calcext:value-type="float">
            <text:p>1929.34</text:p>
          </table:table-cell>
          <table:table-cell office:value-type="float" office:value="554.162" calcext:value-type="float">
            <text:p>554.1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35.58" calcext:value-type="float">
            <text:p>1935.58</text:p>
          </table:table-cell>
          <table:table-cell office:value-type="float" office:value="545.341" calcext:value-type="float">
            <text:p>545.3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26.75" calcext:value-type="float">
            <text:p>1926.75</text:p>
          </table:table-cell>
          <table:table-cell office:value-type="float" office:value="598.486" calcext:value-type="float">
            <text:p>598.4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69.72" calcext:value-type="float">
            <text:p>1969.72</text:p>
          </table:table-cell>
          <table:table-cell office:value-type="float" office:value="551.743" calcext:value-type="float">
            <text:p>551.7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26.42" calcext:value-type="float">
            <text:p>1926.42</text:p>
          </table:table-cell>
          <table:table-cell office:value-type="float" office:value="526.434" calcext:value-type="float">
            <text:p>526.4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61.35" calcext:value-type="float">
            <text:p>2061.35</text:p>
          </table:table-cell>
          <table:table-cell office:value-type="float" office:value="537.188" calcext:value-type="float">
            <text:p>537.1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68.26" calcext:value-type="float">
            <text:p>1968.26</text:p>
          </table:table-cell>
          <table:table-cell office:value-type="float" office:value="679.185" calcext:value-type="float">
            <text:p>679.1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4.13" calcext:value-type="float">
            <text:p>1974.13</text:p>
          </table:table-cell>
          <table:table-cell office:value-type="float" office:value="666.424" calcext:value-type="float">
            <text:p>666.4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24.53" calcext:value-type="float">
            <text:p>1924.53</text:p>
          </table:table-cell>
          <table:table-cell office:value-type="float" office:value="559.813" calcext:value-type="float">
            <text:p>559.8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144.03" calcext:value-type="float">
            <text:p>2144.03</text:p>
          </table:table-cell>
          <table:table-cell office:value-type="float" office:value="539.189" calcext:value-type="float">
            <text:p>539.1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21.5" calcext:value-type="float">
            <text:p>1921.5</text:p>
          </table:table-cell>
          <table:table-cell office:value-type="float" office:value="541.46" calcext:value-type="float">
            <text:p>541.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00.12" calcext:value-type="float">
            <text:p>1900.12</text:p>
          </table:table-cell>
          <table:table-cell office:value-type="float" office:value="692.051" calcext:value-type="float">
            <text:p>692.0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93.77" calcext:value-type="float">
            <text:p>1893.77</text:p>
          </table:table-cell>
          <table:table-cell office:value-type="float" office:value="533.08" calcext:value-type="float">
            <text:p>533.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3.39" calcext:value-type="float">
            <text:p>1953.39</text:p>
          </table:table-cell>
          <table:table-cell office:value-type="float" office:value="622.705" calcext:value-type="float">
            <text:p>622.7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2031.03" calcext:value-type="float">
            <text:p>2031.03</text:p>
          </table:table-cell>
          <table:table-cell office:value-type="float" office:value="483.269" calcext:value-type="float">
            <text:p>483.2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91.43" calcext:value-type="float">
            <text:p>1891.43</text:p>
          </table:table-cell>
          <table:table-cell office:value-type="float" office:value="593.177" calcext:value-type="float">
            <text:p>593.1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74.46" calcext:value-type="float">
            <text:p>1974.46</text:p>
          </table:table-cell>
          <table:table-cell office:value-type="float" office:value="584.849" calcext:value-type="float">
            <text:p>584.8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97.07" calcext:value-type="float">
            <text:p>1997.07</text:p>
          </table:table-cell>
          <table:table-cell office:value-type="float" office:value="577.99" calcext:value-type="float">
            <text:p>577.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6.477" calcext:value-type="float">
            <text:p>436.477</text:p>
          </table:table-cell>
          <table:table-cell office:value-type="float" office:value="371.604" calcext:value-type="float">
            <text:p>371.604</text:p>
          </table:table-cell>
          <table:table-cell office:value-type="float" office:value="197.589" calcext:value-type="float">
            <text:p>197.589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958.31" calcext:value-type="float">
            <text:p>1958.31</text:p>
          </table:table-cell>
          <table:table-cell office:value-type="float" office:value="640.42" calcext:value-type="float">
            <text:p>640.4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56.23" calcext:value-type="float">
            <text:p>2256.23</text:p>
          </table:table-cell>
          <table:table-cell office:value-type="float" office:value="207.228" calcext:value-type="float">
            <text:p>207.2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48.84" calcext:value-type="float">
            <text:p>1948.84</text:p>
          </table:table-cell>
          <table:table-cell office:value-type="float" office:value="306.307" calcext:value-type="float">
            <text:p>306.3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93.13" calcext:value-type="float">
            <text:p>1993.13</text:p>
          </table:table-cell>
          <table:table-cell office:value-type="float" office:value="378.409" calcext:value-type="float">
            <text:p>378.4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95.79" calcext:value-type="float">
            <text:p>1995.79</text:p>
          </table:table-cell>
          <table:table-cell office:value-type="float" office:value="281.738" calcext:value-type="float">
            <text:p>281.7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68.79" calcext:value-type="float">
            <text:p>2068.79</text:p>
          </table:table-cell>
          <table:table-cell office:value-type="float" office:value="261.152" calcext:value-type="float">
            <text:p>261.1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7.95" calcext:value-type="float">
            <text:p>2117.95</text:p>
          </table:table-cell>
          <table:table-cell office:value-type="float" office:value="244.035" calcext:value-type="float">
            <text:p>244.0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5.53" calcext:value-type="float">
            <text:p>2115.53</text:p>
          </table:table-cell>
          <table:table-cell office:value-type="float" office:value="267.218" calcext:value-type="float">
            <text:p>267.2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57.06" calcext:value-type="float">
            <text:p>1957.06</text:p>
          </table:table-cell>
          <table:table-cell office:value-type="float" office:value="356.831" calcext:value-type="float">
            <text:p>356.83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85.73" calcext:value-type="float">
            <text:p>2185.73</text:p>
          </table:table-cell>
          <table:table-cell office:value-type="float" office:value="281.773" calcext:value-type="float">
            <text:p>281.7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69.48" calcext:value-type="float">
            <text:p>2069.48</text:p>
          </table:table-cell>
          <table:table-cell office:value-type="float" office:value="290.567" calcext:value-type="float">
            <text:p>290.56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99.38" calcext:value-type="float">
            <text:p>1999.38</text:p>
          </table:table-cell>
          <table:table-cell office:value-type="float" office:value="333.722" calcext:value-type="float">
            <text:p>333.7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87.52" calcext:value-type="float">
            <text:p>1987.52</text:p>
          </table:table-cell>
          <table:table-cell office:value-type="float" office:value="273.09" calcext:value-type="float">
            <text:p>273.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6.27" calcext:value-type="float">
            <text:p>2116.27</text:p>
          </table:table-cell>
          <table:table-cell office:value-type="float" office:value="259.136" calcext:value-type="float">
            <text:p>259.1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83.43" calcext:value-type="float">
            <text:p>2083.43</text:p>
          </table:table-cell>
          <table:table-cell office:value-type="float" office:value="398.64" calcext:value-type="float">
            <text:p>398.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55.26" calcext:value-type="float">
            <text:p>2155.26</text:p>
          </table:table-cell>
          <table:table-cell office:value-type="float" office:value="288.514" calcext:value-type="float">
            <text:p>288.5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38.21" calcext:value-type="float">
            <text:p>2138.21</text:p>
          </table:table-cell>
          <table:table-cell office:value-type="float" office:value="291.583" calcext:value-type="float">
            <text:p>291.5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05.14" calcext:value-type="float">
            <text:p>2105.14</text:p>
          </table:table-cell>
          <table:table-cell office:value-type="float" office:value="384.735" calcext:value-type="float">
            <text:p>384.7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00.52" calcext:value-type="float">
            <text:p>2000.52</text:p>
          </table:table-cell>
          <table:table-cell office:value-type="float" office:value="307.302" calcext:value-type="float">
            <text:p>307.3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5.43" calcext:value-type="float">
            <text:p>2115.43</text:p>
          </table:table-cell>
          <table:table-cell office:value-type="float" office:value="294.247" calcext:value-type="float">
            <text:p>294.2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24.71" calcext:value-type="float">
            <text:p>1924.71</text:p>
          </table:table-cell>
          <table:table-cell office:value-type="float" office:value="272.05" calcext:value-type="float">
            <text:p>272.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26.24" calcext:value-type="float">
            <text:p>2026.24</text:p>
          </table:table-cell>
          <table:table-cell office:value-type="float" office:value="248.84" calcext:value-type="float">
            <text:p>248.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1.18" calcext:value-type="float">
            <text:p>2111.18</text:p>
          </table:table-cell>
          <table:table-cell office:value-type="float" office:value="209.166" calcext:value-type="float">
            <text:p>209.1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28.73" calcext:value-type="float">
            <text:p>2128.73</text:p>
          </table:table-cell>
          <table:table-cell office:value-type="float" office:value="305.77" calcext:value-type="float">
            <text:p>305.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33.29" calcext:value-type="float">
            <text:p>2033.29</text:p>
          </table:table-cell>
          <table:table-cell office:value-type="float" office:value="217.66" calcext:value-type="float">
            <text:p>217.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25.61" calcext:value-type="float">
            <text:p>1925.61</text:p>
          </table:table-cell>
          <table:table-cell office:value-type="float" office:value="317.429" calcext:value-type="float">
            <text:p>317.4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29.23" calcext:value-type="float">
            <text:p>2029.23</text:p>
          </table:table-cell>
          <table:table-cell office:value-type="float" office:value="314.482" calcext:value-type="float">
            <text:p>314.4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21.66" calcext:value-type="float">
            <text:p>2121.66</text:p>
          </table:table-cell>
          <table:table-cell office:value-type="float" office:value="323.259" calcext:value-type="float">
            <text:p>323.2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36.99" calcext:value-type="float">
            <text:p>2136.99</text:p>
          </table:table-cell>
          <table:table-cell office:value-type="float" office:value="322.778" calcext:value-type="float">
            <text:p>322.7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92.3" calcext:value-type="float">
            <text:p>2092.3</text:p>
          </table:table-cell>
          <table:table-cell office:value-type="float" office:value="386.053" calcext:value-type="float">
            <text:p>386.0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82.19" calcext:value-type="float">
            <text:p>2082.19</text:p>
          </table:table-cell>
          <table:table-cell office:value-type="float" office:value="231.797" calcext:value-type="float">
            <text:p>231.7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66.11" calcext:value-type="float">
            <text:p>2066.11</text:p>
          </table:table-cell>
          <table:table-cell office:value-type="float" office:value="242.363" calcext:value-type="float">
            <text:p>242.3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75.13" calcext:value-type="float">
            <text:p>2175.13</text:p>
          </table:table-cell>
          <table:table-cell office:value-type="float" office:value="295.968" calcext:value-type="float">
            <text:p>295.9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36.51" calcext:value-type="float">
            <text:p>2036.51</text:p>
          </table:table-cell>
          <table:table-cell office:value-type="float" office:value="336.374" calcext:value-type="float">
            <text:p>336.3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93.86" calcext:value-type="float">
            <text:p>2093.86</text:p>
          </table:table-cell>
          <table:table-cell office:value-type="float" office:value="221.224" calcext:value-type="float">
            <text:p>221.2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56.2" calcext:value-type="float">
            <text:p>2156.2</text:p>
          </table:table-cell>
          <table:table-cell office:value-type="float" office:value="296.689" calcext:value-type="float">
            <text:p>296.6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99.15" calcext:value-type="float">
            <text:p>1999.15</text:p>
          </table:table-cell>
          <table:table-cell office:value-type="float" office:value="353.882" calcext:value-type="float">
            <text:p>353.8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71.49" calcext:value-type="float">
            <text:p>2071.49</text:p>
          </table:table-cell>
          <table:table-cell office:value-type="float" office:value="363.441" calcext:value-type="float">
            <text:p>363.4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47.55" calcext:value-type="float">
            <text:p>2047.55</text:p>
          </table:table-cell>
          <table:table-cell office:value-type="float" office:value="258.213" calcext:value-type="float">
            <text:p>258.2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282.515" calcext:value-type="float">
            <text:p>282.5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82.49" calcext:value-type="float">
            <text:p>1982.49</text:p>
          </table:table-cell>
          <table:table-cell office:value-type="float" office:value="459.704" calcext:value-type="float">
            <text:p>459.7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76.72" calcext:value-type="float">
            <text:p>2076.72</text:p>
          </table:table-cell>
          <table:table-cell office:value-type="float" office:value="262.609" calcext:value-type="float">
            <text:p>262.6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60.51" calcext:value-type="float">
            <text:p>2160.51</text:p>
          </table:table-cell>
          <table:table-cell office:value-type="float" office:value="246.673" calcext:value-type="float">
            <text:p>246.6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36.23" calcext:value-type="float">
            <text:p>2036.23</text:p>
          </table:table-cell>
          <table:table-cell office:value-type="float" office:value="230.824" calcext:value-type="float">
            <text:p>230.8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04.68" calcext:value-type="float">
            <text:p>2104.68</text:p>
          </table:table-cell>
          <table:table-cell office:value-type="float" office:value="302.277" calcext:value-type="float">
            <text:p>302.2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16.76" calcext:value-type="float">
            <text:p>2216.76</text:p>
          </table:table-cell>
          <table:table-cell office:value-type="float" office:value="212.984" calcext:value-type="float">
            <text:p>212.9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09.99" calcext:value-type="float">
            <text:p>2209.99</text:p>
          </table:table-cell>
          <table:table-cell office:value-type="float" office:value="245.999" calcext:value-type="float">
            <text:p>245.9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58.35" calcext:value-type="float">
            <text:p>1958.35</text:p>
          </table:table-cell>
          <table:table-cell office:value-type="float" office:value="314.611" calcext:value-type="float">
            <text:p>314.6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56.26" calcext:value-type="float">
            <text:p>2156.26</text:p>
          </table:table-cell>
          <table:table-cell office:value-type="float" office:value="254.813" calcext:value-type="float">
            <text:p>254.8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58.01" calcext:value-type="float">
            <text:p>2158.01</text:p>
          </table:table-cell>
          <table:table-cell office:value-type="float" office:value="236.801" calcext:value-type="float">
            <text:p>236.8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20.35" calcext:value-type="float">
            <text:p>2120.35</text:p>
          </table:table-cell>
          <table:table-cell office:value-type="float" office:value="251.755" calcext:value-type="float">
            <text:p>251.7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35" calcext:value-type="float">
            <text:p>2135</text:p>
          </table:table-cell>
          <table:table-cell office:value-type="float" office:value="247.362" calcext:value-type="float">
            <text:p>247.3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97.09" calcext:value-type="float">
            <text:p>1997.09</text:p>
          </table:table-cell>
          <table:table-cell office:value-type="float" office:value="383.957" calcext:value-type="float">
            <text:p>383.9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40.41" calcext:value-type="float">
            <text:p>1940.41</text:p>
          </table:table-cell>
          <table:table-cell office:value-type="float" office:value="668.688" calcext:value-type="float">
            <text:p>668.6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87.91" calcext:value-type="float">
            <text:p>2187.91</text:p>
          </table:table-cell>
          <table:table-cell office:value-type="float" office:value="303.285" calcext:value-type="float">
            <text:p>303.2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50.22" calcext:value-type="float">
            <text:p>1950.22</text:p>
          </table:table-cell>
          <table:table-cell office:value-type="float" office:value="256.993" calcext:value-type="float">
            <text:p>256.9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9.67" calcext:value-type="float">
            <text:p>2119.67</text:p>
          </table:table-cell>
          <table:table-cell office:value-type="float" office:value="329.75" calcext:value-type="float">
            <text:p>329.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35.07" calcext:value-type="float">
            <text:p>2235.07</text:p>
          </table:table-cell>
          <table:table-cell office:value-type="float" office:value="227.262" calcext:value-type="float">
            <text:p>227.2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45.24" calcext:value-type="float">
            <text:p>2145.24</text:p>
          </table:table-cell>
          <table:table-cell office:value-type="float" office:value="271.256" calcext:value-type="float">
            <text:p>271.2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82.39" calcext:value-type="float">
            <text:p>1982.39</text:p>
          </table:table-cell>
          <table:table-cell office:value-type="float" office:value="217.076" calcext:value-type="float">
            <text:p>217.0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61.98" calcext:value-type="float">
            <text:p>2161.98</text:p>
          </table:table-cell>
          <table:table-cell office:value-type="float" office:value="301.536" calcext:value-type="float">
            <text:p>301.5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07.97" calcext:value-type="float">
            <text:p>2007.97</text:p>
          </table:table-cell>
          <table:table-cell office:value-type="float" office:value="335.335" calcext:value-type="float">
            <text:p>335.3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99.27" calcext:value-type="float">
            <text:p>1999.27</text:p>
          </table:table-cell>
          <table:table-cell office:value-type="float" office:value="447.517" calcext:value-type="float">
            <text:p>447.5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34.29" calcext:value-type="float">
            <text:p>2034.29</text:p>
          </table:table-cell>
          <table:table-cell office:value-type="float" office:value="268.316" calcext:value-type="float">
            <text:p>268.3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83.57" calcext:value-type="float">
            <text:p>1983.57</text:p>
          </table:table-cell>
          <table:table-cell office:value-type="float" office:value="216.357" calcext:value-type="float">
            <text:p>216.3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9.88" calcext:value-type="float">
            <text:p>2119.88</text:p>
          </table:table-cell>
          <table:table-cell office:value-type="float" office:value="253.962" calcext:value-type="float">
            <text:p>253.96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86.02" calcext:value-type="float">
            <text:p>2186.02</text:p>
          </table:table-cell>
          <table:table-cell office:value-type="float" office:value="235.598" calcext:value-type="float">
            <text:p>235.5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30.67" calcext:value-type="float">
            <text:p>2130.67</text:p>
          </table:table-cell>
          <table:table-cell office:value-type="float" office:value="302.909" calcext:value-type="float">
            <text:p>302.9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06.14" calcext:value-type="float">
            <text:p>2006.14</text:p>
          </table:table-cell>
          <table:table-cell office:value-type="float" office:value="278.225" calcext:value-type="float">
            <text:p>278.2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05.56" calcext:value-type="float">
            <text:p>2105.56</text:p>
          </table:table-cell>
          <table:table-cell office:value-type="float" office:value="287.396" calcext:value-type="float">
            <text:p>287.3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79.87" calcext:value-type="float">
            <text:p>2179.87</text:p>
          </table:table-cell>
          <table:table-cell office:value-type="float" office:value="295.076" calcext:value-type="float">
            <text:p>295.0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14.07" calcext:value-type="float">
            <text:p>2014.07</text:p>
          </table:table-cell>
          <table:table-cell office:value-type="float" office:value="235.635" calcext:value-type="float">
            <text:p>235.6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05.36" calcext:value-type="float">
            <text:p>2105.36</text:p>
          </table:table-cell>
          <table:table-cell office:value-type="float" office:value="201.726" calcext:value-type="float">
            <text:p>201.7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28.01" calcext:value-type="float">
            <text:p>2028.01</text:p>
          </table:table-cell>
          <table:table-cell office:value-type="float" office:value="380.822" calcext:value-type="float">
            <text:p>380.8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55.06" calcext:value-type="float">
            <text:p>1955.06</text:p>
          </table:table-cell>
          <table:table-cell office:value-type="float" office:value="297.056" calcext:value-type="float">
            <text:p>297.0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48.27" calcext:value-type="float">
            <text:p>2048.27</text:p>
          </table:table-cell>
          <table:table-cell office:value-type="float" office:value="305.783" calcext:value-type="float">
            <text:p>305.7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1944.04" calcext:value-type="float">
            <text:p>1944.04</text:p>
          </table:table-cell>
          <table:table-cell office:value-type="float" office:value="309.648" calcext:value-type="float">
            <text:p>309.6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58.45" calcext:value-type="float">
            <text:p>2158.45</text:p>
          </table:table-cell>
          <table:table-cell office:value-type="float" office:value="354.919" calcext:value-type="float">
            <text:p>354.9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71.85" calcext:value-type="float">
            <text:p>2071.85</text:p>
          </table:table-cell>
          <table:table-cell office:value-type="float" office:value="256.309" calcext:value-type="float">
            <text:p>256.3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24.79" calcext:value-type="float">
            <text:p>2024.79</text:p>
          </table:table-cell>
          <table:table-cell office:value-type="float" office:value="258.308" calcext:value-type="float">
            <text:p>258.3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43.01" calcext:value-type="float">
            <text:p>2243.01</text:p>
          </table:table-cell>
          <table:table-cell office:value-type="float" office:value="293.284" calcext:value-type="float">
            <text:p>293.2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97.42" calcext:value-type="float">
            <text:p>2197.42</text:p>
          </table:table-cell>
          <table:table-cell office:value-type="float" office:value="320.281" calcext:value-type="float">
            <text:p>320.2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59.25" calcext:value-type="float">
            <text:p>2059.25</text:p>
          </table:table-cell>
          <table:table-cell office:value-type="float" office:value="225.522" calcext:value-type="float">
            <text:p>225.5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76.83" calcext:value-type="float">
            <text:p>2076.83</text:p>
          </table:table-cell>
          <table:table-cell office:value-type="float" office:value="261.136" calcext:value-type="float">
            <text:p>261.1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84.32" calcext:value-type="float">
            <text:p>2184.32</text:p>
          </table:table-cell>
          <table:table-cell office:value-type="float" office:value="193.123" calcext:value-type="float">
            <text:p>193.1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34.47" calcext:value-type="float">
            <text:p>2134.47</text:p>
          </table:table-cell>
          <table:table-cell office:value-type="float" office:value="235.017" calcext:value-type="float">
            <text:p>235.0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14.3" calcext:value-type="float">
            <text:p>2114.3</text:p>
          </table:table-cell>
          <table:table-cell office:value-type="float" office:value="280.5" calcext:value-type="float">
            <text:p>280.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06.82" calcext:value-type="float">
            <text:p>2106.82</text:p>
          </table:table-cell>
          <table:table-cell office:value-type="float" office:value="216.238" calcext:value-type="float">
            <text:p>216.2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46.86" calcext:value-type="float">
            <text:p>2046.86</text:p>
          </table:table-cell>
          <table:table-cell office:value-type="float" office:value="207.269" calcext:value-type="float">
            <text:p>207.2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66.66" calcext:value-type="float">
            <text:p>2166.66</text:p>
          </table:table-cell>
          <table:table-cell office:value-type="float" office:value="256.456" calcext:value-type="float">
            <text:p>256.4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92.88" calcext:value-type="float">
            <text:p>2092.88</text:p>
          </table:table-cell>
          <table:table-cell office:value-type="float" office:value="263.611" calcext:value-type="float">
            <text:p>263.6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01.72" calcext:value-type="float">
            <text:p>2001.72</text:p>
          </table:table-cell>
          <table:table-cell office:value-type="float" office:value="311.185" calcext:value-type="float">
            <text:p>311.1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057.71" calcext:value-type="float">
            <text:p>2057.71</text:p>
          </table:table-cell>
          <table:table-cell office:value-type="float" office:value="293.423" calcext:value-type="float">
            <text:p>293.4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14.1" calcext:value-type="float">
            <text:p>2214.1</text:p>
          </table:table-cell>
          <table:table-cell office:value-type="float" office:value="311.729" calcext:value-type="float">
            <text:p>311.7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37.59" calcext:value-type="float">
            <text:p>2137.59</text:p>
          </table:table-cell>
          <table:table-cell office:value-type="float" office:value="318.166" calcext:value-type="float">
            <text:p>318.1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52.39" calcext:value-type="float">
            <text:p>2252.39</text:p>
          </table:table-cell>
          <table:table-cell office:value-type="float" office:value="224.207" calcext:value-type="float">
            <text:p>224.2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53.55" calcext:value-type="float">
            <text:p>2153.55</text:p>
          </table:table-cell>
          <table:table-cell office:value-type="float" office:value="223.424" calcext:value-type="float">
            <text:p>223.4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85.73" calcext:value-type="float">
            <text:p>2185.73</text:p>
          </table:table-cell>
          <table:table-cell office:value-type="float" office:value="280.735" calcext:value-type="float">
            <text:p>280.7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06.77" calcext:value-type="float">
            <text:p>2106.77</text:p>
          </table:table-cell>
          <table:table-cell office:value-type="float" office:value="371.1" calcext:value-type="float">
            <text:p>371.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140.91" calcext:value-type="float">
            <text:p>2140.91</text:p>
          </table:table-cell>
          <table:table-cell office:value-type="float" office:value="220.865" calcext:value-type="float">
            <text:p>220.86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362.583" calcext:value-type="float">
            <text:p>362.583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204.179" calcext:value-type="float">
            <text:p>204.179</text:p>
          </table:table-cell>
          <table:table-cell office:value-type="float" office:value="255.2" calcext:value-type="float">
            <text:p>255.2</text:p>
          </table:table-cell>
          <table:table-cell office:value-type="float" office:value="2209.8" calcext:value-type="float">
            <text:p>2209.8</text:p>
          </table:table-cell>
          <table:table-cell office:value-type="float" office:value="242.92" calcext:value-type="float">
            <text:p>242.9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02.13" calcext:value-type="float">
            <text:p>1902.13</text:p>
          </table:table-cell>
          <table:table-cell office:value-type="float" office:value="727.092" calcext:value-type="float">
            <text:p>727.0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97.67" calcext:value-type="float">
            <text:p>2197.67</text:p>
          </table:table-cell>
          <table:table-cell office:value-type="float" office:value="176.777" calcext:value-type="float">
            <text:p>176.7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04.78" calcext:value-type="float">
            <text:p>2204.78</text:p>
          </table:table-cell>
          <table:table-cell office:value-type="float" office:value="190.748" calcext:value-type="float">
            <text:p>190.7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09.04" calcext:value-type="float">
            <text:p>2109.04</text:p>
          </table:table-cell>
          <table:table-cell office:value-type="float" office:value="257.316" calcext:value-type="float">
            <text:p>257.3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23.64" calcext:value-type="float">
            <text:p>2123.64</text:p>
          </table:table-cell>
          <table:table-cell office:value-type="float" office:value="185.502" calcext:value-type="float">
            <text:p>185.5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10.55" calcext:value-type="float">
            <text:p>2110.55</text:p>
          </table:table-cell>
          <table:table-cell office:value-type="float" office:value="316.945" calcext:value-type="float">
            <text:p>316.9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21.96" calcext:value-type="float">
            <text:p>2121.96</text:p>
          </table:table-cell>
          <table:table-cell office:value-type="float" office:value="182.352" calcext:value-type="float">
            <text:p>182.3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5.56" calcext:value-type="float">
            <text:p>2185.56</text:p>
          </table:table-cell>
          <table:table-cell office:value-type="float" office:value="233.953" calcext:value-type="float">
            <text:p>233.9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2.13" calcext:value-type="float">
            <text:p>2212.13</text:p>
          </table:table-cell>
          <table:table-cell office:value-type="float" office:value="209.032" calcext:value-type="float">
            <text:p>209.0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7.91" calcext:value-type="float">
            <text:p>2217.91</text:p>
          </table:table-cell>
          <table:table-cell office:value-type="float" office:value="199.581" calcext:value-type="float">
            <text:p>199.5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91.71" calcext:value-type="float">
            <text:p>1991.71</text:p>
          </table:table-cell>
          <table:table-cell office:value-type="float" office:value="320.446" calcext:value-type="float">
            <text:p>320.4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73.31" calcext:value-type="float">
            <text:p>2173.31</text:p>
          </table:table-cell>
          <table:table-cell office:value-type="float" office:value="283.642" calcext:value-type="float">
            <text:p>283.6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90.09" calcext:value-type="float">
            <text:p>2090.09</text:p>
          </table:table-cell>
          <table:table-cell office:value-type="float" office:value="166.69" calcext:value-type="float">
            <text:p>166.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48.47" calcext:value-type="float">
            <text:p>2248.47</text:p>
          </table:table-cell>
          <table:table-cell office:value-type="float" office:value="175.275" calcext:value-type="float">
            <text:p>175.2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17.86" calcext:value-type="float">
            <text:p>2117.86</text:p>
          </table:table-cell>
          <table:table-cell office:value-type="float" office:value="194.207" calcext:value-type="float">
            <text:p>194.2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3.22" calcext:value-type="float">
            <text:p>2183.22</text:p>
          </table:table-cell>
          <table:table-cell office:value-type="float" office:value="223.47" calcext:value-type="float">
            <text:p>223.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3.53" calcext:value-type="float">
            <text:p>2183.53</text:p>
          </table:table-cell>
          <table:table-cell office:value-type="float" office:value="195.97" calcext:value-type="float">
            <text:p>195.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225.9" calcext:value-type="float">
            <text:p>225.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53.8" calcext:value-type="float">
            <text:p>2253.8</text:p>
          </table:table-cell>
          <table:table-cell office:value-type="float" office:value="200.351" calcext:value-type="float">
            <text:p>200.3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19.75" calcext:value-type="float">
            <text:p>2119.75</text:p>
          </table:table-cell>
          <table:table-cell office:value-type="float" office:value="222.274" calcext:value-type="float">
            <text:p>222.2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32.36" calcext:value-type="float">
            <text:p>2132.36</text:p>
          </table:table-cell>
          <table:table-cell office:value-type="float" office:value="230.299" calcext:value-type="float">
            <text:p>230.2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01.14" calcext:value-type="float">
            <text:p>2201.14</text:p>
          </table:table-cell>
          <table:table-cell office:value-type="float" office:value="194.629" calcext:value-type="float">
            <text:p>194.6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9.27" calcext:value-type="float">
            <text:p>2239.27</text:p>
          </table:table-cell>
          <table:table-cell office:value-type="float" office:value="199.074" calcext:value-type="float">
            <text:p>199.0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8.99" calcext:value-type="float">
            <text:p>2218.99</text:p>
          </table:table-cell>
          <table:table-cell office:value-type="float" office:value="180.627" calcext:value-type="float">
            <text:p>180.6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71.37" calcext:value-type="float">
            <text:p>1971.37</text:p>
          </table:table-cell>
          <table:table-cell office:value-type="float" office:value="746.136" calcext:value-type="float">
            <text:p>746.1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79.34" calcext:value-type="float">
            <text:p>2179.34</text:p>
          </table:table-cell>
          <table:table-cell office:value-type="float" office:value="215.156" calcext:value-type="float">
            <text:p>215.1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09.84" calcext:value-type="float">
            <text:p>2109.84</text:p>
          </table:table-cell>
          <table:table-cell office:value-type="float" office:value="294.211" calcext:value-type="float">
            <text:p>294.2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68.59" calcext:value-type="float">
            <text:p>2068.59</text:p>
          </table:table-cell>
          <table:table-cell office:value-type="float" office:value="250.819" calcext:value-type="float">
            <text:p>250.8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93.61" calcext:value-type="float">
            <text:p>2193.61</text:p>
          </table:table-cell>
          <table:table-cell office:value-type="float" office:value="249.835" calcext:value-type="float">
            <text:p>249.8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0.16" calcext:value-type="float">
            <text:p>2210.16</text:p>
          </table:table-cell>
          <table:table-cell office:value-type="float" office:value="185.418" calcext:value-type="float">
            <text:p>185.4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80.87" calcext:value-type="float">
            <text:p>2080.87</text:p>
          </table:table-cell>
          <table:table-cell office:value-type="float" office:value="310.322" calcext:value-type="float">
            <text:p>310.3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190.091" calcext:value-type="float">
            <text:p>190.0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70.96" calcext:value-type="float">
            <text:p>2170.96</text:p>
          </table:table-cell>
          <table:table-cell office:value-type="float" office:value="209.526" calcext:value-type="float">
            <text:p>209.5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66.95" calcext:value-type="float">
            <text:p>2266.95</text:p>
          </table:table-cell>
          <table:table-cell office:value-type="float" office:value="192.088" calcext:value-type="float">
            <text:p>192.0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93" calcext:value-type="float">
            <text:p>2093</text:p>
          </table:table-cell>
          <table:table-cell office:value-type="float" office:value="641.811" calcext:value-type="float">
            <text:p>641.8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6.56" calcext:value-type="float">
            <text:p>2236.56</text:p>
          </table:table-cell>
          <table:table-cell office:value-type="float" office:value="198.45" calcext:value-type="float">
            <text:p>198.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04.97" calcext:value-type="float">
            <text:p>2204.97</text:p>
          </table:table-cell>
          <table:table-cell office:value-type="float" office:value="202.629" calcext:value-type="float">
            <text:p>202.6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5.28" calcext:value-type="float">
            <text:p>2225.28</text:p>
          </table:table-cell>
          <table:table-cell office:value-type="float" office:value="205.515" calcext:value-type="float">
            <text:p>205.5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1.17" calcext:value-type="float">
            <text:p>2231.17</text:p>
          </table:table-cell>
          <table:table-cell office:value-type="float" office:value="197.178" calcext:value-type="float">
            <text:p>197.1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29.48" calcext:value-type="float">
            <text:p>2029.48</text:p>
          </table:table-cell>
          <table:table-cell office:value-type="float" office:value="254.7" calcext:value-type="float">
            <text:p>254.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1.95" calcext:value-type="float">
            <text:p>2181.95</text:p>
          </table:table-cell>
          <table:table-cell office:value-type="float" office:value="195.147" calcext:value-type="float">
            <text:p>195.1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72.83" calcext:value-type="float">
            <text:p>2072.83</text:p>
          </table:table-cell>
          <table:table-cell office:value-type="float" office:value="178.053" calcext:value-type="float">
            <text:p>178.0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08.4" calcext:value-type="float">
            <text:p>2108.4</text:p>
          </table:table-cell>
          <table:table-cell office:value-type="float" office:value="216.498" calcext:value-type="float">
            <text:p>216.4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65.95" calcext:value-type="float">
            <text:p>2065.95</text:p>
          </table:table-cell>
          <table:table-cell office:value-type="float" office:value="176.049" calcext:value-type="float">
            <text:p>176.0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8.18" calcext:value-type="float">
            <text:p>2238.18</text:p>
          </table:table-cell>
          <table:table-cell office:value-type="float" office:value="175.623" calcext:value-type="float">
            <text:p>175.6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9.09" calcext:value-type="float">
            <text:p>2239.09</text:p>
          </table:table-cell>
          <table:table-cell office:value-type="float" office:value="209.474" calcext:value-type="float">
            <text:p>209.4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34.27" calcext:value-type="float">
            <text:p>2134.27</text:p>
          </table:table-cell>
          <table:table-cell office:value-type="float" office:value="193.638" calcext:value-type="float">
            <text:p>193.6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0.12" calcext:value-type="float">
            <text:p>2210.12</text:p>
          </table:table-cell>
          <table:table-cell office:value-type="float" office:value="173.118" calcext:value-type="float">
            <text:p>173.1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71.38" calcext:value-type="float">
            <text:p>2171.38</text:p>
          </table:table-cell>
          <table:table-cell office:value-type="float" office:value="304.911" calcext:value-type="float">
            <text:p>304.9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47.37" calcext:value-type="float">
            <text:p>2147.37</text:p>
          </table:table-cell>
          <table:table-cell office:value-type="float" office:value="206.183" calcext:value-type="float">
            <text:p>206.1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881.66" calcext:value-type="float">
            <text:p>1881.66</text:p>
          </table:table-cell>
          <table:table-cell office:value-type="float" office:value="223.164" calcext:value-type="float">
            <text:p>223.1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96.92" calcext:value-type="float">
            <text:p>2196.92</text:p>
          </table:table-cell>
          <table:table-cell office:value-type="float" office:value="182.148" calcext:value-type="float">
            <text:p>182.1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1.84" calcext:value-type="float">
            <text:p>2211.84</text:p>
          </table:table-cell>
          <table:table-cell office:value-type="float" office:value="259.1" calcext:value-type="float">
            <text:p>259.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25.68" calcext:value-type="float">
            <text:p>2025.68</text:p>
          </table:table-cell>
          <table:table-cell office:value-type="float" office:value="220.17" calcext:value-type="float">
            <text:p>220.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9" calcext:value-type="float">
            <text:p>2239</text:p>
          </table:table-cell>
          <table:table-cell office:value-type="float" office:value="178.103" calcext:value-type="float">
            <text:p>178.1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0.66" calcext:value-type="float">
            <text:p>2220.66</text:p>
          </table:table-cell>
          <table:table-cell office:value-type="float" office:value="175.363" calcext:value-type="float">
            <text:p>175.3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94.32" calcext:value-type="float">
            <text:p>1994.32</text:p>
          </table:table-cell>
          <table:table-cell office:value-type="float" office:value="225.796" calcext:value-type="float">
            <text:p>225.7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41.66" calcext:value-type="float">
            <text:p>2041.66</text:p>
          </table:table-cell>
          <table:table-cell office:value-type="float" office:value="300.347" calcext:value-type="float">
            <text:p>300.3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59.72" calcext:value-type="float">
            <text:p>2259.72</text:p>
          </table:table-cell>
          <table:table-cell office:value-type="float" office:value="173.363" calcext:value-type="float">
            <text:p>173.36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23.13" calcext:value-type="float">
            <text:p>1923.13</text:p>
          </table:table-cell>
          <table:table-cell office:value-type="float" office:value="173.115" calcext:value-type="float">
            <text:p>173.1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49.64" calcext:value-type="float">
            <text:p>2149.64</text:p>
          </table:table-cell>
          <table:table-cell office:value-type="float" office:value="319.691" calcext:value-type="float">
            <text:p>319.6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43.36" calcext:value-type="float">
            <text:p>2143.36</text:p>
          </table:table-cell>
          <table:table-cell office:value-type="float" office:value="228.508" calcext:value-type="float">
            <text:p>228.5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45.57" calcext:value-type="float">
            <text:p>2045.57</text:p>
          </table:table-cell>
          <table:table-cell office:value-type="float" office:value="274.921" calcext:value-type="float">
            <text:p>274.92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48.49" calcext:value-type="float">
            <text:p>2048.49</text:p>
          </table:table-cell>
          <table:table-cell office:value-type="float" office:value="243.495" calcext:value-type="float">
            <text:p>243.4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7.33" calcext:value-type="float">
            <text:p>2187.33</text:p>
          </table:table-cell>
          <table:table-cell office:value-type="float" office:value="186.669" calcext:value-type="float">
            <text:p>186.6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00.44" calcext:value-type="float">
            <text:p>2200.44</text:p>
          </table:table-cell>
          <table:table-cell office:value-type="float" office:value="217.419" calcext:value-type="float">
            <text:p>217.4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16.89" calcext:value-type="float">
            <text:p>2216.89</text:p>
          </table:table-cell>
          <table:table-cell office:value-type="float" office:value="185.237" calcext:value-type="float">
            <text:p>185.2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7.25" calcext:value-type="float">
            <text:p>2227.25</text:p>
          </table:table-cell>
          <table:table-cell office:value-type="float" office:value="195.289" calcext:value-type="float">
            <text:p>195.2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81.03" calcext:value-type="float">
            <text:p>2081.03</text:p>
          </table:table-cell>
          <table:table-cell office:value-type="float" office:value="170.872" calcext:value-type="float">
            <text:p>170.8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41.19" calcext:value-type="float">
            <text:p>2041.19</text:p>
          </table:table-cell>
          <table:table-cell office:value-type="float" office:value="216.798" calcext:value-type="float">
            <text:p>216.7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03.39" calcext:value-type="float">
            <text:p>2203.39</text:p>
          </table:table-cell>
          <table:table-cell office:value-type="float" office:value="190.064" calcext:value-type="float">
            <text:p>190.0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90.03" calcext:value-type="float">
            <text:p>2190.03</text:p>
          </table:table-cell>
          <table:table-cell office:value-type="float" office:value="183.618" calcext:value-type="float">
            <text:p>183.6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9.82" calcext:value-type="float">
            <text:p>2189.82</text:p>
          </table:table-cell>
          <table:table-cell office:value-type="float" office:value="263.448" calcext:value-type="float">
            <text:p>263.4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95.63" calcext:value-type="float">
            <text:p>1995.63</text:p>
          </table:table-cell>
          <table:table-cell office:value-type="float" office:value="222.48" calcext:value-type="float">
            <text:p>222.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984.62" calcext:value-type="float">
            <text:p>1984.62</text:p>
          </table:table-cell>
          <table:table-cell office:value-type="float" office:value="210.484" calcext:value-type="float">
            <text:p>210.4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54.2" calcext:value-type="float">
            <text:p>2054.2</text:p>
          </table:table-cell>
          <table:table-cell office:value-type="float" office:value="211.056" calcext:value-type="float">
            <text:p>211.0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3.29" calcext:value-type="float">
            <text:p>2223.29</text:p>
          </table:table-cell>
          <table:table-cell office:value-type="float" office:value="177.203" calcext:value-type="float">
            <text:p>177.2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47.26" calcext:value-type="float">
            <text:p>2147.26</text:p>
          </table:table-cell>
          <table:table-cell office:value-type="float" office:value="263.424" calcext:value-type="float">
            <text:p>263.42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32.23" calcext:value-type="float">
            <text:p>2232.23</text:p>
          </table:table-cell>
          <table:table-cell office:value-type="float" office:value="180.672" calcext:value-type="float">
            <text:p>180.6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92.01" calcext:value-type="float">
            <text:p>2192.01</text:p>
          </table:table-cell>
          <table:table-cell office:value-type="float" office:value="233.843" calcext:value-type="float">
            <text:p>233.8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42.56" calcext:value-type="float">
            <text:p>2142.56</text:p>
          </table:table-cell>
          <table:table-cell office:value-type="float" office:value="169.493" calcext:value-type="float">
            <text:p>169.4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88.65" calcext:value-type="float">
            <text:p>2088.65</text:p>
          </table:table-cell>
          <table:table-cell office:value-type="float" office:value="229.215" calcext:value-type="float">
            <text:p>229.2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00.54" calcext:value-type="float">
            <text:p>2100.54</text:p>
          </table:table-cell>
          <table:table-cell office:value-type="float" office:value="200.777" calcext:value-type="float">
            <text:p>200.7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1855.53" calcext:value-type="float">
            <text:p>1855.53</text:p>
          </table:table-cell>
          <table:table-cell office:value-type="float" office:value="261.273" calcext:value-type="float">
            <text:p>261.2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617.99" calcext:value-type="float">
            <text:p>2617.99</text:p>
          </table:table-cell>
          <table:table-cell office:value-type="float" office:value="204.607" calcext:value-type="float">
            <text:p>204.60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438.51" calcext:value-type="float">
            <text:p>2438.51</text:p>
          </table:table-cell>
          <table:table-cell office:value-type="float" office:value="707.1" calcext:value-type="float">
            <text:p>707.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754.95" calcext:value-type="float">
            <text:p>2754.95</text:p>
          </table:table-cell>
          <table:table-cell office:value-type="float" office:value="172.488" calcext:value-type="float">
            <text:p>172.48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369.16" calcext:value-type="float">
            <text:p>2369.16</text:p>
          </table:table-cell>
          <table:table-cell office:value-type="float" office:value="192.469" calcext:value-type="float">
            <text:p>192.4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483.49" calcext:value-type="float">
            <text:p>2483.49</text:p>
          </table:table-cell>
          <table:table-cell office:value-type="float" office:value="200.172" calcext:value-type="float">
            <text:p>200.1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584.72" calcext:value-type="float">
            <text:p>2584.72</text:p>
          </table:table-cell>
          <table:table-cell office:value-type="float" office:value="248.379" calcext:value-type="float">
            <text:p>248.3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07.43" calcext:value-type="float">
            <text:p>2207.43</text:p>
          </table:table-cell>
          <table:table-cell office:value-type="float" office:value="196.445" calcext:value-type="float">
            <text:p>196.4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22.74" calcext:value-type="float">
            <text:p>2122.74</text:p>
          </table:table-cell>
          <table:table-cell office:value-type="float" office:value="270.374" calcext:value-type="float">
            <text:p>270.3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5.36" calcext:value-type="float">
            <text:p>2225.36</text:p>
          </table:table-cell>
          <table:table-cell office:value-type="float" office:value="184.532" calcext:value-type="float">
            <text:p>184.5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14.57" calcext:value-type="float">
            <text:p>2114.57</text:p>
          </table:table-cell>
          <table:table-cell office:value-type="float" office:value="251.673" calcext:value-type="float">
            <text:p>251.6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9.42" calcext:value-type="float">
            <text:p>2229.42</text:p>
          </table:table-cell>
          <table:table-cell office:value-type="float" office:value="192.51" calcext:value-type="float">
            <text:p>192.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66.96" calcext:value-type="float">
            <text:p>2166.96</text:p>
          </table:table-cell>
          <table:table-cell office:value-type="float" office:value="228.935" calcext:value-type="float">
            <text:p>228.9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63.96" calcext:value-type="float">
            <text:p>2263.96</text:p>
          </table:table-cell>
          <table:table-cell office:value-type="float" office:value="191.837" calcext:value-type="float">
            <text:p>191.8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035.21" calcext:value-type="float">
            <text:p>2035.21</text:p>
          </table:table-cell>
          <table:table-cell office:value-type="float" office:value="186.96" calcext:value-type="float">
            <text:p>186.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224.18" calcext:value-type="float">
            <text:p>2224.18</text:p>
          </table:table-cell>
          <table:table-cell office:value-type="float" office:value="243.14" calcext:value-type="float">
            <text:p>243.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200.799" calcext:value-type="float">
            <text:p>200.799</text:p>
          </table:table-cell>
          <table:table-cell office:value-type="float" office:value="333.171" calcext:value-type="float">
            <text:p>333.171</text:p>
          </table:table-cell>
          <table:table-cell office:value-type="float" office:value="304.847" calcext:value-type="float">
            <text:p>304.847</text:p>
          </table:table-cell>
          <table:table-cell office:value-type="float" office:value="435.493" calcext:value-type="float">
            <text:p>435.493</text:p>
          </table:table-cell>
          <table:table-cell office:value-type="float" office:value="2187.37" calcext:value-type="float">
            <text:p>2187.37</text:p>
          </table:table-cell>
          <table:table-cell office:value-type="float" office:value="294.762" calcext:value-type="float">
            <text:p>294.76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05.09" calcext:value-type="float">
            <text:p>2205.09</text:p>
          </table:table-cell>
          <table:table-cell office:value-type="float" office:value="204.642" calcext:value-type="float">
            <text:p>204.64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1.52" calcext:value-type="float">
            <text:p>2151.52</text:p>
          </table:table-cell>
          <table:table-cell office:value-type="float" office:value="204.838" calcext:value-type="float">
            <text:p>204.8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31.82" calcext:value-type="float">
            <text:p>2031.82</text:p>
          </table:table-cell>
          <table:table-cell office:value-type="float" office:value="212.422" calcext:value-type="float">
            <text:p>212.4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5.97" calcext:value-type="float">
            <text:p>2155.97</text:p>
          </table:table-cell>
          <table:table-cell office:value-type="float" office:value="159.557" calcext:value-type="float">
            <text:p>159.5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6.25" calcext:value-type="float">
            <text:p>2156.25</text:p>
          </table:table-cell>
          <table:table-cell office:value-type="float" office:value="158.382" calcext:value-type="float">
            <text:p>158.3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6.76" calcext:value-type="float">
            <text:p>2146.76</text:p>
          </table:table-cell>
          <table:table-cell office:value-type="float" office:value="182.834" calcext:value-type="float">
            <text:p>182.8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71.32" calcext:value-type="float">
            <text:p>2171.32</text:p>
          </table:table-cell>
          <table:table-cell office:value-type="float" office:value="205.129" calcext:value-type="float">
            <text:p>205.1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07.67" calcext:value-type="float">
            <text:p>2207.67</text:p>
          </table:table-cell>
          <table:table-cell office:value-type="float" office:value="157.167" calcext:value-type="float">
            <text:p>157.16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7.72" calcext:value-type="float">
            <text:p>2197.72</text:p>
          </table:table-cell>
          <table:table-cell office:value-type="float" office:value="195.99" calcext:value-type="float">
            <text:p>195.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2.74" calcext:value-type="float">
            <text:p>2142.74</text:p>
          </table:table-cell>
          <table:table-cell office:value-type="float" office:value="210.685" calcext:value-type="float">
            <text:p>210.6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13.42" calcext:value-type="float">
            <text:p>2213.42</text:p>
          </table:table-cell>
          <table:table-cell office:value-type="float" office:value="202.49" calcext:value-type="float">
            <text:p>202.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6.51" calcext:value-type="float">
            <text:p>2136.51</text:p>
          </table:table-cell>
          <table:table-cell office:value-type="float" office:value="240.201" calcext:value-type="float">
            <text:p>240.2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20.69" calcext:value-type="float">
            <text:p>2120.69</text:p>
          </table:table-cell>
          <table:table-cell office:value-type="float" office:value="148.267" calcext:value-type="float">
            <text:p>148.26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4.04" calcext:value-type="float">
            <text:p>2194.04</text:p>
          </table:table-cell>
          <table:table-cell office:value-type="float" office:value="169.492" calcext:value-type="float">
            <text:p>169.4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31.09" calcext:value-type="float">
            <text:p>2231.09</text:p>
          </table:table-cell>
          <table:table-cell office:value-type="float" office:value="218.344" calcext:value-type="float">
            <text:p>218.3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1.65" calcext:value-type="float">
            <text:p>2141.65</text:p>
          </table:table-cell>
          <table:table-cell office:value-type="float" office:value="197.769" calcext:value-type="float">
            <text:p>197.7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1.7" calcext:value-type="float">
            <text:p>2131.7</text:p>
          </table:table-cell>
          <table:table-cell office:value-type="float" office:value="219.037" calcext:value-type="float">
            <text:p>219.0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6.51" calcext:value-type="float">
            <text:p>2186.51</text:p>
          </table:table-cell>
          <table:table-cell office:value-type="float" office:value="170.238" calcext:value-type="float">
            <text:p>170.2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72.36" calcext:value-type="float">
            <text:p>2172.36</text:p>
          </table:table-cell>
          <table:table-cell office:value-type="float" office:value="213.34" calcext:value-type="float">
            <text:p>213.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69.02" calcext:value-type="float">
            <text:p>2169.02</text:p>
          </table:table-cell>
          <table:table-cell office:value-type="float" office:value="219.074" calcext:value-type="float">
            <text:p>219.0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03.31" calcext:value-type="float">
            <text:p>2203.31</text:p>
          </table:table-cell>
          <table:table-cell office:value-type="float" office:value="210.598" calcext:value-type="float">
            <text:p>210.5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0.65" calcext:value-type="float">
            <text:p>2150.65</text:p>
          </table:table-cell>
          <table:table-cell office:value-type="float" office:value="408.595" calcext:value-type="float">
            <text:p>408.5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63.46" calcext:value-type="float">
            <text:p>2163.46</text:p>
          </table:table-cell>
          <table:table-cell office:value-type="float" office:value="177.616" calcext:value-type="float">
            <text:p>177.6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4.88" calcext:value-type="float">
            <text:p>2134.88</text:p>
          </table:table-cell>
          <table:table-cell office:value-type="float" office:value="227.86" calcext:value-type="float">
            <text:p>227.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84.16" calcext:value-type="float">
            <text:p>2084.16</text:p>
          </table:table-cell>
          <table:table-cell office:value-type="float" office:value="230.36" calcext:value-type="float">
            <text:p>230.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16.23" calcext:value-type="float">
            <text:p>2216.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1.31" calcext:value-type="float">
            <text:p>2191.31</text:p>
          </table:table-cell>
          <table:table-cell office:value-type="float" office:value="220.129" calcext:value-type="float">
            <text:p>220.1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28.26" calcext:value-type="float">
            <text:p>2128.26</text:p>
          </table:table-cell>
          <table:table-cell office:value-type="float" office:value="163.517" calcext:value-type="float">
            <text:p>163.5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9.57" calcext:value-type="float">
            <text:p>2189.57</text:p>
          </table:table-cell>
          <table:table-cell office:value-type="float" office:value="211.672" calcext:value-type="float">
            <text:p>211.6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9.73" calcext:value-type="float">
            <text:p>2139.73</text:p>
          </table:table-cell>
          <table:table-cell office:value-type="float" office:value="200.381" calcext:value-type="float">
            <text:p>200.38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84.4" calcext:value-type="float">
            <text:p>2384.4</text:p>
          </table:table-cell>
          <table:table-cell office:value-type="float" office:value="229.561" calcext:value-type="float">
            <text:p>229.56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946.46" calcext:value-type="float">
            <text:p>2946.46</text:p>
          </table:table-cell>
          <table:table-cell office:value-type="float" office:value="160.08" calcext:value-type="float">
            <text:p>160.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30.6" calcext:value-type="float">
            <text:p>2330.6</text:p>
          </table:table-cell>
          <table:table-cell office:value-type="float" office:value="174.52" calcext:value-type="float">
            <text:p>174.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34.29" calcext:value-type="float">
            <text:p>2234.29</text:p>
          </table:table-cell>
          <table:table-cell office:value-type="float" office:value="174.18" calcext:value-type="float">
            <text:p>174.1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73.15" calcext:value-type="float">
            <text:p>2173.15</text:p>
          </table:table-cell>
          <table:table-cell office:value-type="float" office:value="155.538" calcext:value-type="float">
            <text:p>155.5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66.45" calcext:value-type="float">
            <text:p>2166.45</text:p>
          </table:table-cell>
          <table:table-cell office:value-type="float" office:value="167.25" calcext:value-type="float">
            <text:p>167.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02.57" calcext:value-type="float">
            <text:p>2302.57</text:p>
          </table:table-cell>
          <table:table-cell office:value-type="float" office:value="186.651" calcext:value-type="float">
            <text:p>186.6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44.09" calcext:value-type="float">
            <text:p>2044.09</text:p>
          </table:table-cell>
          <table:table-cell office:value-type="float" office:value="215.291" calcext:value-type="float">
            <text:p>215.2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62.82" calcext:value-type="float">
            <text:p>2162.82</text:p>
          </table:table-cell>
          <table:table-cell office:value-type="float" office:value="209.027" calcext:value-type="float">
            <text:p>209.0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31.02" calcext:value-type="float">
            <text:p>2231.02</text:p>
          </table:table-cell>
          <table:table-cell office:value-type="float" office:value="148.655" calcext:value-type="float">
            <text:p>148.65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16.03" calcext:value-type="float">
            <text:p>2116.03</text:p>
          </table:table-cell>
          <table:table-cell office:value-type="float" office:value="173.519" calcext:value-type="float">
            <text:p>173.5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02.92" calcext:value-type="float">
            <text:p>2202.92</text:p>
          </table:table-cell>
          <table:table-cell office:value-type="float" office:value="195.937" calcext:value-type="float">
            <text:p>195.9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34.26" calcext:value-type="float">
            <text:p>2234.26</text:p>
          </table:table-cell>
          <table:table-cell office:value-type="float" office:value="241.205" calcext:value-type="float">
            <text:p>241.2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13.53" calcext:value-type="float">
            <text:p>2213.53</text:p>
          </table:table-cell>
          <table:table-cell office:value-type="float" office:value="190.396" calcext:value-type="float">
            <text:p>190.3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2.58" calcext:value-type="float">
            <text:p>2152.58</text:p>
          </table:table-cell>
          <table:table-cell office:value-type="float" office:value="177.204" calcext:value-type="float">
            <text:p>177.2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17.6" calcext:value-type="float">
            <text:p>2117.6</text:p>
          </table:table-cell>
          <table:table-cell office:value-type="float" office:value="209.514" calcext:value-type="float">
            <text:p>209.5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14.73" calcext:value-type="float">
            <text:p>2114.73</text:p>
          </table:table-cell>
          <table:table-cell office:value-type="float" office:value="234.406" calcext:value-type="float">
            <text:p>234.4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86.63" calcext:value-type="float">
            <text:p>2086.63</text:p>
          </table:table-cell>
          <table:table-cell office:value-type="float" office:value="249.128" calcext:value-type="float">
            <text:p>249.12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6.8" calcext:value-type="float">
            <text:p>2156.8</text:p>
          </table:table-cell>
          <table:table-cell office:value-type="float" office:value="178.93" calcext:value-type="float">
            <text:p>178.9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78.04" calcext:value-type="float">
            <text:p>2178.04</text:p>
          </table:table-cell>
          <table:table-cell office:value-type="float" office:value="191.292" calcext:value-type="float">
            <text:p>191.2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48.55" calcext:value-type="float">
            <text:p>2048.55</text:p>
          </table:table-cell>
          <table:table-cell office:value-type="float" office:value="212.438" calcext:value-type="float">
            <text:p>212.43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17.05" calcext:value-type="float">
            <text:p>2117.05</text:p>
          </table:table-cell>
          <table:table-cell office:value-type="float" office:value="184.622" calcext:value-type="float">
            <text:p>184.62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2.26" calcext:value-type="float">
            <text:p>2142.26</text:p>
          </table:table-cell>
          <table:table-cell office:value-type="float" office:value="153.37" calcext:value-type="float">
            <text:p>153.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20.09" calcext:value-type="float">
            <text:p>2120.09</text:p>
          </table:table-cell>
          <table:table-cell office:value-type="float" office:value="272.025" calcext:value-type="float">
            <text:p>272.0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2.38" calcext:value-type="float">
            <text:p>2192.38</text:p>
          </table:table-cell>
          <table:table-cell office:value-type="float" office:value="200.717" calcext:value-type="float">
            <text:p>200.7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77.21" calcext:value-type="float">
            <text:p>2077.21</text:p>
          </table:table-cell>
          <table:table-cell office:value-type="float" office:value="226.803" calcext:value-type="float">
            <text:p>226.8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72.82" calcext:value-type="float">
            <text:p>2172.82</text:p>
          </table:table-cell>
          <table:table-cell office:value-type="float" office:value="176.337" calcext:value-type="float">
            <text:p>176.3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8.05" calcext:value-type="float">
            <text:p>2188.05</text:p>
          </table:table-cell>
          <table:table-cell office:value-type="float" office:value="310.973" calcext:value-type="float">
            <text:p>310.9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0.35" calcext:value-type="float">
            <text:p>2190.35</text:p>
          </table:table-cell>
          <table:table-cell office:value-type="float" office:value="173.737" calcext:value-type="float">
            <text:p>173.7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6.37" calcext:value-type="float">
            <text:p>2186.37</text:p>
          </table:table-cell>
          <table:table-cell office:value-type="float" office:value="193.823" calcext:value-type="float">
            <text:p>193.8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2.51" calcext:value-type="float">
            <text:p>2192.51</text:p>
          </table:table-cell>
          <table:table-cell office:value-type="float" office:value="179.446" calcext:value-type="float">
            <text:p>179.44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3.56" calcext:value-type="float">
            <text:p>2193.56</text:p>
          </table:table-cell>
          <table:table-cell office:value-type="float" office:value="140.131" calcext:value-type="float">
            <text:p>140.13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6.36" calcext:value-type="float">
            <text:p>2186.36</text:p>
          </table:table-cell>
          <table:table-cell office:value-type="float" office:value="252.209" calcext:value-type="float">
            <text:p>252.2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1.07" calcext:value-type="float">
            <text:p>2131.07</text:p>
          </table:table-cell>
          <table:table-cell office:value-type="float" office:value="196.335" calcext:value-type="float">
            <text:p>196.3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00.97" calcext:value-type="float">
            <text:p>2300.97</text:p>
          </table:table-cell>
          <table:table-cell office:value-type="float" office:value="181.644" calcext:value-type="float">
            <text:p>181.6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58.02" calcext:value-type="float">
            <text:p>2158.02</text:p>
          </table:table-cell>
          <table:table-cell office:value-type="float" office:value="225.148" calcext:value-type="float">
            <text:p>225.1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13.6" calcext:value-type="float">
            <text:p>2213.6</text:p>
          </table:table-cell>
          <table:table-cell office:value-type="float" office:value="207.87" calcext:value-type="float">
            <text:p>207.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0.24" calcext:value-type="float">
            <text:p>2190.24</text:p>
          </table:table-cell>
          <table:table-cell office:value-type="float" office:value="248.332" calcext:value-type="float">
            <text:p>248.3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1.18" calcext:value-type="float">
            <text:p>2141.18</text:p>
          </table:table-cell>
          <table:table-cell office:value-type="float" office:value="154.084" calcext:value-type="float">
            <text:p>154.0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25.51" calcext:value-type="float">
            <text:p>2225.51</text:p>
          </table:table-cell>
          <table:table-cell office:value-type="float" office:value="195.398" calcext:value-type="float">
            <text:p>195.39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0.01" calcext:value-type="float">
            <text:p>2180.01</text:p>
          </table:table-cell>
          <table:table-cell office:value-type="float" office:value="191.409" calcext:value-type="float">
            <text:p>191.4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8.44" calcext:value-type="float">
            <text:p>2138.44</text:p>
          </table:table-cell>
          <table:table-cell office:value-type="float" office:value="215.848" calcext:value-type="float">
            <text:p>215.84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08.83" calcext:value-type="float">
            <text:p>2208.83</text:p>
          </table:table-cell>
          <table:table-cell office:value-type="float" office:value="181.015" calcext:value-type="float">
            <text:p>181.0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0.85" calcext:value-type="float">
            <text:p>2190.85</text:p>
          </table:table-cell>
          <table:table-cell office:value-type="float" office:value="239.51" calcext:value-type="float">
            <text:p>239.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0.18" calcext:value-type="float">
            <text:p>2190.18</text:p>
          </table:table-cell>
          <table:table-cell office:value-type="float" office:value="174.241" calcext:value-type="float">
            <text:p>174.2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38.52" calcext:value-type="float">
            <text:p>2238.52</text:p>
          </table:table-cell>
          <table:table-cell office:value-type="float" office:value="195.443" calcext:value-type="float">
            <text:p>195.4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73.49" calcext:value-type="float">
            <text:p>2173.49</text:p>
          </table:table-cell>
          <table:table-cell office:value-type="float" office:value="234.987" calcext:value-type="float">
            <text:p>234.98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12.8" calcext:value-type="float">
            <text:p>2112.8</text:p>
          </table:table-cell>
          <table:table-cell office:value-type="float" office:value="317.539" calcext:value-type="float">
            <text:p>317.53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96.22" calcext:value-type="float">
            <text:p>2196.22</text:p>
          </table:table-cell>
          <table:table-cell office:value-type="float" office:value="157.752" calcext:value-type="float">
            <text:p>157.75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0.01" calcext:value-type="float">
            <text:p>2140.01</text:p>
          </table:table-cell>
          <table:table-cell office:value-type="float" office:value="205.69" calcext:value-type="float">
            <text:p>205.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36.8" calcext:value-type="float">
            <text:p>2136.8</text:p>
          </table:table-cell>
          <table:table-cell office:value-type="float" office:value="161.523" calcext:value-type="float">
            <text:p>161.52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4.4" calcext:value-type="float">
            <text:p>2144.4</text:p>
          </table:table-cell>
          <table:table-cell office:value-type="float" office:value="178.515" calcext:value-type="float">
            <text:p>178.5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62.04" calcext:value-type="float">
            <text:p>2262.04</text:p>
          </table:table-cell>
          <table:table-cell office:value-type="float" office:value="198.761" calcext:value-type="float">
            <text:p>198.76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42.96" calcext:value-type="float">
            <text:p>2142.96</text:p>
          </table:table-cell>
          <table:table-cell office:value-type="float" office:value="202.236" calcext:value-type="float">
            <text:p>202.2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57.21" calcext:value-type="float">
            <text:p>2257.21</text:p>
          </table:table-cell>
          <table:table-cell office:value-type="float" office:value="202.536" calcext:value-type="float">
            <text:p>202.53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62.26" calcext:value-type="float">
            <text:p>2762.26</text:p>
          </table:table-cell>
          <table:table-cell office:value-type="float" office:value="212.479" calcext:value-type="float">
            <text:p>212.4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49.41" calcext:value-type="float">
            <text:p>2649.41</text:p>
          </table:table-cell>
          <table:table-cell office:value-type="float" office:value="167.716" calcext:value-type="float">
            <text:p>167.7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03.91" calcext:value-type="float">
            <text:p>2703.91</text:p>
          </table:table-cell>
          <table:table-cell office:value-type="float" office:value="164.092" calcext:value-type="float">
            <text:p>164.0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732.17" calcext:value-type="float">
            <text:p>2732.17</text:p>
          </table:table-cell>
          <table:table-cell office:value-type="float" office:value="138.696" calcext:value-type="float">
            <text:p>138.6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92.77" calcext:value-type="float">
            <text:p>2692.77</text:p>
          </table:table-cell>
          <table:table-cell office:value-type="float" office:value="215.596" calcext:value-type="float">
            <text:p>215.5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569.17" calcext:value-type="float">
            <text:p>2569.17</text:p>
          </table:table-cell>
          <table:table-cell office:value-type="float" office:value="196.84" calcext:value-type="float">
            <text:p>196.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44.33" calcext:value-type="float">
            <text:p>2344.33</text:p>
          </table:table-cell>
          <table:table-cell office:value-type="float" office:value="146.429" calcext:value-type="float">
            <text:p>146.4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12.3" calcext:value-type="float">
            <text:p>2212.3</text:p>
          </table:table-cell>
          <table:table-cell office:value-type="float" office:value="246.421" calcext:value-type="float">
            <text:p>246.42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09.28" calcext:value-type="float">
            <text:p>2109.28</text:p>
          </table:table-cell>
          <table:table-cell office:value-type="float" office:value="261.601" calcext:value-type="float">
            <text:p>261.6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09.69" calcext:value-type="float">
            <text:p>2009.69</text:p>
          </table:table-cell>
          <table:table-cell office:value-type="float" office:value="278.159" calcext:value-type="float">
            <text:p>278.15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64.78" calcext:value-type="float">
            <text:p>2164.78</text:p>
          </table:table-cell>
          <table:table-cell office:value-type="float" office:value="183.176" calcext:value-type="float">
            <text:p>183.1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05.7" calcext:value-type="float">
            <text:p>2205.7</text:p>
          </table:table-cell>
          <table:table-cell office:value-type="float" office:value="148.426" calcext:value-type="float">
            <text:p>148.4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189.07" calcext:value-type="float">
            <text:p>2189.07</text:p>
          </table:table-cell>
          <table:table-cell office:value-type="float" office:value="179.456" calcext:value-type="float">
            <text:p>179.45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025.18" calcext:value-type="float">
            <text:p>2025.18</text:p>
          </table:table-cell>
          <table:table-cell office:value-type="float" office:value="236.086" calcext:value-type="float">
            <text:p>236.0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95.9787" calcext:value-type="float">
            <text:p>95.9787</text:p>
          </table:table-cell>
          <table:table-cell office:value-type="float" office:value="185.552" calcext:value-type="float">
            <text:p>185.552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230.27" calcext:value-type="float">
            <text:p>230.27</text:p>
          </table:table-cell>
          <table:table-cell office:value-type="float" office:value="2210.49" calcext:value-type="float">
            <text:p>2210.49</text:p>
          </table:table-cell>
          <table:table-cell office:value-type="float" office:value="221.203" calcext:value-type="float">
            <text:p>221.20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32.2" calcext:value-type="float">
            <text:p>1832.2</text:p>
          </table:table-cell>
          <table:table-cell office:value-type="float" office:value="643.099" calcext:value-type="float">
            <text:p>643.09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13.98" calcext:value-type="float">
            <text:p>1813.98</text:p>
          </table:table-cell>
          <table:table-cell office:value-type="float" office:value="416.785" calcext:value-type="float">
            <text:p>416.7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73.38" calcext:value-type="float">
            <text:p>1873.38</text:p>
          </table:table-cell>
          <table:table-cell office:value-type="float" office:value="388.703" calcext:value-type="float">
            <text:p>388.7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57.41" calcext:value-type="float">
            <text:p>1857.41</text:p>
          </table:table-cell>
          <table:table-cell office:value-type="float" office:value="507.27" calcext:value-type="float">
            <text:p>507.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03.66" calcext:value-type="float">
            <text:p>2003.66</text:p>
          </table:table-cell>
          <table:table-cell office:value-type="float" office:value="608.02" calcext:value-type="float">
            <text:p>608.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49.89" calcext:value-type="float">
            <text:p>2049.89</text:p>
          </table:table-cell>
          <table:table-cell office:value-type="float" office:value="637.326" calcext:value-type="float">
            <text:p>637.3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14.61" calcext:value-type="float">
            <text:p>1914.61</text:p>
          </table:table-cell>
          <table:table-cell office:value-type="float" office:value="406.094" calcext:value-type="float">
            <text:p>406.09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36.92" calcext:value-type="float">
            <text:p>1836.92</text:p>
          </table:table-cell>
          <table:table-cell office:value-type="float" office:value="580.34" calcext:value-type="float">
            <text:p>580.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47.1" calcext:value-type="float">
            <text:p>1847.1</text:p>
          </table:table-cell>
          <table:table-cell office:value-type="float" office:value="416.76" calcext:value-type="float">
            <text:p>416.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571.514" calcext:value-type="float">
            <text:p>571.5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61.26" calcext:value-type="float">
            <text:p>2061.26</text:p>
          </table:table-cell>
          <table:table-cell office:value-type="float" office:value="576.139" calcext:value-type="float">
            <text:p>576.13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23.83" calcext:value-type="float">
            <text:p>2023.83</text:p>
          </table:table-cell>
          <table:table-cell office:value-type="float" office:value="635.826" calcext:value-type="float">
            <text:p>635.8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82.7" calcext:value-type="float">
            <text:p>1882.7</text:p>
          </table:table-cell>
          <table:table-cell office:value-type="float" office:value="615.058" calcext:value-type="float">
            <text:p>615.05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42.37" calcext:value-type="float">
            <text:p>1942.37</text:p>
          </table:table-cell>
          <table:table-cell office:value-type="float" office:value="376.361" calcext:value-type="float">
            <text:p>376.36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82.51" calcext:value-type="float">
            <text:p>1882.51</text:p>
          </table:table-cell>
          <table:table-cell office:value-type="float" office:value="637.006" calcext:value-type="float">
            <text:p>637.0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51.86" calcext:value-type="float">
            <text:p>1951.86</text:p>
          </table:table-cell>
          <table:table-cell office:value-type="float" office:value="705.283" calcext:value-type="float">
            <text:p>705.28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77.54" calcext:value-type="float">
            <text:p>1977.54</text:p>
          </table:table-cell>
          <table:table-cell office:value-type="float" office:value="708.651" calcext:value-type="float">
            <text:p>708.6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2.82" calcext:value-type="float">
            <text:p>2082.82</text:p>
          </table:table-cell>
          <table:table-cell office:value-type="float" office:value="565.819" calcext:value-type="float">
            <text:p>565.8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26.62" calcext:value-type="float">
            <text:p>2126.62</text:p>
          </table:table-cell>
          <table:table-cell office:value-type="float" office:value="699.92" calcext:value-type="float">
            <text:p>699.9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8.35" calcext:value-type="float">
            <text:p>2088.35</text:p>
          </table:table-cell>
          <table:table-cell office:value-type="float" office:value="609.802" calcext:value-type="float">
            <text:p>609.8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34" calcext:value-type="float">
            <text:p>2134</text:p>
          </table:table-cell>
          <table:table-cell office:value-type="float" office:value="596.443" calcext:value-type="float">
            <text:p>596.4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03.92" calcext:value-type="float">
            <text:p>1803.92</text:p>
          </table:table-cell>
          <table:table-cell office:value-type="float" office:value="744.979" calcext:value-type="float">
            <text:p>744.97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3.37" calcext:value-type="float">
            <text:p>2083.37</text:p>
          </table:table-cell>
          <table:table-cell office:value-type="float" office:value="612.749" calcext:value-type="float">
            <text:p>612.7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55.71" calcext:value-type="float">
            <text:p>1855.71</text:p>
          </table:table-cell>
          <table:table-cell office:value-type="float" office:value="457.053" calcext:value-type="float">
            <text:p>457.0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94.19" calcext:value-type="float">
            <text:p>1894.19</text:p>
          </table:table-cell>
          <table:table-cell office:value-type="float" office:value="403.329" calcext:value-type="float">
            <text:p>403.32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04.94" calcext:value-type="float">
            <text:p>2104.94</text:p>
          </table:table-cell>
          <table:table-cell office:value-type="float" office:value="633.995" calcext:value-type="float">
            <text:p>633.9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43.38" calcext:value-type="float">
            <text:p>1943.38</text:p>
          </table:table-cell>
          <table:table-cell office:value-type="float" office:value="595.376" calcext:value-type="float">
            <text:p>595.3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29.14" calcext:value-type="float">
            <text:p>1829.14</text:p>
          </table:table-cell>
          <table:table-cell office:value-type="float" office:value="492.574" calcext:value-type="float">
            <text:p>492.5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25.57" calcext:value-type="float">
            <text:p>2025.57</text:p>
          </table:table-cell>
          <table:table-cell office:value-type="float" office:value="391.669" calcext:value-type="float">
            <text:p>391.6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666.178" calcext:value-type="float">
            <text:p>666.1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85.56" calcext:value-type="float">
            <text:p>1885.56</text:p>
          </table:table-cell>
          <table:table-cell office:value-type="float" office:value="660.611" calcext:value-type="float">
            <text:p>660.6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12.6" calcext:value-type="float">
            <text:p>1912.6</text:p>
          </table:table-cell>
          <table:table-cell office:value-type="float" office:value="612.153" calcext:value-type="float">
            <text:p>612.1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3.57" calcext:value-type="float">
            <text:p>2083.57</text:p>
          </table:table-cell>
          <table:table-cell office:value-type="float" office:value="544.874" calcext:value-type="float">
            <text:p>544.8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07.55" calcext:value-type="float">
            <text:p>2107.55</text:p>
          </table:table-cell>
          <table:table-cell office:value-type="float" office:value="560.774" calcext:value-type="float">
            <text:p>560.77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91.57" calcext:value-type="float">
            <text:p>1891.57</text:p>
          </table:table-cell>
          <table:table-cell office:value-type="float" office:value="421.413" calcext:value-type="float">
            <text:p>421.41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57.57" calcext:value-type="float">
            <text:p>1957.57</text:p>
          </table:table-cell>
          <table:table-cell office:value-type="float" office:value="637.649" calcext:value-type="float">
            <text:p>637.64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24.93" calcext:value-type="float">
            <text:p>2024.93</text:p>
          </table:table-cell>
          <table:table-cell office:value-type="float" office:value="681.634" calcext:value-type="float">
            <text:p>681.63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23.67" calcext:value-type="float">
            <text:p>1823.67</text:p>
          </table:table-cell>
          <table:table-cell office:value-type="float" office:value="497.226" calcext:value-type="float">
            <text:p>497.22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25.52" calcext:value-type="float">
            <text:p>1925.52</text:p>
          </table:table-cell>
          <table:table-cell office:value-type="float" office:value="653.886" calcext:value-type="float">
            <text:p>653.8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12.13" calcext:value-type="float">
            <text:p>2012.13</text:p>
          </table:table-cell>
          <table:table-cell office:value-type="float" office:value="451.077" calcext:value-type="float">
            <text:p>451.0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8.37" calcext:value-type="float">
            <text:p>2088.37</text:p>
          </table:table-cell>
          <table:table-cell office:value-type="float" office:value="358.525" calcext:value-type="float">
            <text:p>358.52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55.24" calcext:value-type="float">
            <text:p>1855.24</text:p>
          </table:table-cell>
          <table:table-cell office:value-type="float" office:value="375.041" calcext:value-type="float">
            <text:p>375.04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60.18" calcext:value-type="float">
            <text:p>1860.18</text:p>
          </table:table-cell>
          <table:table-cell office:value-type="float" office:value="738.96" calcext:value-type="float">
            <text:p>738.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03.47" calcext:value-type="float">
            <text:p>2003.47</text:p>
          </table:table-cell>
          <table:table-cell office:value-type="float" office:value="754.089" calcext:value-type="float">
            <text:p>754.08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87.46" calcext:value-type="float">
            <text:p>1887.46</text:p>
          </table:table-cell>
          <table:table-cell office:value-type="float" office:value="398.219" calcext:value-type="float">
            <text:p>398.21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16.06" calcext:value-type="float">
            <text:p>1916.06</text:p>
          </table:table-cell>
          <table:table-cell office:value-type="float" office:value="670.569" calcext:value-type="float">
            <text:p>670.5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36.48" calcext:value-type="float">
            <text:p>2136.48</text:p>
          </table:table-cell>
          <table:table-cell office:value-type="float" office:value="350.276" calcext:value-type="float">
            <text:p>350.2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19.23" calcext:value-type="float">
            <text:p>1919.23</text:p>
          </table:table-cell>
          <table:table-cell office:value-type="float" office:value="346.708" calcext:value-type="float">
            <text:p>346.70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7.98" calcext:value-type="float">
            <text:p>2087.98</text:p>
          </table:table-cell>
          <table:table-cell office:value-type="float" office:value="581.602" calcext:value-type="float">
            <text:p>581.60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90.27" calcext:value-type="float">
            <text:p>1890.27</text:p>
          </table:table-cell>
          <table:table-cell office:value-type="float" office:value="713.72" calcext:value-type="float">
            <text:p>713.7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65.91" calcext:value-type="float">
            <text:p>1965.91</text:p>
          </table:table-cell>
          <table:table-cell office:value-type="float" office:value="333.017" calcext:value-type="float">
            <text:p>333.01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62.08" calcext:value-type="float">
            <text:p>1962.08</text:p>
          </table:table-cell>
          <table:table-cell office:value-type="float" office:value="395.268" calcext:value-type="float">
            <text:p>395.2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78" calcext:value-type="float">
            <text:p>1878</text:p>
          </table:table-cell>
          <table:table-cell office:value-type="float" office:value="699.266" calcext:value-type="float">
            <text:p>699.26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435.111" calcext:value-type="float">
            <text:p>435.1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90.17" calcext:value-type="float">
            <text:p>1990.17</text:p>
          </table:table-cell>
          <table:table-cell office:value-type="float" office:value="350.297" calcext:value-type="float">
            <text:p>350.29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26.24" calcext:value-type="float">
            <text:p>2026.24</text:p>
          </table:table-cell>
          <table:table-cell office:value-type="float" office:value="671.586" calcext:value-type="float">
            <text:p>671.58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682.29" calcext:value-type="float">
            <text:p>2682.29</text:p>
          </table:table-cell>
          <table:table-cell office:value-type="float" office:value="614.903" calcext:value-type="float">
            <text:p>614.90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61.87" calcext:value-type="float">
            <text:p>2261.87</text:p>
          </table:table-cell>
          <table:table-cell office:value-type="float" office:value="381.53" calcext:value-type="float">
            <text:p>381.5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79.82" calcext:value-type="float">
            <text:p>2179.82</text:p>
          </table:table-cell>
          <table:table-cell office:value-type="float" office:value="394.091" calcext:value-type="float">
            <text:p>394.09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29.76" calcext:value-type="float">
            <text:p>2229.76</text:p>
          </table:table-cell>
          <table:table-cell office:value-type="float" office:value="640.501" calcext:value-type="float">
            <text:p>640.5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46.44" calcext:value-type="float">
            <text:p>2146.44</text:p>
          </table:table-cell>
          <table:table-cell office:value-type="float" office:value="611.385" calcext:value-type="float">
            <text:p>611.38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785.9" calcext:value-type="float">
            <text:p>1785.9</text:p>
          </table:table-cell>
          <table:table-cell office:value-type="float" office:value="369.511" calcext:value-type="float">
            <text:p>369.51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41.2" calcext:value-type="float">
            <text:p>2041.2</text:p>
          </table:table-cell>
          <table:table-cell office:value-type="float" office:value="717.896" calcext:value-type="float">
            <text:p>717.89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685.97" calcext:value-type="float">
            <text:p>2685.97</text:p>
          </table:table-cell>
          <table:table-cell office:value-type="float" office:value="634.276" calcext:value-type="float">
            <text:p>634.27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911.17" calcext:value-type="float">
            <text:p>2911.17</text:p>
          </table:table-cell>
          <table:table-cell office:value-type="float" office:value="421.709" calcext:value-type="float">
            <text:p>421.70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737.05" calcext:value-type="float">
            <text:p>2737.05</text:p>
          </table:table-cell>
          <table:table-cell office:value-type="float" office:value="339.461" calcext:value-type="float">
            <text:p>339.46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839.54" calcext:value-type="float">
            <text:p>2839.54</text:p>
          </table:table-cell>
          <table:table-cell office:value-type="float" office:value="424.505" calcext:value-type="float">
            <text:p>424.50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635.24" calcext:value-type="float">
            <text:p>2635.24</text:p>
          </table:table-cell>
          <table:table-cell office:value-type="float" office:value="716.578" calcext:value-type="float">
            <text:p>716.57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51.32" calcext:value-type="float">
            <text:p>2251.32</text:p>
          </table:table-cell>
          <table:table-cell office:value-type="float" office:value="403.944" calcext:value-type="float">
            <text:p>403.94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62.3" calcext:value-type="float">
            <text:p>2262.3</text:p>
          </table:table-cell>
          <table:table-cell office:value-type="float" office:value="427.415" calcext:value-type="float">
            <text:p>427.41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33.91" calcext:value-type="float">
            <text:p>1933.91</text:p>
          </table:table-cell>
          <table:table-cell office:value-type="float" office:value="677.447" calcext:value-type="float">
            <text:p>677.44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4.28" calcext:value-type="float">
            <text:p>2084.28</text:p>
          </table:table-cell>
          <table:table-cell office:value-type="float" office:value="637.035" calcext:value-type="float">
            <text:p>637.03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43.05" calcext:value-type="float">
            <text:p>1943.05</text:p>
          </table:table-cell>
          <table:table-cell office:value-type="float" office:value="649.673" calcext:value-type="float">
            <text:p>649.67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99.39" calcext:value-type="float">
            <text:p>2199.39</text:p>
          </table:table-cell>
          <table:table-cell office:value-type="float" office:value="551.957" calcext:value-type="float">
            <text:p>551.9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75.78" calcext:value-type="float">
            <text:p>2075.78</text:p>
          </table:table-cell>
          <table:table-cell office:value-type="float" office:value="631.569" calcext:value-type="float">
            <text:p>631.569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41.54" calcext:value-type="float">
            <text:p>1941.54</text:p>
          </table:table-cell>
          <table:table-cell office:value-type="float" office:value="418.945" calcext:value-type="float">
            <text:p>418.94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55.84" calcext:value-type="float">
            <text:p>2255.84</text:p>
          </table:table-cell>
          <table:table-cell office:value-type="float" office:value="655.68" calcext:value-type="float">
            <text:p>655.68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59.11" calcext:value-type="float">
            <text:p>1959.11</text:p>
          </table:table-cell>
          <table:table-cell office:value-type="float" office:value="596.816" calcext:value-type="float">
            <text:p>596.8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61.62" calcext:value-type="float">
            <text:p>2061.62</text:p>
          </table:table-cell>
          <table:table-cell office:value-type="float" office:value="460.227" calcext:value-type="float">
            <text:p>460.2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69.31" calcext:value-type="float">
            <text:p>2069.31</text:p>
          </table:table-cell>
          <table:table-cell office:value-type="float" office:value="692.57" calcext:value-type="float">
            <text:p>692.5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87.49" calcext:value-type="float">
            <text:p>2187.49</text:p>
          </table:table-cell>
          <table:table-cell office:value-type="float" office:value="344.064" calcext:value-type="float">
            <text:p>344.06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09.79" calcext:value-type="float">
            <text:p>2009.79</text:p>
          </table:table-cell>
          <table:table-cell office:value-type="float" office:value="571.543" calcext:value-type="float">
            <text:p>571.54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71.62" calcext:value-type="float">
            <text:p>1971.62</text:p>
          </table:table-cell>
          <table:table-cell office:value-type="float" office:value="677.14" calcext:value-type="float">
            <text:p>677.1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06.53" calcext:value-type="float">
            <text:p>1906.53</text:p>
          </table:table-cell>
          <table:table-cell office:value-type="float" office:value="653.721" calcext:value-type="float">
            <text:p>653.72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78.84" calcext:value-type="float">
            <text:p>2078.84</text:p>
          </table:table-cell>
          <table:table-cell office:value-type="float" office:value="395.704" calcext:value-type="float">
            <text:p>395.70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76.63" calcext:value-type="float">
            <text:p>1976.63</text:p>
          </table:table-cell>
          <table:table-cell office:value-type="float" office:value="634.132" calcext:value-type="float">
            <text:p>634.13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40.74" calcext:value-type="float">
            <text:p>1940.74</text:p>
          </table:table-cell>
          <table:table-cell office:value-type="float" office:value="611.984" calcext:value-type="float">
            <text:p>611.98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14.5" calcext:value-type="float">
            <text:p>2214.5</text:p>
          </table:table-cell>
          <table:table-cell office:value-type="float" office:value="608.375" calcext:value-type="float">
            <text:p>608.37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27.39" calcext:value-type="float">
            <text:p>1927.39</text:p>
          </table:table-cell>
          <table:table-cell office:value-type="float" office:value="456.437" calcext:value-type="float">
            <text:p>456.43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20.6" calcext:value-type="float">
            <text:p>1920.6</text:p>
          </table:table-cell>
          <table:table-cell office:value-type="float" office:value="834.116" calcext:value-type="float">
            <text:p>834.11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78.68" calcext:value-type="float">
            <text:p>1878.68</text:p>
          </table:table-cell>
          <table:table-cell office:value-type="float" office:value="422.812" calcext:value-type="float">
            <text:p>422.812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35.66" calcext:value-type="float">
            <text:p>2035.66</text:p>
          </table:table-cell>
          <table:table-cell office:value-type="float" office:value="331.027" calcext:value-type="float">
            <text:p>331.02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209.65" calcext:value-type="float">
            <text:p>2209.65</text:p>
          </table:table-cell>
          <table:table-cell office:value-type="float" office:value="597.933" calcext:value-type="float">
            <text:p>597.933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884.96" calcext:value-type="float">
            <text:p>1884.96</text:p>
          </table:table-cell>
          <table:table-cell office:value-type="float" office:value="450.651" calcext:value-type="float">
            <text:p>450.65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195.68" calcext:value-type="float">
            <text:p>2195.68</text:p>
          </table:table-cell>
          <table:table-cell office:value-type="float" office:value="594.306" calcext:value-type="float">
            <text:p>594.306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20.39" calcext:value-type="float">
            <text:p>2020.39</text:p>
          </table:table-cell>
          <table:table-cell office:value-type="float" office:value="639.454" calcext:value-type="float">
            <text:p>639.454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1920.7" calcext:value-type="float">
            <text:p>1920.7</text:p>
          </table:table-cell>
          <table:table-cell office:value-type="float" office:value="642.001" calcext:value-type="float">
            <text:p>642.001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5.73" calcext:value-type="float">
            <text:p>2085.73</text:p>
          </table:table-cell>
          <table:table-cell office:value-type="float" office:value="665.195" calcext:value-type="float">
            <text:p>665.195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82.08" calcext:value-type="float">
            <text:p>2082.08</text:p>
          </table:table-cell>
          <table:table-cell office:value-type="float" office:value="610.877" calcext:value-type="float">
            <text:p>610.877</text:p>
          </table:table-cell>
        </table:table-row>
        <table:table-row table:style-name="ro1">
          <table:table-cell office:value-type="string" calcext:value-type="string">
            <text:p>korytarz2.pgm</text:p>
          </table:table-cell>
          <table:table-cell office:value-type="string" calcext:value-type="string">
            <text:p>rrt-star</text:p>
          </table:table-cell>
          <table:table-cell office:value-type="float" office:value="434.83" calcext:value-type="float">
            <text:p>434.83</text:p>
          </table:table-cell>
          <table:table-cell office:value-type="float" office:value="282.063" calcext:value-type="float">
            <text:p>282.063</text:p>
          </table:table-cell>
          <table:table-cell office:value-type="float" office:value="280.333" calcext:value-type="float">
            <text:p>280.333</text:p>
          </table:table-cell>
          <table:table-cell office:value-type="float" office:value="439.657" calcext:value-type="float">
            <text:p>439.657</text:p>
          </table:table-cell>
          <table:table-cell office:value-type="float" office:value="2058.13" calcext:value-type="float">
            <text:p>2058.13</text:p>
          </table:table-cell>
          <table:table-cell office:value-type="float" office:value="393.645" calcext:value-type="float">
            <text:p>393.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71.93" calcext:value-type="float">
            <text:p>3471.93</text:p>
          </table:table-cell>
          <table:table-cell office:value-type="float" office:value="411.467" calcext:value-type="float">
            <text:p>411.4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84.14" calcext:value-type="float">
            <text:p>3384.14</text:p>
          </table:table-cell>
          <table:table-cell office:value-type="float" office:value="423.446" calcext:value-type="float">
            <text:p>423.4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14.62" calcext:value-type="float">
            <text:p>2814.62</text:p>
          </table:table-cell>
          <table:table-cell office:value-type="float" office:value="377.714" calcext:value-type="float">
            <text:p>377.7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10.84" calcext:value-type="float">
            <text:p>2510.84</text:p>
          </table:table-cell>
          <table:table-cell office:value-type="float" office:value="473.143" calcext:value-type="float">
            <text:p>473.1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84.79" calcext:value-type="float">
            <text:p>2784.79</text:p>
          </table:table-cell>
          <table:table-cell office:value-type="float" office:value="331.243" calcext:value-type="float">
            <text:p>331.2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68.17" calcext:value-type="float">
            <text:p>3568.17</text:p>
          </table:table-cell>
          <table:table-cell office:value-type="float" office:value="292.974" calcext:value-type="float">
            <text:p>292.9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22.5" calcext:value-type="float">
            <text:p>3222.5</text:p>
          </table:table-cell>
          <table:table-cell office:value-type="float" office:value="504.301" calcext:value-type="float">
            <text:p>504.3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88.37" calcext:value-type="float">
            <text:p>2888.37</text:p>
          </table:table-cell>
          <table:table-cell office:value-type="float" office:value="421.942" calcext:value-type="float">
            <text:p>421.9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78.03" calcext:value-type="float">
            <text:p>2478.03</text:p>
          </table:table-cell>
          <table:table-cell office:value-type="float" office:value="527.488" calcext:value-type="float">
            <text:p>527.4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53.79" calcext:value-type="float">
            <text:p>2953.79</text:p>
          </table:table-cell>
          <table:table-cell office:value-type="float" office:value="484.831" calcext:value-type="float">
            <text:p>484.8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72.45" calcext:value-type="float">
            <text:p>2972.45</text:p>
          </table:table-cell>
          <table:table-cell office:value-type="float" office:value="455.027" calcext:value-type="float">
            <text:p>455.0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63.7" calcext:value-type="float">
            <text:p>3063.7</text:p>
          </table:table-cell>
          <table:table-cell office:value-type="float" office:value="431.775" calcext:value-type="float">
            <text:p>431.7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695.62" calcext:value-type="float">
            <text:p>3695.62</text:p>
          </table:table-cell>
          <table:table-cell office:value-type="float" office:value="325.631" calcext:value-type="float">
            <text:p>325.6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31.98" calcext:value-type="float">
            <text:p>3131.98</text:p>
          </table:table-cell>
          <table:table-cell office:value-type="float" office:value="469.242" calcext:value-type="float">
            <text:p>469.2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84.06" calcext:value-type="float">
            <text:p>2984.06</text:p>
          </table:table-cell>
          <table:table-cell office:value-type="float" office:value="541.67" calcext:value-type="float">
            <text:p>541.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96.32" calcext:value-type="float">
            <text:p>3296.32</text:p>
          </table:table-cell>
          <table:table-cell office:value-type="float" office:value="338.391" calcext:value-type="float">
            <text:p>338.3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003.72" calcext:value-type="float">
            <text:p>4003.72</text:p>
          </table:table-cell>
          <table:table-cell office:value-type="float" office:value="466.881" calcext:value-type="float">
            <text:p>466.8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56.7" calcext:value-type="float">
            <text:p>3156.7</text:p>
          </table:table-cell>
          <table:table-cell office:value-type="float" office:value="328.177" calcext:value-type="float">
            <text:p>328.1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69.95" calcext:value-type="float">
            <text:p>3069.95</text:p>
          </table:table-cell>
          <table:table-cell office:value-type="float" office:value="339.883" calcext:value-type="float">
            <text:p>339.8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99.97" calcext:value-type="float">
            <text:p>3099.97</text:p>
          </table:table-cell>
          <table:table-cell office:value-type="float" office:value="451.703" calcext:value-type="float">
            <text:p>451.7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56.48" calcext:value-type="float">
            <text:p>3556.48</text:p>
          </table:table-cell>
          <table:table-cell office:value-type="float" office:value="381.898" calcext:value-type="float">
            <text:p>381.8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44.57" calcext:value-type="float">
            <text:p>3044.57</text:p>
          </table:table-cell>
          <table:table-cell office:value-type="float" office:value="446.891" calcext:value-type="float">
            <text:p>446.8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18.24" calcext:value-type="float">
            <text:p>3218.24</text:p>
          </table:table-cell>
          <table:table-cell office:value-type="float" office:value="305.516" calcext:value-type="float">
            <text:p>305.5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4984.55" calcext:value-type="float">
            <text:p>4984.55</text:p>
          </table:table-cell>
          <table:table-cell office:value-type="float" office:value="398.757" calcext:value-type="float">
            <text:p>398.7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904.88" calcext:value-type="float">
            <text:p>3904.88</text:p>
          </table:table-cell>
          <table:table-cell office:value-type="float" office:value="394.802" calcext:value-type="float">
            <text:p>394.8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812.07" calcext:value-type="float">
            <text:p>3812.07</text:p>
          </table:table-cell>
          <table:table-cell office:value-type="float" office:value="440.201" calcext:value-type="float">
            <text:p>440.2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294.64" calcext:value-type="float">
            <text:p>3294.64</text:p>
          </table:table-cell>
          <table:table-cell office:value-type="float" office:value="451.166" calcext:value-type="float">
            <text:p>451.1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02.29" calcext:value-type="float">
            <text:p>2702.29</text:p>
          </table:table-cell>
          <table:table-cell office:value-type="float" office:value="478.854" calcext:value-type="float">
            <text:p>478.8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72.34" calcext:value-type="float">
            <text:p>3172.34</text:p>
          </table:table-cell>
          <table:table-cell office:value-type="float" office:value="370.869" calcext:value-type="float">
            <text:p>370.8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70.85" calcext:value-type="float">
            <text:p>2570.85</text:p>
          </table:table-cell>
          <table:table-cell office:value-type="float" office:value="330.351" calcext:value-type="float">
            <text:p>330.35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24.53" calcext:value-type="float">
            <text:p>2424.53</text:p>
          </table:table-cell>
          <table:table-cell office:value-type="float" office:value="372.508" calcext:value-type="float">
            <text:p>372.5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29.35" calcext:value-type="float">
            <text:p>2229.35</text:p>
          </table:table-cell>
          <table:table-cell office:value-type="float" office:value="322.642" calcext:value-type="float">
            <text:p>322.6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85.33" calcext:value-type="float">
            <text:p>2785.33</text:p>
          </table:table-cell>
          <table:table-cell office:value-type="float" office:value="314.562" calcext:value-type="float">
            <text:p>314.5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11.96" calcext:value-type="float">
            <text:p>3011.96</text:p>
          </table:table-cell>
          <table:table-cell office:value-type="float" office:value="296.887" calcext:value-type="float">
            <text:p>296.8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30.69" calcext:value-type="float">
            <text:p>2630.69</text:p>
          </table:table-cell>
          <table:table-cell office:value-type="float" office:value="380.588" calcext:value-type="float">
            <text:p>380.5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69.27" calcext:value-type="float">
            <text:p>2669.27</text:p>
          </table:table-cell>
          <table:table-cell office:value-type="float" office:value="407.784" calcext:value-type="float">
            <text:p>407.7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17.78" calcext:value-type="float">
            <text:p>2317.78</text:p>
          </table:table-cell>
          <table:table-cell office:value-type="float" office:value="333.626" calcext:value-type="float">
            <text:p>333.6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92.2" calcext:value-type="float">
            <text:p>2692.2</text:p>
          </table:table-cell>
          <table:table-cell office:value-type="float" office:value="344.807" calcext:value-type="float">
            <text:p>344.8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55.05" calcext:value-type="float">
            <text:p>2255.05</text:p>
          </table:table-cell>
          <table:table-cell office:value-type="float" office:value="429.842" calcext:value-type="float">
            <text:p>429.8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99.74" calcext:value-type="float">
            <text:p>2699.74</text:p>
          </table:table-cell>
          <table:table-cell office:value-type="float" office:value="325.52" calcext:value-type="float">
            <text:p>325.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25.89" calcext:value-type="float">
            <text:p>2525.89</text:p>
          </table:table-cell>
          <table:table-cell office:value-type="float" office:value="375.797" calcext:value-type="float">
            <text:p>375.7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71.36" calcext:value-type="float">
            <text:p>2671.36</text:p>
          </table:table-cell>
          <table:table-cell office:value-type="float" office:value="337.084" calcext:value-type="float">
            <text:p>337.0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01.12" calcext:value-type="float">
            <text:p>2401.12</text:p>
          </table:table-cell>
          <table:table-cell office:value-type="float" office:value="315.762" calcext:value-type="float">
            <text:p>315.7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08.79" calcext:value-type="float">
            <text:p>2708.79</text:p>
          </table:table-cell>
          <table:table-cell office:value-type="float" office:value="309.404" calcext:value-type="float">
            <text:p>309.4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51.26" calcext:value-type="float">
            <text:p>2451.26</text:p>
          </table:table-cell>
          <table:table-cell office:value-type="float" office:value="390.224" calcext:value-type="float">
            <text:p>390.2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64.36" calcext:value-type="float">
            <text:p>2364.36</text:p>
          </table:table-cell>
          <table:table-cell office:value-type="float" office:value="321.889" calcext:value-type="float">
            <text:p>321.8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20.69" calcext:value-type="float">
            <text:p>3420.69</text:p>
          </table:table-cell>
          <table:table-cell office:value-type="float" office:value="498.408" calcext:value-type="float">
            <text:p>498.4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22.11" calcext:value-type="float">
            <text:p>3022.11</text:p>
          </table:table-cell>
          <table:table-cell office:value-type="float" office:value="363.428" calcext:value-type="float">
            <text:p>363.4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00.54" calcext:value-type="float">
            <text:p>2300.54</text:p>
          </table:table-cell>
          <table:table-cell office:value-type="float" office:value="354.375" calcext:value-type="float">
            <text:p>354.3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76.38" calcext:value-type="float">
            <text:p>2676.38</text:p>
          </table:table-cell>
          <table:table-cell office:value-type="float" office:value="415.82" calcext:value-type="float">
            <text:p>415.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22.95" calcext:value-type="float">
            <text:p>2722.95</text:p>
          </table:table-cell>
          <table:table-cell office:value-type="float" office:value="328.44" calcext:value-type="float">
            <text:p>328.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494.49" calcext:value-type="float">
            <text:p>3494.49</text:p>
          </table:table-cell>
          <table:table-cell office:value-type="float" office:value="472.462" calcext:value-type="float">
            <text:p>472.4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22.46" calcext:value-type="float">
            <text:p>2622.46</text:p>
          </table:table-cell>
          <table:table-cell office:value-type="float" office:value="469.067" calcext:value-type="float">
            <text:p>469.0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19.42" calcext:value-type="float">
            <text:p>2619.42</text:p>
          </table:table-cell>
          <table:table-cell office:value-type="float" office:value="392.303" calcext:value-type="float">
            <text:p>392.3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24.57" calcext:value-type="float">
            <text:p>2524.57</text:p>
          </table:table-cell>
          <table:table-cell office:value-type="float" office:value="427.01" calcext:value-type="float">
            <text:p>427.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80.18" calcext:value-type="float">
            <text:p>2680.18</text:p>
          </table:table-cell>
          <table:table-cell office:value-type="float" office:value="385.276" calcext:value-type="float">
            <text:p>385.27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83.48" calcext:value-type="float">
            <text:p>2683.48</text:p>
          </table:table-cell>
          <table:table-cell office:value-type="float" office:value="519.787" calcext:value-type="float">
            <text:p>519.7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93.67" calcext:value-type="float">
            <text:p>2493.67</text:p>
          </table:table-cell>
          <table:table-cell office:value-type="float" office:value="347.085" calcext:value-type="float">
            <text:p>347.0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15.76" calcext:value-type="float">
            <text:p>2615.76</text:p>
          </table:table-cell>
          <table:table-cell office:value-type="float" office:value="391.626" calcext:value-type="float">
            <text:p>391.6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143.18" calcext:value-type="float">
            <text:p>2143.18</text:p>
          </table:table-cell>
          <table:table-cell office:value-type="float" office:value="462.618" calcext:value-type="float">
            <text:p>462.6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67.03" calcext:value-type="float">
            <text:p>2367.03</text:p>
          </table:table-cell>
          <table:table-cell office:value-type="float" office:value="441.903" calcext:value-type="float">
            <text:p>441.9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46.96" calcext:value-type="float">
            <text:p>2646.96</text:p>
          </table:table-cell>
          <table:table-cell office:value-type="float" office:value="461.317" calcext:value-type="float">
            <text:p>461.3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93.58" calcext:value-type="float">
            <text:p>2393.58</text:p>
          </table:table-cell>
          <table:table-cell office:value-type="float" office:value="378.872" calcext:value-type="float">
            <text:p>378.8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105.16" calcext:value-type="float">
            <text:p>3105.16</text:p>
          </table:table-cell>
          <table:table-cell office:value-type="float" office:value="509.758" calcext:value-type="float">
            <text:p>509.7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89.48" calcext:value-type="float">
            <text:p>3089.48</text:p>
          </table:table-cell>
          <table:table-cell office:value-type="float" office:value="479.742" calcext:value-type="float">
            <text:p>479.7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33.14" calcext:value-type="float">
            <text:p>2733.14</text:p>
          </table:table-cell>
          <table:table-cell office:value-type="float" office:value="402.404" calcext:value-type="float">
            <text:p>402.4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67.24" calcext:value-type="float">
            <text:p>2267.24</text:p>
          </table:table-cell>
          <table:table-cell office:value-type="float" office:value="312.913" calcext:value-type="float">
            <text:p>312.9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607.57" calcext:value-type="float">
            <text:p>3607.57</text:p>
          </table:table-cell>
          <table:table-cell office:value-type="float" office:value="436.309" calcext:value-type="float">
            <text:p>436.3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95.47" calcext:value-type="float">
            <text:p>2795.47</text:p>
          </table:table-cell>
          <table:table-cell office:value-type="float" office:value="368.52" calcext:value-type="float">
            <text:p>368.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41.59" calcext:value-type="float">
            <text:p>2441.59</text:p>
          </table:table-cell>
          <table:table-cell office:value-type="float" office:value="416.077" calcext:value-type="float">
            <text:p>416.0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76.18" calcext:value-type="float">
            <text:p>2676.18</text:p>
          </table:table-cell>
          <table:table-cell office:value-type="float" office:value="399.484" calcext:value-type="float">
            <text:p>399.4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83.46" calcext:value-type="float">
            <text:p>2383.46</text:p>
          </table:table-cell>
          <table:table-cell office:value-type="float" office:value="322.148" calcext:value-type="float">
            <text:p>322.1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941.67" calcext:value-type="float">
            <text:p>2941.67</text:p>
          </table:table-cell>
          <table:table-cell office:value-type="float" office:value="438.716" calcext:value-type="float">
            <text:p>438.7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04.39" calcext:value-type="float">
            <text:p>2504.39</text:p>
          </table:table-cell>
          <table:table-cell office:value-type="float" office:value="390.715" calcext:value-type="float">
            <text:p>390.7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42.14" calcext:value-type="float">
            <text:p>2442.14</text:p>
          </table:table-cell>
          <table:table-cell office:value-type="float" office:value="332.151" calcext:value-type="float">
            <text:p>332.15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079.49" calcext:value-type="float">
            <text:p>2079.49</text:p>
          </table:table-cell>
          <table:table-cell office:value-type="float" office:value="446.688" calcext:value-type="float">
            <text:p>446.6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574.67" calcext:value-type="float">
            <text:p>2574.67</text:p>
          </table:table-cell>
          <table:table-cell office:value-type="float" office:value="500.887" calcext:value-type="float">
            <text:p>500.8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50.5" calcext:value-type="float">
            <text:p>2450.5</text:p>
          </table:table-cell>
          <table:table-cell office:value-type="float" office:value="319.414" calcext:value-type="float">
            <text:p>319.4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182.59" calcext:value-type="float">
            <text:p>2182.59</text:p>
          </table:table-cell>
          <table:table-cell office:value-type="float" office:value="457.479" calcext:value-type="float">
            <text:p>457.4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52.8" calcext:value-type="float">
            <text:p>2652.8</text:p>
          </table:table-cell>
          <table:table-cell office:value-type="float" office:value="431.44" calcext:value-type="float">
            <text:p>431.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39.05" calcext:value-type="float">
            <text:p>3339.05</text:p>
          </table:table-cell>
          <table:table-cell office:value-type="float" office:value="418.648" calcext:value-type="float">
            <text:p>418.6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84.57" calcext:value-type="float">
            <text:p>2684.57</text:p>
          </table:table-cell>
          <table:table-cell office:value-type="float" office:value="382.93" calcext:value-type="float">
            <text:p>382.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333.44" calcext:value-type="float">
            <text:p>3333.44</text:p>
          </table:table-cell>
          <table:table-cell office:value-type="float" office:value="306.749" calcext:value-type="float">
            <text:p>306.7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673.53" calcext:value-type="float">
            <text:p>3673.53</text:p>
          </table:table-cell>
          <table:table-cell office:value-type="float" office:value="392.813" calcext:value-type="float">
            <text:p>392.8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871.84" calcext:value-type="float">
            <text:p>3871.84</text:p>
          </table:table-cell>
          <table:table-cell office:value-type="float" office:value="331.657" calcext:value-type="float">
            <text:p>331.6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543.87" calcext:value-type="float">
            <text:p>3543.87</text:p>
          </table:table-cell>
          <table:table-cell office:value-type="float" office:value="397.041" calcext:value-type="float">
            <text:p>397.0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853.94" calcext:value-type="float">
            <text:p>2853.94</text:p>
          </table:table-cell>
          <table:table-cell office:value-type="float" office:value="338.918" calcext:value-type="float">
            <text:p>338.9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81.72" calcext:value-type="float">
            <text:p>3081.72</text:p>
          </table:table-cell>
          <table:table-cell office:value-type="float" office:value="303.15" calcext:value-type="float">
            <text:p>303.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65.92" calcext:value-type="float">
            <text:p>2665.92</text:p>
          </table:table-cell>
          <table:table-cell office:value-type="float" office:value="424.32" calcext:value-type="float">
            <text:p>424.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46.59" calcext:value-type="float">
            <text:p>2746.59</text:p>
          </table:table-cell>
          <table:table-cell office:value-type="float" office:value="336.489" calcext:value-type="float">
            <text:p>336.4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86.08" calcext:value-type="float">
            <text:p>2286.08</text:p>
          </table:table-cell>
          <table:table-cell office:value-type="float" office:value="419.024" calcext:value-type="float">
            <text:p>419.0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463.51" calcext:value-type="float">
            <text:p>2463.51</text:p>
          </table:table-cell>
          <table:table-cell office:value-type="float" office:value="352.313" calcext:value-type="float">
            <text:p>352.3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39.55" calcext:value-type="float">
            <text:p>2739.55</text:p>
          </table:table-cell>
          <table:table-cell office:value-type="float" office:value="340.2" calcext:value-type="float">
            <text:p>340.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213.76" calcext:value-type="float">
            <text:p>2213.76</text:p>
          </table:table-cell>
          <table:table-cell office:value-type="float" office:value="364.973" calcext:value-type="float">
            <text:p>364.9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3004.95" calcext:value-type="float">
            <text:p>3004.95</text:p>
          </table:table-cell>
          <table:table-cell office:value-type="float" office:value="452.57" calcext:value-type="float">
            <text:p>452.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65.84" calcext:value-type="float">
            <text:p>2665.84</text:p>
          </table:table-cell>
          <table:table-cell office:value-type="float" office:value="484.996" calcext:value-type="float">
            <text:p>484.9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391.94" calcext:value-type="float">
            <text:p>2391.94</text:p>
          </table:table-cell>
          <table:table-cell office:value-type="float" office:value="328.108" calcext:value-type="float">
            <text:p>328.1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87.77" calcext:value-type="float">
            <text:p>2687.77</text:p>
          </table:table-cell>
          <table:table-cell office:value-type="float" office:value="422.152" calcext:value-type="float">
            <text:p>422.1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671.05" calcext:value-type="float">
            <text:p>2671.05</text:p>
          </table:table-cell>
          <table:table-cell office:value-type="float" office:value="492.902" calcext:value-type="float">
            <text:p>492.9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226.885" calcext:value-type="float">
            <text:p>226.885</text:p>
          </table:table-cell>
          <table:table-cell office:value-type="float" office:value="299.122" calcext:value-type="float">
            <text:p>299.122</text:p>
          </table:table-cell>
          <table:table-cell office:value-type="float" office:value="77.5639" calcext:value-type="float">
            <text:p>77.5639</text:p>
          </table:table-cell>
          <table:table-cell office:value-type="float" office:value="386.195" calcext:value-type="float">
            <text:p>386.195</text:p>
          </table:table-cell>
          <table:table-cell office:value-type="float" office:value="2756.03" calcext:value-type="float">
            <text:p>2756.03</text:p>
          </table:table-cell>
          <table:table-cell office:value-type="float" office:value="400.913" calcext:value-type="float">
            <text:p>400.9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63.26" calcext:value-type="float">
            <text:p>2763.26</text:p>
          </table:table-cell>
          <table:table-cell office:value-type="float" office:value="334.516" calcext:value-type="float">
            <text:p>334.5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36.66" calcext:value-type="float">
            <text:p>2636.66</text:p>
          </table:table-cell>
          <table:table-cell office:value-type="float" office:value="388.458" calcext:value-type="float">
            <text:p>388.4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24.61" calcext:value-type="float">
            <text:p>2724.61</text:p>
          </table:table-cell>
          <table:table-cell office:value-type="float" office:value="442.047" calcext:value-type="float">
            <text:p>442.0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25" calcext:value-type="float">
            <text:p>2725</text:p>
          </table:table-cell>
          <table:table-cell office:value-type="float" office:value="366.756" calcext:value-type="float">
            <text:p>366.7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04.38" calcext:value-type="float">
            <text:p>2804.38</text:p>
          </table:table-cell>
          <table:table-cell office:value-type="float" office:value="352.234" calcext:value-type="float">
            <text:p>352.2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25.65" calcext:value-type="float">
            <text:p>2425.65</text:p>
          </table:table-cell>
          <table:table-cell office:value-type="float" office:value="383.027" calcext:value-type="float">
            <text:p>383.0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60" calcext:value-type="float">
            <text:p>2860</text:p>
          </table:table-cell>
          <table:table-cell office:value-type="float" office:value="347.681" calcext:value-type="float">
            <text:p>347.6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69.71" calcext:value-type="float">
            <text:p>2669.71</text:p>
          </table:table-cell>
          <table:table-cell office:value-type="float" office:value="347.034" calcext:value-type="float">
            <text:p>347.0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94.29" calcext:value-type="float">
            <text:p>2694.29</text:p>
          </table:table-cell>
          <table:table-cell office:value-type="float" office:value="348.43" calcext:value-type="float">
            <text:p>348.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86.32" calcext:value-type="float">
            <text:p>2386.32</text:p>
          </table:table-cell>
          <table:table-cell office:value-type="float" office:value="400.402" calcext:value-type="float">
            <text:p>400.4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59.44" calcext:value-type="float">
            <text:p>2659.44</text:p>
          </table:table-cell>
          <table:table-cell office:value-type="float" office:value="326.477" calcext:value-type="float">
            <text:p>326.4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06.83" calcext:value-type="float">
            <text:p>3006.83</text:p>
          </table:table-cell>
          <table:table-cell office:value-type="float" office:value="383.823" calcext:value-type="float">
            <text:p>383.8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63.49" calcext:value-type="float">
            <text:p>2463.49</text:p>
          </table:table-cell>
          <table:table-cell office:value-type="float" office:value="359.606" calcext:value-type="float">
            <text:p>359.6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82.22" calcext:value-type="float">
            <text:p>2782.22</text:p>
          </table:table-cell>
          <table:table-cell office:value-type="float" office:value="401.37" calcext:value-type="float">
            <text:p>401.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20.36" calcext:value-type="float">
            <text:p>3320.36</text:p>
          </table:table-cell>
          <table:table-cell office:value-type="float" office:value="331.616" calcext:value-type="float">
            <text:p>331.6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33.06" calcext:value-type="float">
            <text:p>2633.06</text:p>
          </table:table-cell>
          <table:table-cell office:value-type="float" office:value="346.574" calcext:value-type="float">
            <text:p>346.5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54.95" calcext:value-type="float">
            <text:p>2554.95</text:p>
          </table:table-cell>
          <table:table-cell office:value-type="float" office:value="386.713" calcext:value-type="float">
            <text:p>386.7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68.79" calcext:value-type="float">
            <text:p>2668.79</text:p>
          </table:table-cell>
          <table:table-cell office:value-type="float" office:value="377.473" calcext:value-type="float">
            <text:p>377.4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17.5" calcext:value-type="float">
            <text:p>2417.5</text:p>
          </table:table-cell>
          <table:table-cell office:value-type="float" office:value="386.385" calcext:value-type="float">
            <text:p>386.3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40.76" calcext:value-type="float">
            <text:p>2340.76</text:p>
          </table:table-cell>
          <table:table-cell office:value-type="float" office:value="388.445" calcext:value-type="float">
            <text:p>388.4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96.64" calcext:value-type="float">
            <text:p>2496.64</text:p>
          </table:table-cell>
          <table:table-cell office:value-type="float" office:value="336.935" calcext:value-type="float">
            <text:p>336.9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92.14" calcext:value-type="float">
            <text:p>2992.14</text:p>
          </table:table-cell>
          <table:table-cell office:value-type="float" office:value="323.423" calcext:value-type="float">
            <text:p>323.4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23.51" calcext:value-type="float">
            <text:p>2523.51</text:p>
          </table:table-cell>
          <table:table-cell office:value-type="float" office:value="373.146" calcext:value-type="float">
            <text:p>373.1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53.45" calcext:value-type="float">
            <text:p>2853.45</text:p>
          </table:table-cell>
          <table:table-cell office:value-type="float" office:value="317.227" calcext:value-type="float">
            <text:p>317.2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31.3" calcext:value-type="float">
            <text:p>2531.3</text:p>
          </table:table-cell>
          <table:table-cell office:value-type="float" office:value="371.368" calcext:value-type="float">
            <text:p>371.3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68.74" calcext:value-type="float">
            <text:p>2668.74</text:p>
          </table:table-cell>
          <table:table-cell office:value-type="float" office:value="340.16" calcext:value-type="float">
            <text:p>340.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835.19" calcext:value-type="float">
            <text:p>3835.19</text:p>
          </table:table-cell>
          <table:table-cell office:value-type="float" office:value="355.871" calcext:value-type="float">
            <text:p>355.8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05.96" calcext:value-type="float">
            <text:p>3105.96</text:p>
          </table:table-cell>
          <table:table-cell office:value-type="float" office:value="411.208" calcext:value-type="float">
            <text:p>411.2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501.53" calcext:value-type="float">
            <text:p>3501.53</text:p>
          </table:table-cell>
          <table:table-cell office:value-type="float" office:value="337.972" calcext:value-type="float">
            <text:p>337.9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16.9" calcext:value-type="float">
            <text:p>3116.9</text:p>
          </table:table-cell>
          <table:table-cell office:value-type="float" office:value="427.262" calcext:value-type="float">
            <text:p>427.2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99.02" calcext:value-type="float">
            <text:p>3199.02</text:p>
          </table:table-cell>
          <table:table-cell office:value-type="float" office:value="347.388" calcext:value-type="float">
            <text:p>347.3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96.87" calcext:value-type="float">
            <text:p>2596.87</text:p>
          </table:table-cell>
          <table:table-cell office:value-type="float" office:value="340.226" calcext:value-type="float">
            <text:p>340.2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43.13" calcext:value-type="float">
            <text:p>3143.13</text:p>
          </table:table-cell>
          <table:table-cell office:value-type="float" office:value="356.598" calcext:value-type="float">
            <text:p>356.5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54.97" calcext:value-type="float">
            <text:p>3054.97</text:p>
          </table:table-cell>
          <table:table-cell office:value-type="float" office:value="372.152" calcext:value-type="float">
            <text:p>372.1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94.04" calcext:value-type="float">
            <text:p>3094.04</text:p>
          </table:table-cell>
          <table:table-cell office:value-type="float" office:value="347.543" calcext:value-type="float">
            <text:p>347.5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64.46" calcext:value-type="float">
            <text:p>3264.46</text:p>
          </table:table-cell>
          <table:table-cell office:value-type="float" office:value="369.947" calcext:value-type="float">
            <text:p>369.9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51.47" calcext:value-type="float">
            <text:p>3051.47</text:p>
          </table:table-cell>
          <table:table-cell office:value-type="float" office:value="332.214" calcext:value-type="float">
            <text:p>332.2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78.27" calcext:value-type="float">
            <text:p>2678.27</text:p>
          </table:table-cell>
          <table:table-cell office:value-type="float" office:value="356.988" calcext:value-type="float">
            <text:p>356.9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99.31" calcext:value-type="float">
            <text:p>2899.31</text:p>
          </table:table-cell>
          <table:table-cell office:value-type="float" office:value="365.708" calcext:value-type="float">
            <text:p>365.7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77.43" calcext:value-type="float">
            <text:p>2977.43</text:p>
          </table:table-cell>
          <table:table-cell office:value-type="float" office:value="409.985" calcext:value-type="float">
            <text:p>409.9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20.07" calcext:value-type="float">
            <text:p>2720.07</text:p>
          </table:table-cell>
          <table:table-cell office:value-type="float" office:value="358.533" calcext:value-type="float">
            <text:p>358.5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72.15" calcext:value-type="float">
            <text:p>2472.15</text:p>
          </table:table-cell>
          <table:table-cell office:value-type="float" office:value="356.228" calcext:value-type="float">
            <text:p>356.2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11.64" calcext:value-type="float">
            <text:p>2611.64</text:p>
          </table:table-cell>
          <table:table-cell office:value-type="float" office:value="345.439" calcext:value-type="float">
            <text:p>345.4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80.34" calcext:value-type="float">
            <text:p>2780.34</text:p>
          </table:table-cell>
          <table:table-cell office:value-type="float" office:value="372.615" calcext:value-type="float">
            <text:p>372.6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00.16" calcext:value-type="float">
            <text:p>2700.16</text:p>
          </table:table-cell>
          <table:table-cell office:value-type="float" office:value="383.654" calcext:value-type="float">
            <text:p>383.6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71.86" calcext:value-type="float">
            <text:p>2571.86</text:p>
          </table:table-cell>
          <table:table-cell office:value-type="float" office:value="344.362" calcext:value-type="float">
            <text:p>344.3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99.94" calcext:value-type="float">
            <text:p>2599.94</text:p>
          </table:table-cell>
          <table:table-cell office:value-type="float" office:value="416.967" calcext:value-type="float">
            <text:p>416.9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92.91" calcext:value-type="float">
            <text:p>2592.91</text:p>
          </table:table-cell>
          <table:table-cell office:value-type="float" office:value="348.407" calcext:value-type="float">
            <text:p>348.4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906.05" calcext:value-type="float">
            <text:p>2906.05</text:p>
          </table:table-cell>
          <table:table-cell office:value-type="float" office:value="329.332" calcext:value-type="float">
            <text:p>329.3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46.79" calcext:value-type="float">
            <text:p>2846.79</text:p>
          </table:table-cell>
          <table:table-cell office:value-type="float" office:value="407.211" calcext:value-type="float">
            <text:p>407.2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22.12" calcext:value-type="float">
            <text:p>2622.12</text:p>
          </table:table-cell>
          <table:table-cell office:value-type="float" office:value="420.64" calcext:value-type="float">
            <text:p>420.6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98.84" calcext:value-type="float">
            <text:p>2398.84</text:p>
          </table:table-cell>
          <table:table-cell office:value-type="float" office:value="391.323" calcext:value-type="float">
            <text:p>391.3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16.76" calcext:value-type="float">
            <text:p>2516.76</text:p>
          </table:table-cell>
          <table:table-cell office:value-type="float" office:value="410.822" calcext:value-type="float">
            <text:p>410.8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35.68" calcext:value-type="float">
            <text:p>2435.68</text:p>
          </table:table-cell>
          <table:table-cell office:value-type="float" office:value="345.939" calcext:value-type="float">
            <text:p>345.9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81.62" calcext:value-type="float">
            <text:p>3081.62</text:p>
          </table:table-cell>
          <table:table-cell office:value-type="float" office:value="338.817" calcext:value-type="float">
            <text:p>338.8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58.54" calcext:value-type="float">
            <text:p>2858.54</text:p>
          </table:table-cell>
          <table:table-cell office:value-type="float" office:value="343.309" calcext:value-type="float">
            <text:p>343.3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50.93" calcext:value-type="float">
            <text:p>3050.93</text:p>
          </table:table-cell>
          <table:table-cell office:value-type="float" office:value="368.645" calcext:value-type="float">
            <text:p>368.6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89.64" calcext:value-type="float">
            <text:p>3089.64</text:p>
          </table:table-cell>
          <table:table-cell office:value-type="float" office:value="400.101" calcext:value-type="float">
            <text:p>400.1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69.38" calcext:value-type="float">
            <text:p>2269.38</text:p>
          </table:table-cell>
          <table:table-cell office:value-type="float" office:value="373.022" calcext:value-type="float">
            <text:p>373.0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07.98" calcext:value-type="float">
            <text:p>2307.98</text:p>
          </table:table-cell>
          <table:table-cell office:value-type="float" office:value="406.885" calcext:value-type="float">
            <text:p>406.8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74.21" calcext:value-type="float">
            <text:p>2374.21</text:p>
          </table:table-cell>
          <table:table-cell office:value-type="float" office:value="393.814" calcext:value-type="float">
            <text:p>393.8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99.01" calcext:value-type="float">
            <text:p>2299.01</text:p>
          </table:table-cell>
          <table:table-cell office:value-type="float" office:value="337.812" calcext:value-type="float">
            <text:p>337.8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51.72" calcext:value-type="float">
            <text:p>2351.72</text:p>
          </table:table-cell>
          <table:table-cell office:value-type="float" office:value="366.985" calcext:value-type="float">
            <text:p>366.9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34.27" calcext:value-type="float">
            <text:p>2734.27</text:p>
          </table:table-cell>
          <table:table-cell office:value-type="float" office:value="365.895" calcext:value-type="float">
            <text:p>365.8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21.52" calcext:value-type="float">
            <text:p>2621.52</text:p>
          </table:table-cell>
          <table:table-cell office:value-type="float" office:value="400.265" calcext:value-type="float">
            <text:p>400.2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11.74" calcext:value-type="float">
            <text:p>2711.74</text:p>
          </table:table-cell>
          <table:table-cell office:value-type="float" office:value="360.716" calcext:value-type="float">
            <text:p>360.7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30.26" calcext:value-type="float">
            <text:p>2730.26</text:p>
          </table:table-cell>
          <table:table-cell office:value-type="float" office:value="375.627" calcext:value-type="float">
            <text:p>375.6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39.97" calcext:value-type="float">
            <text:p>2539.97</text:p>
          </table:table-cell>
          <table:table-cell office:value-type="float" office:value="357.447" calcext:value-type="float">
            <text:p>357.4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08.59" calcext:value-type="float">
            <text:p>2808.59</text:p>
          </table:table-cell>
          <table:table-cell office:value-type="float" office:value="310.85" calcext:value-type="float">
            <text:p>310.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56.03" calcext:value-type="float">
            <text:p>2156.03</text:p>
          </table:table-cell>
          <table:table-cell office:value-type="float" office:value="400.78" calcext:value-type="float">
            <text:p>400.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019.58" calcext:value-type="float">
            <text:p>2019.58</text:p>
          </table:table-cell>
          <table:table-cell office:value-type="float" office:value="380.175" calcext:value-type="float">
            <text:p>380.1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06.11" calcext:value-type="float">
            <text:p>2606.11</text:p>
          </table:table-cell>
          <table:table-cell office:value-type="float" office:value="344.911" calcext:value-type="float">
            <text:p>344.9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36.14" calcext:value-type="float">
            <text:p>2636.14</text:p>
          </table:table-cell>
          <table:table-cell office:value-type="float" office:value="376.299" calcext:value-type="float">
            <text:p>376.2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47.83" calcext:value-type="float">
            <text:p>2147.83</text:p>
          </table:table-cell>
          <table:table-cell office:value-type="float" office:value="448.317" calcext:value-type="float">
            <text:p>448.3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67.02" calcext:value-type="float">
            <text:p>2267.02</text:p>
          </table:table-cell>
          <table:table-cell office:value-type="float" office:value="371.936" calcext:value-type="float">
            <text:p>371.9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02.54" calcext:value-type="float">
            <text:p>2802.54</text:p>
          </table:table-cell>
          <table:table-cell office:value-type="float" office:value="363.082" calcext:value-type="float">
            <text:p>363.0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15.23" calcext:value-type="float">
            <text:p>2415.23</text:p>
          </table:table-cell>
          <table:table-cell office:value-type="float" office:value="364.041" calcext:value-type="float">
            <text:p>364.0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85.98" calcext:value-type="float">
            <text:p>2485.98</text:p>
          </table:table-cell>
          <table:table-cell office:value-type="float" office:value="460.903" calcext:value-type="float">
            <text:p>460.9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000.24" calcext:value-type="float">
            <text:p>3000.24</text:p>
          </table:table-cell>
          <table:table-cell office:value-type="float" office:value="366.616" calcext:value-type="float">
            <text:p>366.6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302.61" calcext:value-type="float">
            <text:p>3302.61</text:p>
          </table:table-cell>
          <table:table-cell office:value-type="float" office:value="350.37" calcext:value-type="float">
            <text:p>350.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486.28" calcext:value-type="float">
            <text:p>3486.28</text:p>
          </table:table-cell>
          <table:table-cell office:value-type="float" office:value="398.115" calcext:value-type="float">
            <text:p>398.1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39.58" calcext:value-type="float">
            <text:p>2839.58</text:p>
          </table:table-cell>
          <table:table-cell office:value-type="float" office:value="331.93" calcext:value-type="float">
            <text:p>331.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217.14" calcext:value-type="float">
            <text:p>3217.14</text:p>
          </table:table-cell>
          <table:table-cell office:value-type="float" office:value="349.119" calcext:value-type="float">
            <text:p>349.1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54.72" calcext:value-type="float">
            <text:p>2554.72</text:p>
          </table:table-cell>
          <table:table-cell office:value-type="float" office:value="340.601" calcext:value-type="float">
            <text:p>340.6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33.26" calcext:value-type="float">
            <text:p>3133.26</text:p>
          </table:table-cell>
          <table:table-cell office:value-type="float" office:value="346.593" calcext:value-type="float">
            <text:p>346.5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452.39" calcext:value-type="float">
            <text:p>2452.39</text:p>
          </table:table-cell>
          <table:table-cell office:value-type="float" office:value="355.21" calcext:value-type="float">
            <text:p>355.2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3134.51" calcext:value-type="float">
            <text:p>3134.51</text:p>
          </table:table-cell>
          <table:table-cell office:value-type="float" office:value="322.957" calcext:value-type="float">
            <text:p>322.9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28.09" calcext:value-type="float">
            <text:p>2728.09</text:p>
          </table:table-cell>
          <table:table-cell office:value-type="float" office:value="375.623" calcext:value-type="float">
            <text:p>375.6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15.36" calcext:value-type="float">
            <text:p>2815.36</text:p>
          </table:table-cell>
          <table:table-cell office:value-type="float" office:value="353.656" calcext:value-type="float">
            <text:p>353.6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755.08" calcext:value-type="float">
            <text:p>2755.08</text:p>
          </table:table-cell>
          <table:table-cell office:value-type="float" office:value="347.996" calcext:value-type="float">
            <text:p>347.9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72.25" calcext:value-type="float">
            <text:p>2272.25</text:p>
          </table:table-cell>
          <table:table-cell office:value-type="float" office:value="359.069" calcext:value-type="float">
            <text:p>359.0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78.44" calcext:value-type="float">
            <text:p>2878.44</text:p>
          </table:table-cell>
          <table:table-cell office:value-type="float" office:value="326.907" calcext:value-type="float">
            <text:p>326.9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28.06" calcext:value-type="float">
            <text:p>2228.06</text:p>
          </table:table-cell>
          <table:table-cell office:value-type="float" office:value="370.647" calcext:value-type="float">
            <text:p>370.6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822.25" calcext:value-type="float">
            <text:p>2822.25</text:p>
          </table:table-cell>
          <table:table-cell office:value-type="float" office:value="335.926" calcext:value-type="float">
            <text:p>335.9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250.71" calcext:value-type="float">
            <text:p>2250.71</text:p>
          </table:table-cell>
          <table:table-cell office:value-type="float" office:value="368.099" calcext:value-type="float">
            <text:p>368.0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89.53" calcext:value-type="float">
            <text:p>2389.53</text:p>
          </table:table-cell>
          <table:table-cell office:value-type="float" office:value="383.476" calcext:value-type="float">
            <text:p>383.47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583.76" calcext:value-type="float">
            <text:p>2583.76</text:p>
          </table:table-cell>
          <table:table-cell office:value-type="float" office:value="345.958" calcext:value-type="float">
            <text:p>345.9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115.8" calcext:value-type="float">
            <text:p>2115.8</text:p>
          </table:table-cell>
          <table:table-cell office:value-type="float" office:value="351.071" calcext:value-type="float">
            <text:p>351.07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617.12" calcext:value-type="float">
            <text:p>2617.12</text:p>
          </table:table-cell>
          <table:table-cell office:value-type="float" office:value="398.383" calcext:value-type="float">
            <text:p>398.3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443.872" calcext:value-type="float">
            <text:p>443.872</text:p>
          </table:table-cell>
          <table:table-cell office:value-type="float" office:value="2397.51" calcext:value-type="float">
            <text:p>2397.51</text:p>
          </table:table-cell>
          <table:table-cell office:value-type="float" office:value="406.336" calcext:value-type="float">
            <text:p>406.3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82.67" calcext:value-type="float">
            <text:p>2082.67</text:p>
          </table:table-cell>
          <table:table-cell office:value-type="float" office:value="560.06" calcext:value-type="float">
            <text:p>560.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97.35" calcext:value-type="float">
            <text:p>2997.35</text:p>
          </table:table-cell>
          <table:table-cell office:value-type="float" office:value="457.081" calcext:value-type="float">
            <text:p>457.0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47.15" calcext:value-type="float">
            <text:p>2547.15</text:p>
          </table:table-cell>
          <table:table-cell office:value-type="float" office:value="481.669" calcext:value-type="float">
            <text:p>481.6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48.88" calcext:value-type="float">
            <text:p>2648.88</text:p>
          </table:table-cell>
          <table:table-cell office:value-type="float" office:value="535.462" calcext:value-type="float">
            <text:p>535.4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60.75" calcext:value-type="float">
            <text:p>2460.75</text:p>
          </table:table-cell>
          <table:table-cell office:value-type="float" office:value="481.78" calcext:value-type="float">
            <text:p>481.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96.81" calcext:value-type="float">
            <text:p>2696.81</text:p>
          </table:table-cell>
          <table:table-cell office:value-type="float" office:value="552.82" calcext:value-type="float">
            <text:p>552.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678.07" calcext:value-type="float">
            <text:p>3678.07</text:p>
          </table:table-cell>
          <table:table-cell office:value-type="float" office:value="533.925" calcext:value-type="float">
            <text:p>533.9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08.46" calcext:value-type="float">
            <text:p>3008.46</text:p>
          </table:table-cell>
          <table:table-cell office:value-type="float" office:value="539.582" calcext:value-type="float">
            <text:p>539.5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74.07" calcext:value-type="float">
            <text:p>2374.07</text:p>
          </table:table-cell>
          <table:table-cell office:value-type="float" office:value="550.609" calcext:value-type="float">
            <text:p>550.6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04.66" calcext:value-type="float">
            <text:p>2204.66</text:p>
          </table:table-cell>
          <table:table-cell office:value-type="float" office:value="490.614" calcext:value-type="float">
            <text:p>490.6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13.68" calcext:value-type="float">
            <text:p>2613.68</text:p>
          </table:table-cell>
          <table:table-cell office:value-type="float" office:value="439.677" calcext:value-type="float">
            <text:p>439.6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13.94" calcext:value-type="float">
            <text:p>2213.94</text:p>
          </table:table-cell>
          <table:table-cell office:value-type="float" office:value="461.518" calcext:value-type="float">
            <text:p>461.5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28.86" calcext:value-type="float">
            <text:p>2728.86</text:p>
          </table:table-cell>
          <table:table-cell office:value-type="float" office:value="486.696" calcext:value-type="float">
            <text:p>486.6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44.82" calcext:value-type="float">
            <text:p>2844.82</text:p>
          </table:table-cell>
          <table:table-cell office:value-type="float" office:value="550.593" calcext:value-type="float">
            <text:p>550.5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49.37" calcext:value-type="float">
            <text:p>2649.37</text:p>
          </table:table-cell>
          <table:table-cell office:value-type="float" office:value="656.232" calcext:value-type="float">
            <text:p>656.2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54.97" calcext:value-type="float">
            <text:p>2154.97</text:p>
          </table:table-cell>
          <table:table-cell office:value-type="float" office:value="608.213" calcext:value-type="float">
            <text:p>608.2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24.55" calcext:value-type="float">
            <text:p>2424.55</text:p>
          </table:table-cell>
          <table:table-cell office:value-type="float" office:value="537.525" calcext:value-type="float">
            <text:p>537.5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78.63" calcext:value-type="float">
            <text:p>2678.63</text:p>
          </table:table-cell>
          <table:table-cell office:value-type="float" office:value="510.808" calcext:value-type="float">
            <text:p>510.8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21.15" calcext:value-type="float">
            <text:p>2321.15</text:p>
          </table:table-cell>
          <table:table-cell office:value-type="float" office:value="645.6" calcext:value-type="float">
            <text:p>645.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83.61" calcext:value-type="float">
            <text:p>2083.61</text:p>
          </table:table-cell>
          <table:table-cell office:value-type="float" office:value="541.065" calcext:value-type="float">
            <text:p>541.0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58.05" calcext:value-type="float">
            <text:p>2158.05</text:p>
          </table:table-cell>
          <table:table-cell office:value-type="float" office:value="523.259" calcext:value-type="float">
            <text:p>523.2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32.16" calcext:value-type="float">
            <text:p>2232.16</text:p>
          </table:table-cell>
          <table:table-cell office:value-type="float" office:value="527.201" calcext:value-type="float">
            <text:p>527.2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41.04" calcext:value-type="float">
            <text:p>2441.04</text:p>
          </table:table-cell>
          <table:table-cell office:value-type="float" office:value="484.115" calcext:value-type="float">
            <text:p>484.1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06.36" calcext:value-type="float">
            <text:p>2106.36</text:p>
          </table:table-cell>
          <table:table-cell office:value-type="float" office:value="499.534" calcext:value-type="float">
            <text:p>499.5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57.74" calcext:value-type="float">
            <text:p>2057.74</text:p>
          </table:table-cell>
          <table:table-cell office:value-type="float" office:value="573.03" calcext:value-type="float">
            <text:p>573.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65.04" calcext:value-type="float">
            <text:p>2265.04</text:p>
          </table:table-cell>
          <table:table-cell office:value-type="float" office:value="539.908" calcext:value-type="float">
            <text:p>539.9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83.97" calcext:value-type="float">
            <text:p>2283.97</text:p>
          </table:table-cell>
          <table:table-cell office:value-type="float" office:value="555.902" calcext:value-type="float">
            <text:p>555.9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33.64" calcext:value-type="float">
            <text:p>2033.64</text:p>
          </table:table-cell>
          <table:table-cell office:value-type="float" office:value="504.183" calcext:value-type="float">
            <text:p>504.1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18.53" calcext:value-type="float">
            <text:p>2218.53</text:p>
          </table:table-cell>
          <table:table-cell office:value-type="float" office:value="573.205" calcext:value-type="float">
            <text:p>573.20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25.34" calcext:value-type="float">
            <text:p>2525.34</text:p>
          </table:table-cell>
          <table:table-cell office:value-type="float" office:value="534.335" calcext:value-type="float">
            <text:p>534.3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65.33" calcext:value-type="float">
            <text:p>2465.33</text:p>
          </table:table-cell>
          <table:table-cell office:value-type="float" office:value="496.088" calcext:value-type="float">
            <text:p>496.0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35.5" calcext:value-type="float">
            <text:p>2835.5</text:p>
          </table:table-cell>
          <table:table-cell office:value-type="float" office:value="542.795" calcext:value-type="float">
            <text:p>542.7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91.82" calcext:value-type="float">
            <text:p>2491.82</text:p>
          </table:table-cell>
          <table:table-cell office:value-type="float" office:value="515.75" calcext:value-type="float">
            <text:p>515.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76.56" calcext:value-type="float">
            <text:p>2376.56</text:p>
          </table:table-cell>
          <table:table-cell office:value-type="float" office:value="494.007" calcext:value-type="float">
            <text:p>494.0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19.27" calcext:value-type="float">
            <text:p>2819.27</text:p>
          </table:table-cell>
          <table:table-cell office:value-type="float" office:value="460.383" calcext:value-type="float">
            <text:p>460.38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31.47" calcext:value-type="float">
            <text:p>3031.47</text:p>
          </table:table-cell>
          <table:table-cell office:value-type="float" office:value="504.001" calcext:value-type="float">
            <text:p>504.0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96.5" calcext:value-type="float">
            <text:p>2296.5</text:p>
          </table:table-cell>
          <table:table-cell office:value-type="float" office:value="491.204" calcext:value-type="float">
            <text:p>491.2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74.39" calcext:value-type="float">
            <text:p>2974.39</text:p>
          </table:table-cell>
          <table:table-cell office:value-type="float" office:value="596.201" calcext:value-type="float">
            <text:p>596.2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07.68" calcext:value-type="float">
            <text:p>3007.68</text:p>
          </table:table-cell>
          <table:table-cell office:value-type="float" office:value="582.143" calcext:value-type="float">
            <text:p>582.1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30.85" calcext:value-type="float">
            <text:p>2830.85</text:p>
          </table:table-cell>
          <table:table-cell office:value-type="float" office:value="503.519" calcext:value-type="float">
            <text:p>503.5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953.86" calcext:value-type="float">
            <text:p>2953.86</text:p>
          </table:table-cell>
          <table:table-cell office:value-type="float" office:value="456.74" calcext:value-type="float">
            <text:p>456.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43.35" calcext:value-type="float">
            <text:p>2243.35</text:p>
          </table:table-cell>
          <table:table-cell office:value-type="float" office:value="472.3" calcext:value-type="float">
            <text:p>472.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06.24" calcext:value-type="float">
            <text:p>2706.24</text:p>
          </table:table-cell>
          <table:table-cell office:value-type="float" office:value="453.726" calcext:value-type="float">
            <text:p>453.7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45.67" calcext:value-type="float">
            <text:p>2745.67</text:p>
          </table:table-cell>
          <table:table-cell office:value-type="float" office:value="517.731" calcext:value-type="float">
            <text:p>517.7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82.7" calcext:value-type="float">
            <text:p>2382.7</text:p>
          </table:table-cell>
          <table:table-cell office:value-type="float" office:value="559.597" calcext:value-type="float">
            <text:p>559.5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75.08" calcext:value-type="float">
            <text:p>2375.08</text:p>
          </table:table-cell>
          <table:table-cell office:value-type="float" office:value="477.857" calcext:value-type="float">
            <text:p>477.8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119.65" calcext:value-type="float">
            <text:p>3119.65</text:p>
          </table:table-cell>
          <table:table-cell office:value-type="float" office:value="511.514" calcext:value-type="float">
            <text:p>511.5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4168.81" calcext:value-type="float">
            <text:p>4168.81</text:p>
          </table:table-cell>
          <table:table-cell office:value-type="float" office:value="439.189" calcext:value-type="float">
            <text:p>439.1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3048.67" calcext:value-type="float">
            <text:p>3048.67</text:p>
          </table:table-cell>
          <table:table-cell office:value-type="float" office:value="630.651" calcext:value-type="float">
            <text:p>630.65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05.82" calcext:value-type="float">
            <text:p>2205.82</text:p>
          </table:table-cell>
          <table:table-cell office:value-type="float" office:value="531.14" calcext:value-type="float">
            <text:p>531.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02.26" calcext:value-type="float">
            <text:p>2202.26</text:p>
          </table:table-cell>
          <table:table-cell office:value-type="float" office:value="479.886" calcext:value-type="float">
            <text:p>479.88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83.77" calcext:value-type="float">
            <text:p>2483.77</text:p>
          </table:table-cell>
          <table:table-cell office:value-type="float" office:value="495.281" calcext:value-type="float">
            <text:p>495.2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73.3" calcext:value-type="float">
            <text:p>2573.3</text:p>
          </table:table-cell>
          <table:table-cell office:value-type="float" office:value="491.347" calcext:value-type="float">
            <text:p>491.3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47.93" calcext:value-type="float">
            <text:p>2547.93</text:p>
          </table:table-cell>
          <table:table-cell office:value-type="float" office:value="468.305" calcext:value-type="float">
            <text:p>468.30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35.19" calcext:value-type="float">
            <text:p>2635.19</text:p>
          </table:table-cell>
          <table:table-cell office:value-type="float" office:value="535.285" calcext:value-type="float">
            <text:p>535.2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42.03" calcext:value-type="float">
            <text:p>2742.03</text:p>
          </table:table-cell>
          <table:table-cell office:value-type="float" office:value="475.973" calcext:value-type="float">
            <text:p>475.9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894.23" calcext:value-type="float">
            <text:p>1894.23</text:p>
          </table:table-cell>
          <table:table-cell office:value-type="float" office:value="498.849" calcext:value-type="float">
            <text:p>498.8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97.74" calcext:value-type="float">
            <text:p>2197.74</text:p>
          </table:table-cell>
          <table:table-cell office:value-type="float" office:value="622.278" calcext:value-type="float">
            <text:p>622.2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43.17" calcext:value-type="float">
            <text:p>2543.17</text:p>
          </table:table-cell>
          <table:table-cell office:value-type="float" office:value="461.126" calcext:value-type="float">
            <text:p>461.1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70.8" calcext:value-type="float">
            <text:p>2070.8</text:p>
          </table:table-cell>
          <table:table-cell office:value-type="float" office:value="522.755" calcext:value-type="float">
            <text:p>522.7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930" calcext:value-type="float">
            <text:p>1930</text:p>
          </table:table-cell>
          <table:table-cell office:value-type="float" office:value="577.496" calcext:value-type="float">
            <text:p>577.4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30.97" calcext:value-type="float">
            <text:p>2530.97</text:p>
          </table:table-cell>
          <table:table-cell office:value-type="float" office:value="442.136" calcext:value-type="float">
            <text:p>442.1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27.7" calcext:value-type="float">
            <text:p>2227.7</text:p>
          </table:table-cell>
          <table:table-cell office:value-type="float" office:value="469.622" calcext:value-type="float">
            <text:p>469.6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94.32" calcext:value-type="float">
            <text:p>2094.32</text:p>
          </table:table-cell>
          <table:table-cell office:value-type="float" office:value="576.635" calcext:value-type="float">
            <text:p>576.6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60.16" calcext:value-type="float">
            <text:p>2160.16</text:p>
          </table:table-cell>
          <table:table-cell office:value-type="float" office:value="516.779" calcext:value-type="float">
            <text:p>516.7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80.55" calcext:value-type="float">
            <text:p>2480.55</text:p>
          </table:table-cell>
          <table:table-cell office:value-type="float" office:value="536.743" calcext:value-type="float">
            <text:p>536.7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20.9" calcext:value-type="float">
            <text:p>2320.9</text:p>
          </table:table-cell>
          <table:table-cell office:value-type="float" office:value="506.863" calcext:value-type="float">
            <text:p>506.8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41.26" calcext:value-type="float">
            <text:p>2441.26</text:p>
          </table:table-cell>
          <table:table-cell office:value-type="float" office:value="501.744" calcext:value-type="float">
            <text:p>501.7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46.57" calcext:value-type="float">
            <text:p>2646.57</text:p>
          </table:table-cell>
          <table:table-cell office:value-type="float" office:value="499.329" calcext:value-type="float">
            <text:p>499.3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97.22" calcext:value-type="float">
            <text:p>2797.22</text:p>
          </table:table-cell>
          <table:table-cell office:value-type="float" office:value="506.503" calcext:value-type="float">
            <text:p>506.5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403.62" calcext:value-type="float">
            <text:p>2403.62</text:p>
          </table:table-cell>
          <table:table-cell office:value-type="float" office:value="538.45" calcext:value-type="float">
            <text:p>538.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25.26" calcext:value-type="float">
            <text:p>2225.26</text:p>
          </table:table-cell>
          <table:table-cell office:value-type="float" office:value="502.143" calcext:value-type="float">
            <text:p>502.1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43.66" calcext:value-type="float">
            <text:p>2243.66</text:p>
          </table:table-cell>
          <table:table-cell office:value-type="float" office:value="489.475" calcext:value-type="float">
            <text:p>489.4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39.97" calcext:value-type="float">
            <text:p>2139.97</text:p>
          </table:table-cell>
          <table:table-cell office:value-type="float" office:value="515.115" calcext:value-type="float">
            <text:p>515.1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20.77" calcext:value-type="float">
            <text:p>2520.77</text:p>
          </table:table-cell>
          <table:table-cell office:value-type="float" office:value="429.948" calcext:value-type="float">
            <text:p>429.9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44.41" calcext:value-type="float">
            <text:p>2144.41</text:p>
          </table:table-cell>
          <table:table-cell office:value-type="float" office:value="450.467" calcext:value-type="float">
            <text:p>450.46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998.59" calcext:value-type="float">
            <text:p>1998.59</text:p>
          </table:table-cell>
          <table:table-cell office:value-type="float" office:value="485.909" calcext:value-type="float">
            <text:p>485.9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53.46" calcext:value-type="float">
            <text:p>2053.46</text:p>
          </table:table-cell>
          <table:table-cell office:value-type="float" office:value="546.341" calcext:value-type="float">
            <text:p>546.3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12.42" calcext:value-type="float">
            <text:p>2012.42</text:p>
          </table:table-cell>
          <table:table-cell office:value-type="float" office:value="515.243" calcext:value-type="float">
            <text:p>515.2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344.31" calcext:value-type="float">
            <text:p>2344.31</text:p>
          </table:table-cell>
          <table:table-cell office:value-type="float" office:value="463.436" calcext:value-type="float">
            <text:p>463.43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871.68" calcext:value-type="float">
            <text:p>1871.68</text:p>
          </table:table-cell>
          <table:table-cell office:value-type="float" office:value="509.61" calcext:value-type="float">
            <text:p>509.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15.38" calcext:value-type="float">
            <text:p>2115.38</text:p>
          </table:table-cell>
          <table:table-cell office:value-type="float" office:value="516.986" calcext:value-type="float">
            <text:p>516.98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561.76" calcext:value-type="float">
            <text:p>2561.76</text:p>
          </table:table-cell>
          <table:table-cell office:value-type="float" office:value="529.131" calcext:value-type="float">
            <text:p>529.1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29.93" calcext:value-type="float">
            <text:p>2229.93</text:p>
          </table:table-cell>
          <table:table-cell office:value-type="float" office:value="499.127" calcext:value-type="float">
            <text:p>499.1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16.91" calcext:value-type="float">
            <text:p>2716.91</text:p>
          </table:table-cell>
          <table:table-cell office:value-type="float" office:value="431.795" calcext:value-type="float">
            <text:p>431.7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33.02" calcext:value-type="float">
            <text:p>2133.02</text:p>
          </table:table-cell>
          <table:table-cell office:value-type="float" office:value="578.794" calcext:value-type="float">
            <text:p>578.79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1967.02" calcext:value-type="float">
            <text:p>1967.02</text:p>
          </table:table-cell>
          <table:table-cell office:value-type="float" office:value="511.982" calcext:value-type="float">
            <text:p>511.98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757.2" calcext:value-type="float">
            <text:p>2757.2</text:p>
          </table:table-cell>
          <table:table-cell office:value-type="float" office:value="502.994" calcext:value-type="float">
            <text:p>502.99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15.2" calcext:value-type="float">
            <text:p>2115.2</text:p>
          </table:table-cell>
          <table:table-cell office:value-type="float" office:value="565.3" calcext:value-type="float">
            <text:p>565.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82.45" calcext:value-type="float">
            <text:p>2082.45</text:p>
          </table:table-cell>
          <table:table-cell office:value-type="float" office:value="612.854" calcext:value-type="float">
            <text:p>612.8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31.37" calcext:value-type="float">
            <text:p>2031.37</text:p>
          </table:table-cell>
          <table:table-cell office:value-type="float" office:value="499.244" calcext:value-type="float">
            <text:p>499.2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25.47" calcext:value-type="float">
            <text:p>2125.47</text:p>
          </table:table-cell>
          <table:table-cell office:value-type="float" office:value="499.791" calcext:value-type="float">
            <text:p>499.7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57.4" calcext:value-type="float">
            <text:p>2157.4</text:p>
          </table:table-cell>
          <table:table-cell office:value-type="float" office:value="560.781" calcext:value-type="float">
            <text:p>560.7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67.14" calcext:value-type="float">
            <text:p>2667.14</text:p>
          </table:table-cell>
          <table:table-cell office:value-type="float" office:value="463.431" calcext:value-type="float">
            <text:p>463.4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681.86" calcext:value-type="float">
            <text:p>2681.86</text:p>
          </table:table-cell>
          <table:table-cell office:value-type="float" office:value="527.469" calcext:value-type="float">
            <text:p>527.4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891.98" calcext:value-type="float">
            <text:p>2891.98</text:p>
          </table:table-cell>
          <table:table-cell office:value-type="float" office:value="490.837" calcext:value-type="float">
            <text:p>490.8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70.52" calcext:value-type="float">
            <text:p>2070.52</text:p>
          </table:table-cell>
          <table:table-cell office:value-type="float" office:value="467.66" calcext:value-type="float">
            <text:p>467.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204.01" calcext:value-type="float">
            <text:p>2204.01</text:p>
          </table:table-cell>
          <table:table-cell office:value-type="float" office:value="507.91" calcext:value-type="float">
            <text:p>507.9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189.16" calcext:value-type="float">
            <text:p>2189.16</text:p>
          </table:table-cell>
          <table:table-cell office:value-type="float" office:value="478.233" calcext:value-type="float">
            <text:p>478.2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149.617" calcext:value-type="float">
            <text:p>149.617</text:p>
          </table:table-cell>
          <table:table-cell office:value-type="float" office:value="381.427" calcext:value-type="float">
            <text:p>381.427</text:p>
          </table:table-cell>
          <table:table-cell office:value-type="float" office:value="407.528" calcext:value-type="float">
            <text:p>407.528</text:p>
          </table:table-cell>
          <table:table-cell office:value-type="float" office:value="263.157" calcext:value-type="float">
            <text:p>263.157</text:p>
          </table:table-cell>
          <table:table-cell office:value-type="float" office:value="2062.31" calcext:value-type="float">
            <text:p>2062.31</text:p>
          </table:table-cell>
          <table:table-cell office:value-type="float" office:value="513.773" calcext:value-type="float">
            <text:p>513.77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52.8" calcext:value-type="float">
            <text:p>2652.8</text:p>
          </table:table-cell>
          <table:table-cell office:value-type="float" office:value="306.906" calcext:value-type="float">
            <text:p>306.9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65.39" calcext:value-type="float">
            <text:p>2365.39</text:p>
          </table:table-cell>
          <table:table-cell office:value-type="float" office:value="320.481" calcext:value-type="float">
            <text:p>320.4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04.62" calcext:value-type="float">
            <text:p>2204.62</text:p>
          </table:table-cell>
          <table:table-cell office:value-type="float" office:value="304.749" calcext:value-type="float">
            <text:p>304.7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26.72" calcext:value-type="float">
            <text:p>2726.72</text:p>
          </table:table-cell>
          <table:table-cell office:value-type="float" office:value="302.209" calcext:value-type="float">
            <text:p>302.2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66.07" calcext:value-type="float">
            <text:p>2766.07</text:p>
          </table:table-cell>
          <table:table-cell office:value-type="float" office:value="301.421" calcext:value-type="float">
            <text:p>301.42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95.79" calcext:value-type="float">
            <text:p>2195.79</text:p>
          </table:table-cell>
          <table:table-cell office:value-type="float" office:value="320.448" calcext:value-type="float">
            <text:p>320.4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75.67" calcext:value-type="float">
            <text:p>2575.67</text:p>
          </table:table-cell>
          <table:table-cell office:value-type="float" office:value="305.205" calcext:value-type="float">
            <text:p>305.20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48.35" calcext:value-type="float">
            <text:p>2348.35</text:p>
          </table:table-cell>
          <table:table-cell office:value-type="float" office:value="279.414" calcext:value-type="float">
            <text:p>279.4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67.77" calcext:value-type="float">
            <text:p>2467.77</text:p>
          </table:table-cell>
          <table:table-cell office:value-type="float" office:value="316.058" calcext:value-type="float">
            <text:p>316.0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27.23" calcext:value-type="float">
            <text:p>2427.23</text:p>
          </table:table-cell>
          <table:table-cell office:value-type="float" office:value="287.395" calcext:value-type="float">
            <text:p>287.3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04.77" calcext:value-type="float">
            <text:p>2604.77</text:p>
          </table:table-cell>
          <table:table-cell office:value-type="float" office:value="326.41" calcext:value-type="float">
            <text:p>326.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45.83" calcext:value-type="float">
            <text:p>2345.83</text:p>
          </table:table-cell>
          <table:table-cell office:value-type="float" office:value="397.72" calcext:value-type="float">
            <text:p>397.7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26.98" calcext:value-type="float">
            <text:p>2326.98</text:p>
          </table:table-cell>
          <table:table-cell office:value-type="float" office:value="420.343" calcext:value-type="float">
            <text:p>420.3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87.53" calcext:value-type="float">
            <text:p>2487.53</text:p>
          </table:table-cell>
          <table:table-cell office:value-type="float" office:value="311.901" calcext:value-type="float">
            <text:p>311.9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181.35" calcext:value-type="float">
            <text:p>2181.35</text:p>
          </table:table-cell>
          <table:table-cell office:value-type="float" office:value="328.353" calcext:value-type="float">
            <text:p>328.3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24.14" calcext:value-type="float">
            <text:p>2724.14</text:p>
          </table:table-cell>
          <table:table-cell office:value-type="float" office:value="348.755" calcext:value-type="float">
            <text:p>348.75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52.3" calcext:value-type="float">
            <text:p>2752.3</text:p>
          </table:table-cell>
          <table:table-cell office:value-type="float" office:value="306.165" calcext:value-type="float">
            <text:p>306.1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29.83" calcext:value-type="float">
            <text:p>2429.83</text:p>
          </table:table-cell>
          <table:table-cell office:value-type="float" office:value="352.923" calcext:value-type="float">
            <text:p>352.9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41.8" calcext:value-type="float">
            <text:p>2241.8</text:p>
          </table:table-cell>
          <table:table-cell office:value-type="float" office:value="331.065" calcext:value-type="float">
            <text:p>331.0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31.43" calcext:value-type="float">
            <text:p>2531.43</text:p>
          </table:table-cell>
          <table:table-cell office:value-type="float" office:value="405.874" calcext:value-type="float">
            <text:p>405.8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11.65" calcext:value-type="float">
            <text:p>2811.65</text:p>
          </table:table-cell>
          <table:table-cell office:value-type="float" office:value="366.404" calcext:value-type="float">
            <text:p>366.4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85.89" calcext:value-type="float">
            <text:p>2285.89</text:p>
          </table:table-cell>
          <table:table-cell office:value-type="float" office:value="442.145" calcext:value-type="float">
            <text:p>442.1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46.9" calcext:value-type="float">
            <text:p>2646.9</text:p>
          </table:table-cell>
          <table:table-cell office:value-type="float" office:value="394.308" calcext:value-type="float">
            <text:p>394.3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47.2" calcext:value-type="float">
            <text:p>2747.2</text:p>
          </table:table-cell>
          <table:table-cell office:value-type="float" office:value="295.151" calcext:value-type="float">
            <text:p>295.15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14.11" calcext:value-type="float">
            <text:p>2714.11</text:p>
          </table:table-cell>
          <table:table-cell office:value-type="float" office:value="387.7" calcext:value-type="float">
            <text:p>387.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13.03" calcext:value-type="float">
            <text:p>2413.03</text:p>
          </table:table-cell>
          <table:table-cell office:value-type="float" office:value="308.706" calcext:value-type="float">
            <text:p>308.7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38.86" calcext:value-type="float">
            <text:p>2438.86</text:p>
          </table:table-cell>
          <table:table-cell office:value-type="float" office:value="286.434" calcext:value-type="float">
            <text:p>286.4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37.25" calcext:value-type="float">
            <text:p>2237.25</text:p>
          </table:table-cell>
          <table:table-cell office:value-type="float" office:value="414.61" calcext:value-type="float">
            <text:p>414.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71.03" calcext:value-type="float">
            <text:p>2671.03</text:p>
          </table:table-cell>
          <table:table-cell office:value-type="float" office:value="403.839" calcext:value-type="float">
            <text:p>403.8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02.51" calcext:value-type="float">
            <text:p>2802.51</text:p>
          </table:table-cell>
          <table:table-cell office:value-type="float" office:value="307.056" calcext:value-type="float">
            <text:p>307.05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90.8" calcext:value-type="float">
            <text:p>2390.8</text:p>
          </table:table-cell>
          <table:table-cell office:value-type="float" office:value="431.477" calcext:value-type="float">
            <text:p>431.47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89.78" calcext:value-type="float">
            <text:p>2489.78</text:p>
          </table:table-cell>
          <table:table-cell office:value-type="float" office:value="435.204" calcext:value-type="float">
            <text:p>435.2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46" calcext:value-type="float">
            <text:p>2346</text:p>
          </table:table-cell>
          <table:table-cell office:value-type="float" office:value="429.932" calcext:value-type="float">
            <text:p>429.9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11.86" calcext:value-type="float">
            <text:p>2611.86</text:p>
          </table:table-cell>
          <table:table-cell office:value-type="float" office:value="313.143" calcext:value-type="float">
            <text:p>313.1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65.53" calcext:value-type="float">
            <text:p>2765.53</text:p>
          </table:table-cell>
          <table:table-cell office:value-type="float" office:value="305.058" calcext:value-type="float">
            <text:p>305.05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53.81" calcext:value-type="float">
            <text:p>2553.81</text:p>
          </table:table-cell>
          <table:table-cell office:value-type="float" office:value="352.081" calcext:value-type="float">
            <text:p>352.0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79.36" calcext:value-type="float">
            <text:p>2579.36</text:p>
          </table:table-cell>
          <table:table-cell office:value-type="float" office:value="305.501" calcext:value-type="float">
            <text:p>305.5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89.05" calcext:value-type="float">
            <text:p>2789.05</text:p>
          </table:table-cell>
          <table:table-cell office:value-type="float" office:value="325.03" calcext:value-type="float">
            <text:p>325.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84.05" calcext:value-type="float">
            <text:p>2284.05</text:p>
          </table:table-cell>
          <table:table-cell office:value-type="float" office:value="310.832" calcext:value-type="float">
            <text:p>310.8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09.36" calcext:value-type="float">
            <text:p>2409.36</text:p>
          </table:table-cell>
          <table:table-cell office:value-type="float" office:value="326.642" calcext:value-type="float">
            <text:p>326.6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40.59" calcext:value-type="float">
            <text:p>2740.59</text:p>
          </table:table-cell>
          <table:table-cell office:value-type="float" office:value="296.892" calcext:value-type="float">
            <text:p>296.8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65.28" calcext:value-type="float">
            <text:p>2665.28</text:p>
          </table:table-cell>
          <table:table-cell office:value-type="float" office:value="298.221" calcext:value-type="float">
            <text:p>298.22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61.39" calcext:value-type="float">
            <text:p>2661.39</text:p>
          </table:table-cell>
          <table:table-cell office:value-type="float" office:value="283.084" calcext:value-type="float">
            <text:p>283.0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41.43" calcext:value-type="float">
            <text:p>2241.43</text:p>
          </table:table-cell>
          <table:table-cell office:value-type="float" office:value="274.504" calcext:value-type="float">
            <text:p>274.5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32.34" calcext:value-type="float">
            <text:p>2732.34</text:p>
          </table:table-cell>
          <table:table-cell office:value-type="float" office:value="303.614" calcext:value-type="float">
            <text:p>303.6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13.65" calcext:value-type="float">
            <text:p>2513.65</text:p>
          </table:table-cell>
          <table:table-cell office:value-type="float" office:value="297.614" calcext:value-type="float">
            <text:p>297.6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21.79" calcext:value-type="float">
            <text:p>2421.79</text:p>
          </table:table-cell>
          <table:table-cell office:value-type="float" office:value="312.573" calcext:value-type="float">
            <text:p>312.5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61.89" calcext:value-type="float">
            <text:p>2561.89</text:p>
          </table:table-cell>
          <table:table-cell office:value-type="float" office:value="303.939" calcext:value-type="float">
            <text:p>303.9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22.85" calcext:value-type="float">
            <text:p>2322.85</text:p>
          </table:table-cell>
          <table:table-cell office:value-type="float" office:value="362.802" calcext:value-type="float">
            <text:p>362.8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17.33" calcext:value-type="float">
            <text:p>2617.33</text:p>
          </table:table-cell>
          <table:table-cell office:value-type="float" office:value="293.414" calcext:value-type="float">
            <text:p>293.4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00.14" calcext:value-type="float">
            <text:p>2400.14</text:p>
          </table:table-cell>
          <table:table-cell office:value-type="float" office:value="333.513" calcext:value-type="float">
            <text:p>333.5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34.45" calcext:value-type="float">
            <text:p>3334.45</text:p>
          </table:table-cell>
          <table:table-cell office:value-type="float" office:value="342.979" calcext:value-type="float">
            <text:p>342.9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23.87" calcext:value-type="float">
            <text:p>3123.87</text:p>
          </table:table-cell>
          <table:table-cell office:value-type="float" office:value="418.81" calcext:value-type="float">
            <text:p>418.8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59.05" calcext:value-type="float">
            <text:p>2959.05</text:p>
          </table:table-cell>
          <table:table-cell office:value-type="float" office:value="295.125" calcext:value-type="float">
            <text:p>295.1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25.4" calcext:value-type="float">
            <text:p>2725.4</text:p>
          </table:table-cell>
          <table:table-cell office:value-type="float" office:value="322.078" calcext:value-type="float">
            <text:p>322.0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78.35" calcext:value-type="float">
            <text:p>3378.35</text:p>
          </table:table-cell>
          <table:table-cell office:value-type="float" office:value="302.345" calcext:value-type="float">
            <text:p>302.3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043.49" calcext:value-type="float">
            <text:p>3043.49</text:p>
          </table:table-cell>
          <table:table-cell office:value-type="float" office:value="303.643" calcext:value-type="float">
            <text:p>303.6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86.91" calcext:value-type="float">
            <text:p>3286.91</text:p>
          </table:table-cell>
          <table:table-cell office:value-type="float" office:value="336.343" calcext:value-type="float">
            <text:p>336.3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52.3" calcext:value-type="float">
            <text:p>3152.3</text:p>
          </table:table-cell>
          <table:table-cell office:value-type="float" office:value="307.396" calcext:value-type="float">
            <text:p>307.3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10.59" calcext:value-type="float">
            <text:p>3110.59</text:p>
          </table:table-cell>
          <table:table-cell office:value-type="float" office:value="420.897" calcext:value-type="float">
            <text:p>420.8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553.09" calcext:value-type="float">
            <text:p>4553.09</text:p>
          </table:table-cell>
          <table:table-cell office:value-type="float" office:value="298.933" calcext:value-type="float">
            <text:p>298.9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864.83" calcext:value-type="float">
            <text:p>3864.83</text:p>
          </table:table-cell>
          <table:table-cell office:value-type="float" office:value="338.835" calcext:value-type="float">
            <text:p>338.8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4323.56" calcext:value-type="float">
            <text:p>4323.56</text:p>
          </table:table-cell>
          <table:table-cell office:value-type="float" office:value="303.989" calcext:value-type="float">
            <text:p>303.9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19.33" calcext:value-type="float">
            <text:p>3219.33</text:p>
          </table:table-cell>
          <table:table-cell office:value-type="float" office:value="307.109" calcext:value-type="float">
            <text:p>307.1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188.15" calcext:value-type="float">
            <text:p>3188.15</text:p>
          </table:table-cell>
          <table:table-cell office:value-type="float" office:value="344.974" calcext:value-type="float">
            <text:p>344.97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827.28" calcext:value-type="float">
            <text:p>2827.28</text:p>
          </table:table-cell>
          <table:table-cell office:value-type="float" office:value="313.852" calcext:value-type="float">
            <text:p>313.8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66.15" calcext:value-type="float">
            <text:p>2466.15</text:p>
          </table:table-cell>
          <table:table-cell office:value-type="float" office:value="330.898" calcext:value-type="float">
            <text:p>330.8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10.65" calcext:value-type="float">
            <text:p>2710.65</text:p>
          </table:table-cell>
          <table:table-cell office:value-type="float" office:value="303.818" calcext:value-type="float">
            <text:p>303.81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386.61" calcext:value-type="float">
            <text:p>386.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02.49" calcext:value-type="float">
            <text:p>2702.49</text:p>
          </table:table-cell>
          <table:table-cell office:value-type="float" office:value="305.203" calcext:value-type="float">
            <text:p>305.2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53.88" calcext:value-type="float">
            <text:p>2753.88</text:p>
          </table:table-cell>
          <table:table-cell office:value-type="float" office:value="409.594" calcext:value-type="float">
            <text:p>409.59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29.12" calcext:value-type="float">
            <text:p>2429.12</text:p>
          </table:table-cell>
          <table:table-cell office:value-type="float" office:value="312.684" calcext:value-type="float">
            <text:p>312.6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99.61" calcext:value-type="float">
            <text:p>2699.61</text:p>
          </table:table-cell>
          <table:table-cell office:value-type="float" office:value="323.817" calcext:value-type="float">
            <text:p>323.8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70.44" calcext:value-type="float">
            <text:p>2270.44</text:p>
          </table:table-cell>
          <table:table-cell office:value-type="float" office:value="312.229" calcext:value-type="float">
            <text:p>312.22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067.73" calcext:value-type="float">
            <text:p>2067.73</text:p>
          </table:table-cell>
          <table:table-cell office:value-type="float" office:value="423.784" calcext:value-type="float">
            <text:p>423.7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406.6" calcext:value-type="float">
            <text:p>2406.6</text:p>
          </table:table-cell>
          <table:table-cell office:value-type="float" office:value="416.207" calcext:value-type="float">
            <text:p>416.20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39" calcext:value-type="float">
            <text:p>2239</text:p>
          </table:table-cell>
          <table:table-cell office:value-type="float" office:value="347.759" calcext:value-type="float">
            <text:p>347.7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23.78" calcext:value-type="float">
            <text:p>2523.78</text:p>
          </table:table-cell>
          <table:table-cell office:value-type="float" office:value="323.642" calcext:value-type="float">
            <text:p>323.6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20.51" calcext:value-type="float">
            <text:p>2520.51</text:p>
          </table:table-cell>
          <table:table-cell office:value-type="float" office:value="317.6" calcext:value-type="float">
            <text:p>317.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76.64" calcext:value-type="float">
            <text:p>2776.64</text:p>
          </table:table-cell>
          <table:table-cell office:value-type="float" office:value="315.978" calcext:value-type="float">
            <text:p>315.9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30.07" calcext:value-type="float">
            <text:p>2730.07</text:p>
          </table:table-cell>
          <table:table-cell office:value-type="float" office:value="359.885" calcext:value-type="float">
            <text:p>359.8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50.15" calcext:value-type="float">
            <text:p>2350.15</text:p>
          </table:table-cell>
          <table:table-cell office:value-type="float" office:value="310.92" calcext:value-type="float">
            <text:p>310.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590.52" calcext:value-type="float">
            <text:p>2590.52</text:p>
          </table:table-cell>
          <table:table-cell office:value-type="float" office:value="386.649" calcext:value-type="float">
            <text:p>386.64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91.01" calcext:value-type="float">
            <text:p>2691.01</text:p>
          </table:table-cell>
          <table:table-cell office:value-type="float" office:value="330.732" calcext:value-type="float">
            <text:p>330.7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370.05" calcext:value-type="float">
            <text:p>2370.05</text:p>
          </table:table-cell>
          <table:table-cell office:value-type="float" office:value="322.106" calcext:value-type="float">
            <text:p>322.1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287.22" calcext:value-type="float">
            <text:p>2287.22</text:p>
          </table:table-cell>
          <table:table-cell office:value-type="float" office:value="337.597" calcext:value-type="float">
            <text:p>337.5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08.67" calcext:value-type="float">
            <text:p>2708.67</text:p>
          </table:table-cell>
          <table:table-cell office:value-type="float" office:value="316.585" calcext:value-type="float">
            <text:p>316.5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45.91" calcext:value-type="float">
            <text:p>3645.91</text:p>
          </table:table-cell>
          <table:table-cell office:value-type="float" office:value="392.952" calcext:value-type="float">
            <text:p>392.9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02.12" calcext:value-type="float">
            <text:p>3302.12</text:p>
          </table:table-cell>
          <table:table-cell office:value-type="float" office:value="404.54" calcext:value-type="float">
            <text:p>404.5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23.72" calcext:value-type="float">
            <text:p>2723.72</text:p>
          </table:table-cell>
          <table:table-cell office:value-type="float" office:value="431.13" calcext:value-type="float">
            <text:p>431.1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75.7" calcext:value-type="float">
            <text:p>2975.7</text:p>
          </table:table-cell>
          <table:table-cell office:value-type="float" office:value="297.602" calcext:value-type="float">
            <text:p>297.6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250.11" calcext:value-type="float">
            <text:p>3250.11</text:p>
          </table:table-cell>
          <table:table-cell office:value-type="float" office:value="384.044" calcext:value-type="float">
            <text:p>384.04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583.07" calcext:value-type="float">
            <text:p>3583.07</text:p>
          </table:table-cell>
          <table:table-cell office:value-type="float" office:value="367.575" calcext:value-type="float">
            <text:p>367.57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658.14" calcext:value-type="float">
            <text:p>3658.14</text:p>
          </table:table-cell>
          <table:table-cell office:value-type="float" office:value="318.973" calcext:value-type="float">
            <text:p>318.9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3390.48" calcext:value-type="float">
            <text:p>3390.48</text:p>
          </table:table-cell>
          <table:table-cell office:value-type="float" office:value="298.439" calcext:value-type="float">
            <text:p>298.4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77.04" calcext:value-type="float">
            <text:p>2977.04</text:p>
          </table:table-cell>
          <table:table-cell office:value-type="float" office:value="369.846" calcext:value-type="float">
            <text:p>369.8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741.33" calcext:value-type="float">
            <text:p>2741.33</text:p>
          </table:table-cell>
          <table:table-cell office:value-type="float" office:value="406.16" calcext:value-type="float">
            <text:p>406.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903.46" calcext:value-type="float">
            <text:p>2903.46</text:p>
          </table:table-cell>
          <table:table-cell office:value-type="float" office:value="310.525" calcext:value-type="float">
            <text:p>310.5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63.7" calcext:value-type="float">
            <text:p>2663.7</text:p>
          </table:table-cell>
          <table:table-cell office:value-type="float" office:value="387.612" calcext:value-type="float">
            <text:p>387.6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93.9751" calcext:value-type="float">
            <text:p>93.9751</text:p>
          </table:table-cell>
          <table:table-cell office:value-type="float" office:value="321.653" calcext:value-type="float">
            <text:p>321.653</text:p>
          </table:table-cell>
          <table:table-cell office:value-type="float" office:value="305.85" calcext:value-type="float">
            <text:p>305.85</text:p>
          </table:table-cell>
          <table:table-cell office:value-type="float" office:value="452.636" calcext:value-type="float">
            <text:p>452.636</text:p>
          </table:table-cell>
          <table:table-cell office:value-type="float" office:value="2637.89" calcext:value-type="float">
            <text:p>2637.89</text:p>
          </table:table-cell>
          <table:table-cell office:value-type="float" office:value="297.365" calcext:value-type="float">
            <text:p>297.36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970.6" calcext:value-type="float">
            <text:p>1970.6</text:p>
          </table:table-cell>
          <table:table-cell office:value-type="float" office:value="559.559" calcext:value-type="float">
            <text:p>559.5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19.33" calcext:value-type="float">
            <text:p>2719.33</text:p>
          </table:table-cell>
          <table:table-cell office:value-type="float" office:value="263.465" calcext:value-type="float">
            <text:p>263.46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46.75" calcext:value-type="float">
            <text:p>2146.75</text:p>
          </table:table-cell>
          <table:table-cell office:value-type="float" office:value="508.797" calcext:value-type="float">
            <text:p>508.7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10.38" calcext:value-type="float">
            <text:p>2210.38</text:p>
          </table:table-cell>
          <table:table-cell office:value-type="float" office:value="549.123" calcext:value-type="float">
            <text:p>549.1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64.99" calcext:value-type="float">
            <text:p>2464.99</text:p>
          </table:table-cell>
          <table:table-cell office:value-type="float" office:value="542.453" calcext:value-type="float">
            <text:p>542.4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28.01" calcext:value-type="float">
            <text:p>2028.01</text:p>
          </table:table-cell>
          <table:table-cell office:value-type="float" office:value="511.788" calcext:value-type="float">
            <text:p>511.78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43.82" calcext:value-type="float">
            <text:p>2143.82</text:p>
          </table:table-cell>
          <table:table-cell office:value-type="float" office:value="291.509" calcext:value-type="float">
            <text:p>291.5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31.37" calcext:value-type="float">
            <text:p>2631.37</text:p>
          </table:table-cell>
          <table:table-cell office:value-type="float" office:value="245.001" calcext:value-type="float">
            <text:p>245.0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91.52" calcext:value-type="float">
            <text:p>2291.52</text:p>
          </table:table-cell>
          <table:table-cell office:value-type="float" office:value="322.247" calcext:value-type="float">
            <text:p>322.24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46.33" calcext:value-type="float">
            <text:p>2346.33</text:p>
          </table:table-cell>
          <table:table-cell office:value-type="float" office:value="498.002" calcext:value-type="float">
            <text:p>498.00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55.94" calcext:value-type="float">
            <text:p>2055.94</text:p>
          </table:table-cell>
          <table:table-cell office:value-type="float" office:value="529.761" calcext:value-type="float">
            <text:p>529.7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08.41" calcext:value-type="float">
            <text:p>2608.41</text:p>
          </table:table-cell>
          <table:table-cell office:value-type="float" office:value="271.914" calcext:value-type="float">
            <text:p>271.91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12.26" calcext:value-type="float">
            <text:p>2812.26</text:p>
          </table:table-cell>
          <table:table-cell office:value-type="float" office:value="275.761" calcext:value-type="float">
            <text:p>275.7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54.3" calcext:value-type="float">
            <text:p>2754.3</text:p>
          </table:table-cell>
          <table:table-cell office:value-type="float" office:value="508.248" calcext:value-type="float">
            <text:p>508.24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28.86" calcext:value-type="float">
            <text:p>2128.86</text:p>
          </table:table-cell>
          <table:table-cell office:value-type="float" office:value="580.206" calcext:value-type="float">
            <text:p>580.2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52.06" calcext:value-type="float">
            <text:p>2152.06</text:p>
          </table:table-cell>
          <table:table-cell office:value-type="float" office:value="341.537" calcext:value-type="float">
            <text:p>341.53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57.16" calcext:value-type="float">
            <text:p>2157.16</text:p>
          </table:table-cell>
          <table:table-cell office:value-type="float" office:value="503.143" calcext:value-type="float">
            <text:p>503.14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64.61" calcext:value-type="float">
            <text:p>2464.61</text:p>
          </table:table-cell>
          <table:table-cell office:value-type="float" office:value="304.485" calcext:value-type="float">
            <text:p>304.48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63.01" calcext:value-type="float">
            <text:p>2063.01</text:p>
          </table:table-cell>
          <table:table-cell office:value-type="float" office:value="261.633" calcext:value-type="float">
            <text:p>261.6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41.99" calcext:value-type="float">
            <text:p>2341.99</text:p>
          </table:table-cell>
          <table:table-cell office:value-type="float" office:value="488.335" calcext:value-type="float">
            <text:p>488.3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58.14" calcext:value-type="float">
            <text:p>2158.14</text:p>
          </table:table-cell>
          <table:table-cell office:value-type="float" office:value="286.109" calcext:value-type="float">
            <text:p>286.1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39.58" calcext:value-type="float">
            <text:p>2639.58</text:p>
          </table:table-cell>
          <table:table-cell office:value-type="float" office:value="505.978" calcext:value-type="float">
            <text:p>505.9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59.52" calcext:value-type="float">
            <text:p>2559.52</text:p>
          </table:table-cell>
          <table:table-cell office:value-type="float" office:value="293.869" calcext:value-type="float">
            <text:p>293.8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09.74" calcext:value-type="float">
            <text:p>2609.74</text:p>
          </table:table-cell>
          <table:table-cell office:value-type="float" office:value="507.308" calcext:value-type="float">
            <text:p>507.30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02.433" calcext:value-type="float">
            <text:p>302.4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05.95" calcext:value-type="float">
            <text:p>2205.95</text:p>
          </table:table-cell>
          <table:table-cell office:value-type="float" office:value="563.228" calcext:value-type="float">
            <text:p>563.22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61.05" calcext:value-type="float">
            <text:p>2261.05</text:p>
          </table:table-cell>
          <table:table-cell office:value-type="float" office:value="497.719" calcext:value-type="float">
            <text:p>497.7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90.58" calcext:value-type="float">
            <text:p>2290.58</text:p>
          </table:table-cell>
          <table:table-cell office:value-type="float" office:value="287.699" calcext:value-type="float">
            <text:p>287.6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89.19" calcext:value-type="float">
            <text:p>2389.19</text:p>
          </table:table-cell>
          <table:table-cell office:value-type="float" office:value="323.766" calcext:value-type="float">
            <text:p>323.76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96.48" calcext:value-type="float">
            <text:p>2396.48</text:p>
          </table:table-cell>
          <table:table-cell office:value-type="float" office:value="482.95" calcext:value-type="float">
            <text:p>482.9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72.85" calcext:value-type="float">
            <text:p>2672.85</text:p>
          </table:table-cell>
          <table:table-cell office:value-type="float" office:value="269.335" calcext:value-type="float">
            <text:p>269.3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1990.75" calcext:value-type="float">
            <text:p>1990.75</text:p>
          </table:table-cell>
          <table:table-cell office:value-type="float" office:value="288.725" calcext:value-type="float">
            <text:p>288.72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36.26" calcext:value-type="float">
            <text:p>2236.26</text:p>
          </table:table-cell>
          <table:table-cell office:value-type="float" office:value="584.392" calcext:value-type="float">
            <text:p>584.39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01.72" calcext:value-type="float">
            <text:p>2501.72</text:p>
          </table:table-cell>
          <table:table-cell office:value-type="float" office:value="314.469" calcext:value-type="float">
            <text:p>314.46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26.02" calcext:value-type="float">
            <text:p>2326.02</text:p>
          </table:table-cell>
          <table:table-cell office:value-type="float" office:value="273.116" calcext:value-type="float">
            <text:p>273.1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87.16" calcext:value-type="float">
            <text:p>2687.16</text:p>
          </table:table-cell>
          <table:table-cell office:value-type="float" office:value="312.906" calcext:value-type="float">
            <text:p>312.9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34.41" calcext:value-type="float">
            <text:p>2634.41</text:p>
          </table:table-cell>
          <table:table-cell office:value-type="float" office:value="264.657" calcext:value-type="float">
            <text:p>264.6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30.45" calcext:value-type="float">
            <text:p>2630.45</text:p>
          </table:table-cell>
          <table:table-cell office:value-type="float" office:value="481.979" calcext:value-type="float">
            <text:p>481.9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75.27" calcext:value-type="float">
            <text:p>2175.27</text:p>
          </table:table-cell>
          <table:table-cell office:value-type="float" office:value="283.041" calcext:value-type="float">
            <text:p>283.0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12.34" calcext:value-type="float">
            <text:p>2412.34</text:p>
          </table:table-cell>
          <table:table-cell office:value-type="float" office:value="340.945" calcext:value-type="float">
            <text:p>340.94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94.95" calcext:value-type="float">
            <text:p>2494.95</text:p>
          </table:table-cell>
          <table:table-cell office:value-type="float" office:value="479.5" calcext:value-type="float">
            <text:p>479.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82.22" calcext:value-type="float">
            <text:p>2482.22</text:p>
          </table:table-cell>
          <table:table-cell office:value-type="float" office:value="535.516" calcext:value-type="float">
            <text:p>535.51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11.97" calcext:value-type="float">
            <text:p>2511.97</text:p>
          </table:table-cell>
          <table:table-cell office:value-type="float" office:value="326.203" calcext:value-type="float">
            <text:p>326.20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80.97" calcext:value-type="float">
            <text:p>2180.97</text:p>
          </table:table-cell>
          <table:table-cell office:value-type="float" office:value="283.411" calcext:value-type="float">
            <text:p>283.41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68.68" calcext:value-type="float">
            <text:p>2768.68</text:p>
          </table:table-cell>
          <table:table-cell office:value-type="float" office:value="303.839" calcext:value-type="float">
            <text:p>303.8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32.15" calcext:value-type="float">
            <text:p>2232.15</text:p>
          </table:table-cell>
          <table:table-cell office:value-type="float" office:value="558.959" calcext:value-type="float">
            <text:p>558.9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61.77" calcext:value-type="float">
            <text:p>2261.77</text:p>
          </table:table-cell>
          <table:table-cell office:value-type="float" office:value="268.204" calcext:value-type="float">
            <text:p>268.20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42.36" calcext:value-type="float">
            <text:p>2442.36</text:p>
          </table:table-cell>
          <table:table-cell office:value-type="float" office:value="312.698" calcext:value-type="float">
            <text:p>312.69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33.95" calcext:value-type="float">
            <text:p>2533.95</text:p>
          </table:table-cell>
          <table:table-cell office:value-type="float" office:value="247.879" calcext:value-type="float">
            <text:p>247.87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76.73" calcext:value-type="float">
            <text:p>2376.73</text:p>
          </table:table-cell>
          <table:table-cell office:value-type="float" office:value="285.017" calcext:value-type="float">
            <text:p>285.0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66.68" calcext:value-type="float">
            <text:p>2066.68</text:p>
          </table:table-cell>
          <table:table-cell office:value-type="float" office:value="547.306" calcext:value-type="float">
            <text:p>547.30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90.31" calcext:value-type="float">
            <text:p>2390.31</text:p>
          </table:table-cell>
          <table:table-cell office:value-type="float" office:value="520.687" calcext:value-type="float">
            <text:p>520.68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66.86" calcext:value-type="float">
            <text:p>2066.86</text:p>
          </table:table-cell>
          <table:table-cell office:value-type="float" office:value="546.024" calcext:value-type="float">
            <text:p>546.02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19.65" calcext:value-type="float">
            <text:p>2119.65</text:p>
          </table:table-cell>
          <table:table-cell office:value-type="float" office:value="293.134" calcext:value-type="float">
            <text:p>293.13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51.96" calcext:value-type="float">
            <text:p>2151.96</text:p>
          </table:table-cell>
          <table:table-cell office:value-type="float" office:value="528.263" calcext:value-type="float">
            <text:p>528.26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47.18" calcext:value-type="float">
            <text:p>2247.18</text:p>
          </table:table-cell>
          <table:table-cell office:value-type="float" office:value="539.617" calcext:value-type="float">
            <text:p>539.6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88.06" calcext:value-type="float">
            <text:p>2088.06</text:p>
          </table:table-cell>
          <table:table-cell office:value-type="float" office:value="308.538" calcext:value-type="float">
            <text:p>308.53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08.86" calcext:value-type="float">
            <text:p>2208.86</text:p>
          </table:table-cell>
          <table:table-cell office:value-type="float" office:value="238.796" calcext:value-type="float">
            <text:p>238.79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84.49" calcext:value-type="float">
            <text:p>2284.49</text:p>
          </table:table-cell>
          <table:table-cell office:value-type="float" office:value="309.153" calcext:value-type="float">
            <text:p>309.1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50.88" calcext:value-type="float">
            <text:p>2550.88</text:p>
          </table:table-cell>
          <table:table-cell office:value-type="float" office:value="316.523" calcext:value-type="float">
            <text:p>316.5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31.36" calcext:value-type="float">
            <text:p>2331.36</text:p>
          </table:table-cell>
          <table:table-cell office:value-type="float" office:value="514.526" calcext:value-type="float">
            <text:p>514.52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85.63" calcext:value-type="float">
            <text:p>2685.63</text:p>
          </table:table-cell>
          <table:table-cell office:value-type="float" office:value="499.941" calcext:value-type="float">
            <text:p>499.94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91.02" calcext:value-type="float">
            <text:p>2791.02</text:p>
          </table:table-cell>
          <table:table-cell office:value-type="float" office:value="501.493" calcext:value-type="float">
            <text:p>501.49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978.51" calcext:value-type="float">
            <text:p>2978.51</text:p>
          </table:table-cell>
          <table:table-cell office:value-type="float" office:value="332.097" calcext:value-type="float">
            <text:p>332.09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17.79" calcext:value-type="float">
            <text:p>2717.79</text:p>
          </table:table-cell>
          <table:table-cell office:value-type="float" office:value="269.501" calcext:value-type="float">
            <text:p>269.50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26.62" calcext:value-type="float">
            <text:p>2426.62</text:p>
          </table:table-cell>
          <table:table-cell office:value-type="float" office:value="255.015" calcext:value-type="float">
            <text:p>255.01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46.74" calcext:value-type="float">
            <text:p>2446.74</text:p>
          </table:table-cell>
          <table:table-cell office:value-type="float" office:value="317.78" calcext:value-type="float">
            <text:p>317.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87.32" calcext:value-type="float">
            <text:p>2487.32</text:p>
          </table:table-cell>
          <table:table-cell office:value-type="float" office:value="575.422" calcext:value-type="float">
            <text:p>575.4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68.82" calcext:value-type="float">
            <text:p>2568.82</text:p>
          </table:table-cell>
          <table:table-cell office:value-type="float" office:value="479.612" calcext:value-type="float">
            <text:p>479.61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26.92" calcext:value-type="float">
            <text:p>2326.92</text:p>
          </table:table-cell>
          <table:table-cell office:value-type="float" office:value="585.146" calcext:value-type="float">
            <text:p>585.146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74.17" calcext:value-type="float">
            <text:p>2574.17</text:p>
          </table:table-cell>
          <table:table-cell office:value-type="float" office:value="266.635" calcext:value-type="float">
            <text:p>266.635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44.51" calcext:value-type="float">
            <text:p>2444.51</text:p>
          </table:table-cell>
          <table:table-cell office:value-type="float" office:value="262.631" calcext:value-type="float">
            <text:p>262.63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89.93" calcext:value-type="float">
            <text:p>2289.93</text:p>
          </table:table-cell>
          <table:table-cell office:value-type="float" office:value="284.289" calcext:value-type="float">
            <text:p>284.28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01.92" calcext:value-type="float">
            <text:p>2601.92</text:p>
          </table:table-cell>
          <table:table-cell office:value-type="float" office:value="259.068" calcext:value-type="float">
            <text:p>259.0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805.23" calcext:value-type="float">
            <text:p>2805.23</text:p>
          </table:table-cell>
          <table:table-cell office:value-type="float" office:value="322.209" calcext:value-type="float">
            <text:p>322.2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08.73" calcext:value-type="float">
            <text:p>2308.73</text:p>
          </table:table-cell>
          <table:table-cell office:value-type="float" office:value="573.632" calcext:value-type="float">
            <text:p>573.63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43.59" calcext:value-type="float">
            <text:p>2343.59</text:p>
          </table:table-cell>
          <table:table-cell office:value-type="float" office:value="306.062" calcext:value-type="float">
            <text:p>306.06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70.22" calcext:value-type="float">
            <text:p>2070.22</text:p>
          </table:table-cell>
          <table:table-cell office:value-type="float" office:value="517.668" calcext:value-type="float">
            <text:p>517.66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60.88" calcext:value-type="float">
            <text:p>2660.88</text:p>
          </table:table-cell>
          <table:table-cell office:value-type="float" office:value="276.861" calcext:value-type="float">
            <text:p>276.861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03.53" calcext:value-type="float">
            <text:p>2503.53</text:p>
          </table:table-cell>
          <table:table-cell office:value-type="float" office:value="302.299" calcext:value-type="float">
            <text:p>302.29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96.04" calcext:value-type="float">
            <text:p>2496.04</text:p>
          </table:table-cell>
          <table:table-cell office:value-type="float" office:value="274.442" calcext:value-type="float">
            <text:p>274.44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43.1" calcext:value-type="float">
            <text:p>2243.1</text:p>
          </table:table-cell>
          <table:table-cell office:value-type="float" office:value="532.453" calcext:value-type="float">
            <text:p>532.45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93.22" calcext:value-type="float">
            <text:p>2193.22</text:p>
          </table:table-cell>
          <table:table-cell office:value-type="float" office:value="549.359" calcext:value-type="float">
            <text:p>549.3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12.37" calcext:value-type="float">
            <text:p>2712.37</text:p>
          </table:table-cell>
          <table:table-cell office:value-type="float" office:value="512.57" calcext:value-type="float">
            <text:p>512.5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46.52" calcext:value-type="float">
            <text:p>2646.52</text:p>
          </table:table-cell>
          <table:table-cell office:value-type="float" office:value="495.584" calcext:value-type="float">
            <text:p>495.584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48.59" calcext:value-type="float">
            <text:p>2248.59</text:p>
          </table:table-cell>
          <table:table-cell office:value-type="float" office:value="493.673" calcext:value-type="float">
            <text:p>493.6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54.31" calcext:value-type="float">
            <text:p>2254.31</text:p>
          </table:table-cell>
          <table:table-cell office:value-type="float" office:value="310.423" calcext:value-type="float">
            <text:p>310.42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97.91" calcext:value-type="float">
            <text:p>2097.91</text:p>
          </table:table-cell>
          <table:table-cell office:value-type="float" office:value="353.539" calcext:value-type="float">
            <text:p>353.53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736.64" calcext:value-type="float">
            <text:p>2736.64</text:p>
          </table:table-cell>
          <table:table-cell office:value-type="float" office:value="504.827" calcext:value-type="float">
            <text:p>504.82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38.91" calcext:value-type="float">
            <text:p>2138.91</text:p>
          </table:table-cell>
          <table:table-cell office:value-type="float" office:value="306.022" calcext:value-type="float">
            <text:p>306.02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051.47" calcext:value-type="float">
            <text:p>2051.47</text:p>
          </table:table-cell>
          <table:table-cell office:value-type="float" office:value="525.109" calcext:value-type="float">
            <text:p>525.10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619.4" calcext:value-type="float">
            <text:p>2619.4</text:p>
          </table:table-cell>
          <table:table-cell office:value-type="float" office:value="275.559" calcext:value-type="float">
            <text:p>275.55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09.03" calcext:value-type="float">
            <text:p>2509.03</text:p>
          </table:table-cell>
          <table:table-cell office:value-type="float" office:value="279.978" calcext:value-type="float">
            <text:p>279.978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182.42" calcext:value-type="float">
            <text:p>2182.42</text:p>
          </table:table-cell>
          <table:table-cell office:value-type="float" office:value="573.533" calcext:value-type="float">
            <text:p>573.53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287.18" calcext:value-type="float">
            <text:p>2287.18</text:p>
          </table:table-cell>
          <table:table-cell office:value-type="float" office:value="553.419" calcext:value-type="float">
            <text:p>553.419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441.09" calcext:value-type="float">
            <text:p>2441.09</text:p>
          </table:table-cell>
          <table:table-cell office:value-type="float" office:value="526.717" calcext:value-type="float">
            <text:p>526.717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93.33" calcext:value-type="float">
            <text:p>2393.33</text:p>
          </table:table-cell>
          <table:table-cell office:value-type="float" office:value="561.773" calcext:value-type="float">
            <text:p>561.773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76.87" calcext:value-type="float">
            <text:p>2576.87</text:p>
          </table:table-cell>
          <table:table-cell office:value-type="float" office:value="319.52" calcext:value-type="float">
            <text:p>319.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376.82" calcext:value-type="float">
            <text:p>2376.82</text:p>
          </table:table-cell>
          <table:table-cell office:value-type="float" office:value="318.352" calcext:value-type="float">
            <text:p>318.352</text:p>
          </table:table-cell>
        </table:table-row>
        <table:table-row table:style-name="ro1">
          <table:table-cell office:value-type="string" calcext:value-type="string">
            <text:p>korytarz3.pgm</text:p>
          </table:table-cell>
          <table:table-cell office:value-type="string" calcext:value-type="string">
            <text:p>rrt-star</text:p>
          </table:table-cell>
          <table:table-cell office:value-type="float" office:value="69.9906" calcext:value-type="float">
            <text:p>69.9906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9.067" calcext:value-type="float">
            <text:p>239.067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2526.87" calcext:value-type="float">
            <text:p>2526.87</text:p>
          </table:table-cell>
          <table:table-cell office:value-type="float" office:value="513.82" calcext:value-type="float">
            <text:p>513.82</text:p>
          </table:table-cell>
        </table:table-row>
        <table:table-row table:style-name="ro1">
          <table:table-cell table:number-columns-repeated="6"/>
          <table:table-cell table:formula="of:=AVERAGE([.G1:.G1528])" office:value-type="float" office:value="2505.85460666666" calcext:value-type="float">
            <text:p>2505.85460666666</text:p>
          </table:table-cell>
          <table:table-cell table:formula="of:=AVERAGE([.H1:.H1528])" office:value-type="float" office:value="356.692913333333" calcext:value-type="float">
            <text:p>356.69291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7:38:36.100420749</dc:date>
    <meta:editing-duration>PT1M41S</meta:editing-duration>
    <meta:editing-cycles>1</meta:editing-cycles>
    <meta:document-statistic meta:table-count="1" meta:cell-count="12002" meta:object-count="0"/>
    <meta:generator>LibreOffice/6.0.7.3$Linux_X86_64 LibreOffice_project/00m0$Build-3</meta:generator>
  </office:meta>
</office:document-meta>
</file>